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477.tif.large.jpg </text:p>
      <text:p text:style-name="P1">%----------------------------------------------------------- </text:p>
      <text:p text:style-name="P1"><text:s/>Chrysta (St. 1.) Japoštolzke skutki. knjebjuztpiće. 171 zow je, kotrež Jezus je činił, wot |zo swět tych knihow njeby wopšikotrychž, hdy by dyrbjało jene za druhim pisane być, mam ja za to, jał, kiž bychu napisane byłe. (Hamjeń.) St. 20, 30. Druhi dźěl ewangelija swj. Lukaša, skutki swjatych japoštołow. Prěni staw. Chrysta k njebjuztpiće. Matthiasowe powołanje k japoštołzkemu zaztojnztwu. Tekst na Bože spěće. III. </text:p>
      <text:p text:style-name="P1">1. Prěńšu ryč sym ja derje sčinił, luby Theophile, wot wšitkeho teho, štož Jezus je započał činić a tež wučić, </text:p>
      <text:p text:style-name="P1">2. Hač do teho dnja, hdyž wón horje wzaty bu, jako tym japoštołam (kotrychž wón wuzwolił běše) přikaznju dał bě přez swjateho Ducha, </text:p>
      <text:p text:style-name="P1">3. Kotrymž wón tež po swojim ćerpjenju so žiwy zjewił běše přez wšelke wopokazanje a da so jim widźeć na štyrcyći dnjow a rěčeše z nimi wot Božeho kralestwa. Łuk. 17, 20. 21. Rom. 14, 17. </text:p>
      <text:p text:style-name="P1">4. A jako jich zhromadźił běše, přikaza wón jim, zo bychu z Jerusalema njekhodźili, ale čakali na Wótcowe slubjenje, kotrež (dźeše wón) sće słyšeli wote mnje. Luk. 24, 49. Jan. 15, 26. </text:p>
      <text:p text:style-name="P1">5. Přetož Jan je z wodu křćił; ale wy dyrbiće ze swjatym Duchom kšćeni być, nic dołho po tych dnjach. Mat. 3, 11. Mark. 1, 8. Łuk. 3, 16. Jap. zk. 2, 2. St. 11, 16. St. 13, 24. St. 19, 4. </text:p>
      <text:p text:style-name="P1">6. Ći pak, kiž hromadu přišli běchu, prašachu jeho a dźachu: Knježe, budźeš ty na tón čas zaso postajić Israelske kralestwo? Luk. 24, 21. </text:p>
      <text:p text:style-name="P1">7. Wón pak dźeše k nim: Wam njesłuša wjedźić čas abo štundu, kotruž tón Wóćez do swojeje mocy sam połožił je; </text:p>
      <text:p text:style-name="P1">8. Ale wy budźeće tu móc teho swjateho Ducha dostać, kotryž na was přińć budźe, a budźeće moji swědkojo nic jeno we Jerusalemje, ale tež w cyłym židowskim a Samariskim kraju a hač do kónca zemje. </text:p>
      <text:p text:style-name="P1">9. Jako wón to běše prajił, bě wón horje zběhnjeny, zo woni to widźichu, a mróčel wza jeho před jich wočomaj preč. Mark. 16, 19. Luk. 24, 51. </text:p>
      <text:p text:style-name="P1">10. A jako woni za nim hladachu w jeho horjeztpiću do njebjes, hlaj, tuž steještaj při nich dwaj muskaj w běłej drasće, Luk. 24, 4: Jan. 20, 12. </text:p>
      <text:p text:style-name="P1">11. Kotrajž tež dźeštaj: Wy Galilejzzzy mužojo, što wy stejo do njebjes hladaće? Tón Jezus, kiž je wot was horje wzaty do njebjes, budźe tak přińć, kaž jeho widźili sće k njebjesam horje ztpić.) Łuk. 21, 27. 1 Thes. 4, 16. </text:p>
      <text:p text:style-name="P1">12. Tehdy wróćichu so woni do Jerusalema, z hory, kotrejž rěkaju wolijowa hora, kotraž je blisko při Jerusalemje a leži sobotny puć wot města. Luk. 24, 50. 51. 52. </text:p>
      <text:p text:style-name="P1">13. A jako běchu nutř zašli, dźěchu woni horje na łubju, hdźež pšebywachu Pětr a Jakub, Jan a Handrij, Philipp a Tomaš, Bartrom a Matthej, Jakub, Alfeowy syn, a Šiman želotes a Judaš Jakubowy. Mat. 10, 2. </text:p>
      <text:p text:style-name="P1">14. Ći sami wšitcy běchu stajnje zhromadźeni w jenej mysli na modlitwje a próstwje, ze žonami a z Marju, tej maćerju Jezusowej, a z jeho bratrami. St. 2, 1. 422. St. 4, 24. Tekst na njedźelu Exaudi. lII. </text:p>
      <text:p text:style-name="P1">15. A w tych dnjach postanu Pětr srjedźa bjez tymi pósłami (mjenow </text:p>
      <text:p text:style-name="P2"><text:s/></text:p>
      <text:p text:style-name="P1">%----------------------------------- </text:p>
      <text:p text:style-name="P1">% https://digital.slub-dresden.de/data/kitodo/BibltojeZ_478590679/BibltojeZ_478590679_tif/jpegs/00001478.tif.large.jpg </text:p>
      <text:p text:style-name="P1">%----------------------------------------------------------- </text:p>
      <text:p text:style-name="P1"><text:s/>172 Matthiasowe powołanje. Fapoštolzke (1. 2. zt.) Wuleće swj. Ducha. pak teho luda běše hromadźe na sto a dwacyći) a dźeše: </text:p>
      <text:p text:style-name="P1">16. Wy mužojo a bratřa, to pismo dyrbješe dopjelnjene być, kotrež prjedy prajił je tón swjaty Duch přez Dawidowy rt, wot Judaša, kiž tych wjedźeše, kotřiž Jezusa jimachu. Pz. 41, 10. Jan. 18, 3. </text:p>
      <text:p text:style-name="P1">17. Přetož wón bě bjez nas rachnowany a běše tón hamt z nami dóstał. Luk. 6, 16. </text:p>
      <text:p text:style-name="P1">18. A tón je zwar rolu warbował za tu njeprawu mzdu a je so wobwjesył a je so srjedźa rospuknuł a wšitke swoje črjewa wukidał. Sach. 11, 13. Mat: 27, 5. </text:p>
      <text:p text:style-name="P1">19. A to je zjewjene wšitkim, kiž we Jerusalemje bydla, tak zo ta sama rola mjenowana budźe po jich rěči Hakeldama, to je krwawna rola. Mat. 27, 7. 8. </text:p>
      <text:p text:style-name="P1">20. Přetož pisane steji w pzalmzkich knihach: Jich wobydlenje dyrbi puste być a njebudźe nichtó w nim bydlić a jeho bizkopztwo dyrbi druhi dostać. Pz. 69, 26. Pz. 109, 8. </text:p>
      <text:p text:style-name="P1">21. Teho dla so słuša, zo wot tych mužow, kotřiž při nas byli su tón cyły čas, w kotrymž tón Knjez Jezus bjez nami je won a nutř khodźił, </text:p>
      <text:p text:style-name="P1">22. Počawši wot Janoweje kšćenizy hač na tón dźeń, kotryž wón wot nas horje wzaty je, jedyn bjez nimi wuzwoleny budźe, kiž by swědk jeho horjeztaća z nami był. </text:p>
      <text:p text:style-name="P1">23. A woni poztajichu dweju, Jozepha, z mjenom Barzabasa, z pšimjenom Juzta, a Matthiasa; </text:p>
      <text:p text:style-name="P1">24. Modlachu so a dźachu: Knježe, kiž ty wšitkich wutroby znaješ, pokaž jeneho, kotrehož ty wuzwolił sy bjez tymaj dwěmaj, Pj. 7, 10. </text:p>
      <text:p text:style-name="P1">25. So by dóstał tu słužbu a japoštołzki hamt, wot kotrehož Judaš je wotztupił, ducy na swoje miězto. </text:p>
      <text:p text:style-name="P1">26. A woni losowachu nad nimaj; a lós padźe na Matthiasa, a wón bu pširachnowany k tym jědnaće japoštołam.) Přisł. 16, 33. </text:p>
      <text:p text:style-name="P1">2. staw. Wuleće swjateho Ducha, wot Pětra z wužitnym prědowanjom zamolwjene. Sćenje a tekst III na swjatočničku. </text:p>
      <text:p text:style-name="P1">1. A jako tón dźeń tych swjatkow dopjelnjeny běše, běchu woni wšitcy w jenej mysli hromadźe. St. 1, 14. </text:p>
      <text:p text:style-name="P1">2. A sta so nahle šumjenje z njebjes, jako mózneho wětra, a napjelni tón cyły dom, w kotrymž sedźichu. </text:p>
      <text:p text:style-name="P1">3. A jazyki běchu nad nimi rosdźělene k wohladanju, jako bychu wohenjowe byłe. A wón synu so na kóždeho bjez nimi; Mat. 3, 11. Mark. 1, 8. Luk. 3, 16. </text:p>
      <text:p text:style-name="P1">4. A buchu wšitcy połni swjateho Ducha a počachu rěčeć z druhimi jazykami, kaž jim tón Duch da wuryčeć. St. 1, 5. St. 10, 44. St. 11, 15. St. 19, 6. </text:p>
      <text:p text:style-name="P1">5. Pšebywachu pak židźi we Jerusalemje, ći běchu bohabojazni mužojo ze wšeho luda, kiž pod njebjom je. </text:p>
      <text:p text:style-name="P1">6. A hdyž so tón hłós sta, zeńdźe so ta zhromadźizna a změša so; dokelž kóždy słyšeše, zo z jeho rěču ryčachu. Scht. 7. 12. </text:p>
      <text:p text:style-name="P1">7. Woni pak wšitcy buchu zatorhnjeni, dźiwachu so a dźachu bjez sobu: Njejsu, hlaj, ći wšitcy, kiž ryča, Galilejscy? Scht. 6. 12. </text:p>
      <text:p text:style-name="P1">8. Kaha dha zo my jich słyšimy kóždy po swojej rěči, w kotrejž narodźeni smy? </text:p>
      <text:p text:style-name="P1">9. Partzzy a Medizzy a Elamitizzy a kiž my bydlimy w Mezopotamzkej, Zidowzkej a Kappadozizkej, Pontizkej a Azizkej, </text:p>
      <text:p text:style-name="P1">10. Phrigizkej a Pamphilizkej, Egiptowzkej a na stronach Libizkeje, při Kirenzkej, a kotřiž my smy zuzomnizy z Roma, </text:p>
      <text:p text:style-name="P1">11. Židźa a kiž smy k židowskej wěrje pšiztupili, Kretizzy a Arabizzy; my jich słyšimy, zo z na</text:p>
      <text:p text:style-name="P2"><text:s/></text:p>
      <text:p text:style-name="P1">%----------------------------------- </text:p>
      <text:p text:style-name="P1">% https://digital.slub-dresden.de/data/kitodo/BibltojeZ_478590679/BibltojeZ_478590679_tif/jpegs/00001479.tif.large.jpg </text:p>
      <text:p text:style-name="P1">%----------------------------------------------------------- </text:p>
      <text:p text:style-name="P1"><text:s/>Přez Pětrowe (St. 2.) skutki. prědowanje šimi jazykami ryča te wulke dźiwy Bože. </text:p>
      <text:p text:style-name="P1">12. Woni pak wšitcy buchu zatorhnjeni a njewědźachu, na čim su, a dźachu jedyn k druhemu: Što zechze z teho być? Scht. 6. 7. </text:p>
      <text:p text:style-name="P1">13. Druzy pak so jim smějachu a dźachu: Woni su so w słódkim winje wopili. Sćenje a tekst III na 2. swjedźeń swjatkow. </text:p>
      <text:p text:style-name="P1">14. [Tuž poztaže Pětr z tymi jědnaće, pozběže swój hłós a rěčeše k nim: Wy Židźa, lubi mužojo, a wy wšitcy, kiž wy we Jerusalemje bydliće, to budź wam zjewjene a zapšimńće te moje słowa z wašimaj wušomaj. </text:p>
      <text:p text:style-name="P1">15. Přetož tući njejsu pjeni, jako so wam zda; dokelž nětk je tzeća štunda teho dnja; </text:p>
      <text:p text:style-name="P1">16. Ale to je, štož přez profeta Joela prjedy je připowědane: </text:p>
      <text:p text:style-name="P1">17. A budźe so stać w poslenich dnjach, praji Bóh, ja chcu wuleć wot mojeho Ducha na wšitko ćěło; a waši synojo a dźowki budźa wěšćić, a waši młodźenzy budźa widźenja widźeć, a waši starši budźa sony měć; Joel. 2, 28. St. 21, 9. </text:p>
      <text:p text:style-name="P1">18. Tež na mojich wotročkow a na moje dźowki chcu ja w tych samych dnjach wot mojeho Ducha wuleć, a woni budźa wěšćić. </text:p>
      <text:p text:style-name="P1">19. A ja chcu dźiwy činić horjekach na njebju a zejchi delekach na zemi, krej a woheń a paru dymowu; </text:p>
      <text:p text:style-name="P1">20. Ssłónzo budźe so pšewobroćić do ćěmnosće a měsaz do krwě, prjedy dyžli tón wulki a zjawny dźeń teho Knjeza přińdźe; </text:p>
      <text:p text:style-name="P1">21. A budźe so stać, zo kóždy, štóž so k temu mjenu teho Knjeza woła, budźe zbóžny. Rom. 10, 13. </text:p>
      <text:p text:style-name="P1">22. Wy mužojo Jzraelzzy, słyšće tute słowa: Jezusa Nacarenskeho, muža wot Boha bjez wami ze skutkami a dźiwami a zejchami wopokazaneho, kotrež Bóh přez njeho činješe bjez wami (kaž tež wy to sami wěsće), St. 10, 38. </text:p>
      <text:p text:style-name="P1">23. Teho (z wobzanknjenej radu a z prjedywjedźenjom Božim podateho) sće wy wzali přez rucy tych njeprawych, a sće jeho pšibili a morili. St. 4, 29. Luk. 22, 22. </text:p>
      <text:p text:style-name="P1">24. Teho je Bóh zbudźił, roswjazawši te bolozće teje smjerće; přetož móžno njeběše, zo wón wot njeje mohł dźeržany być. St. 3, 15. </text:p>
      <text:p text:style-name="P1">25. Přetož Dawid praji wot njeho: Ja sym teho Knjeza kóždy čas před mojej woči ztajił; přetož wón je mi na prawicy, zo bych njebył hnuty; Pz. 16, 8 a. </text:p>
      <text:p text:style-name="P1">26. Teho dla zwjeseli so moja wutroba a mój jazyk so zraduje; přetož moje ćěło budźe wotpočować w nadźiji; </text:p>
      <text:p text:style-name="P1">27. Přetož ty njebudźeš moju dušu w heli wostajić, ani tež njebudźeš dopušćić, zo by twój swjaty to zahinjenje widźił. </text:p>
      <text:p text:style-name="P1">28. Ty sy mi k wědźenju činił puće teho žiwjenja, ty budźeš mje napjelnić z wjesołosću před swojim wobličom. </text:p>
      <text:p text:style-name="P1">29. Wy mužojo, lubi bratřa, njech ja khroble k wam rěču wot patriarchi Dawida: Wón je wumrěł a pohrjebany, a jeho row je pola nas hač do dźensnišeho dnja. 1 Kral. 2, 10. Jap. zk. 13, 36. </text:p>
      <text:p text:style-name="P1">30. Jako nětk profeta běše a wjedźeše, zo jemu Bóh z pšisahu běše slubił, zo z płoda jeho ledźbow po ćěle budźe Chrystusa zbudźić a na jeho stoł sadźić; Pj. 89, 4 5. Pz. 132, 11. </text:p>
      <text:p text:style-name="P1">31. Je wón to prjedy widźił a rěčał wot teho horjestawanja Khryztusoweho, zo jeho duša w heli njeje woztajena a jeho ćěło to zhniće njeje widźiło. Pz. 16, 10. Jap. zk. 13, 35. </text:p>
      <text:p text:style-name="P1">32. Tuteho Jezusa je Bóh zbudżił, teho smy mo zoi swědkojo. St. 3, 15. </text:p>
      <text:p text:style-name="P2"><text:s/></text:p>
      <text:p text:style-name="P1">%----------------------------------- </text:p>
      <text:p text:style-name="P1">% https://digital.slub-dresden.de/data/kitodo/BibltojeZ_478590679/BibltojeZ_478590679_tif/jpegs/00001480.tif.large.jpg </text:p>
      <text:p text:style-name="P1">%----------------------------------------------------------- </text:p>
      <text:p text:style-name="P1"><text:s/>174 wobroća so 3000. Japoštolzke (2. 3. zt.) Khromy </text:p>
      <text:p text:style-name="P1">33. Nětk, dokelž wón přez tu prawizu Božu je powyšeny a dóstał tón slub teho swjateho Ducha wot Wótca, dha je wón to wulał, štož wy nětk widźiće a słyšiće. </text:p>
      <text:p text:style-name="P1">34. Přetož Dawid njeje stupił do njebjes. Wón praji pak: Tón Knjez je prajił k mojemu Knjezej: Ssyń so k mojej prawicy, Pz. 110, 1. Mat. 22, 44. 1 Kor. 15, 25. Hebr. 1, 13. </text:p>
      <text:p text:style-name="P1">35. Hač ja połožu twojich njepřećelow za podnožki twojich nohow. </text:p>
      <text:p text:style-name="P1">36. Tuž wjedź teho dla cyła Jzraelzka chěža zawěsće, zo Bóh tuteho sameho Jezusa, kotrehož wy sće křižowali, za Knjeza a Chrysta je postajił. </text:p>
      <text:p text:style-name="P1">37. Jako woni pak to słyšachu, dźěše jim to přez wutrobu a dźachu k Pětrej a k tym druhim japoštołam: Wy mužojo, lubi bratřa, što mamy činić? St. o, 6. Tekst na swjedźeń swj. Trojicy. III. </text:p>
      <text:p text:style-name="P1">38. Pětr patk dźeše k nim: Čińće pokutu a dajće so kóždy křćić na to mjeno Jezom Chrysta k wodaću tych hrěchow; dha budźeće dostać tón dar teho swjateho Ducha. Mat. 3, 2. Jap. zk. 19, 6. </text:p>
      <text:p text:style-name="P1">39. Přetož wam a wašim dźěćom je so to slubjenje stało a wšitkim, kiž daloko su, kotrychž Bóh, naš Knjez, budźe powołać. Joel. 2, 32. </text:p>
      <text:p text:style-name="P1">40. Tež z wjele wjazy słowami wobswědči wón a napominaše jich, rjeknywši: Dajće sebi pomhać wot tych wrótnych ludźi. </text:p>
      <text:p text:style-name="P1">41. Kotřiž teho dla jeho słowo radźi horje wzachu, su wukšćeni a buchu pšiztajeni tón samy dźeń wokoło třoch tawzynt dušow. Tekst na 1. njedźelu po swj. Trojicy. III. </text:p>
      <text:p text:style-name="P1">42. [Woni pak woztachu wobstajni we wučbje tych japoštołow a w gmejnztwje a we łamanju teho chlěba a w próstwje. Scht. 1. St. 1, 14. </text:p>
      <text:p text:style-name="P1">43. Bojosć pak tež přińdźe na wšitkich, a sta so wjele dźiwow a zejchow přez tych japoštołow. </text:p>
      <text:p text:style-name="P1">44. Wšitcy pak, kotřiž wěrjachu, běchu zhromadźeni a mějachu wšitko přez jene. St. 4, 32. </text:p>
      <text:p text:style-name="P1">45. A předawachu swoje kubła a žiwnosće a dźělachu je bje wšitkich, za tym hač komu potrjebne běše. </text:p>
      <text:p text:style-name="P1">46. A běchu wšědnje a stajnje hromadźe we jenej mysli w templu, łamachu tón chlěb tam a sem w domach, wzachu jědź z wjesołosću a z pokojnozću teje wutroby; St. 20, 7. </text:p>
      <text:p text:style-name="P1">47. Chwalachu Boha a mějachu hnadu pola cyłeho luda. Tón Knjez pak pšida wšědnje tej cyrkwi, kotřiž buchu zbóžni.) St. 4, 4. St. 5, 14. St. 11, 21. </text:p>
      <text:p text:style-name="P1">3. staw. Pětrowy dźiw na khromym a prědowanje wo Chrystusu k pokuće. Tekst na 2. njedźelu po swj. Trojicy. III. </text:p>
      <text:p text:style-name="P1">1. Pětr pak a Jan dźěštaj horje hromadźe do templa w dźewjatej štundźe, hdyž so k Bohu modlachu. </text:p>
      <text:p text:style-name="P1">2. A běše jedyn muž, khromy wot swojeje maćerje žiwota hew, a da so nosyć, kotrehož sadźachu wšědnje před durje teho templa, kotrymž rěkachu te rjane, zo by prosył smilny dar wot tych, kotřiž do templa chodźachu. St. 8, 7. St. 14, 8. </text:p>
      <text:p text:style-name="P1">3. Jako tón wuhlada Pětra a Jana, zo chzyštaj hić do templa, prošeše wón jeju pře smilny dar. </text:p>
      <text:p text:style-name="P1">4. Pětr pak pohlada na njeho z Janom a dźeše: Pohladaj na naju! </text:p>
      <text:p text:style-name="P1">5. A wón na njeju pohlada, nadźiwši so, zo budźe něšto wot njeju dostać. </text:p>
      <text:p text:style-name="P1">6. Pětr pak dźeše: Sslěboro a złoto ja nimam; štož pak mam, to same ći dam: W mjenje Jezom Chrysta, teho Nacarenskeho, postań a chodź! St. 14, 9. 10. </text:p>
      <text:p text:style-name="P1">7. A zapšijawši jeho za jeho prawu ruku pozběže jeho. A hny</text:p>
      <text:p text:style-name="P2"><text:s/></text:p>
      <text:p text:style-name="P1">%----------------------------------- </text:p>
      <text:p text:style-name="P1">% https://digital.slub-dresden.de/data/kitodo/BibltojeZ_478590679/BibltojeZ_478590679_tif/jpegs/00001481.tif.large.jpg </text:p>
      <text:p text:style-name="P1">%----------------------------------------------------------- </text:p>
      <text:p text:style-name="P1"><text:s/>wustrowjeny. (St 3.) skutki. Prědowanje wo Chrystusu. 175 dom buchu wobtwjerdźene jeho nohi a kosće; Mat. 8, 15. St. 9, 25. </text:p>
      <text:p text:style-name="P1">8. A wón pozkočiwši stanu a chodźeše a dźěše z nimaj do templa, chodźeše a zkakaše a chwaleše Boha. Jez. 35, 6. </text:p>
      <text:p text:style-name="P1">9. A wšitkón lud widźeše jeho, zo chodźeše a chwaleše Boha; </text:p>
      <text:p text:style-name="P1">10. A póznachu jeho, zo wón tón běše, kotryž na jałmožinu sedźeše před tymi rjanymi durjemi teho templa; a buchu napjelnjeni ze ztrachom a z dźiwom na tym, štož so jemu stało běše.) </text:p>
      <text:p text:style-name="P1">11. Jako pak so tón wustrowjeny khromy dźeržeše k Pětrej a k Janej, zběža so k njemu wšitkón lud do pšitwarka, kotremuž rěkachu Salomonowuy, a dźiwachu so. St. 5, 12. </text:p>
      <text:p text:style-name="P1">12. Jako to pak Pětr widźeše, wotmołwi wón ludu: Wy mužojo Jzraelzzy, što so temu dźiwaće? Abo što na naju hladaće, jako byłaj mój přez naju móc a zasłužbu činiłaj, zo tón chodźi? </text:p>
      <text:p text:style-name="P1">13. Bóh Abrahama, Izaaka a Jakuba, Bóh našich wótcow, je překrasnił swojeho Syna Jezusa, kotrehož wy sće podali a zaprěli před Pilatom, kotryž sudźeše, zo by pušćeny był. 2 mójz. 3, 6. 15. 16. Jap. zk. 5, 30. St. 2, 23. St. 7, 52. </text:p>
      <text:p text:style-name="P1">14. Wy sće pak teho swjateho a praweho zaprěli a prošešće, zo by wam tón mordar k lubosći daty był; Mat. 27, 20. 21. Mark. 15, 11. Luk. 23, 18. Jan. 18, 14. </text:p>
      <text:p text:style-name="P1">15. Ale teho Knjeza teho žiwjenja sće wy morili, kotrehož je Bóh zbudźił wot morwych. Teho smy my swědkojo. St. 2, 24. 32. St. 4, 10. St. 10, 40. St. 13, 80. 34. St. 17, 31. Rom. 4, 24. St. 8, 11. 1 Kor. 6, 14. St. 15, 4. 15. 2 Kor. 4, 14. </text:p>
      <text:p text:style-name="P1">16. A přez tu wěru na jeho mjeno je wón na tym, kotrehož wy widźiće a znajeće, wobtwjerdźił swoje mjeno; přetož ta wěra, kotraž přez njeho je, je dała temu tu połnu ztrowozć před wami wšitkimi. </text:p>
      <text:p text:style-name="P1">17. Ale nětk, lubi bratřa, ja wěm, zo sće to z njewědomnozću činili, jako tež waši wyši. </text:p>
      <text:p text:style-name="P1">18. Bóh pak, štož wón přez rt wšitkich swojich profetow je prjedy powědźił, zo Chrystus ćerpić ma, to je wón tak dopjelnił. </text:p>
      <text:p text:style-name="P1">19. Teho dla pokućejće a wobroćće so, zo bychu waše hrěchi zahubjene byłe; St. 2, 38. </text:p>
      <text:p text:style-name="P1">20. So by přišoł čas teho wokšewjenja wot wobliča teho Knjeza, hdyž budźe pósłać teho, kiž wam prjedy pšipowjedany je, Jezom Chrysta, Dan. 7, 22. 27. Rom. 8, 21. Zjew. 20, 6. </text:p>
      <text:p text:style-name="P1">21. Kotryž ma te njebjesa nutř wzać, hač do časa zasopoztajenja wšitkich wěcow, kotrež Bóh rěčał je přez rt wšitkich swojich swjatych profetow, wot spočatka teho swěta. Tekst na 4. njedźelu adwenta. IV. </text:p>
      <text:p text:style-name="P1">22. Mójzas je derje k tym wótcam rěčał: Profeta budźe wam zbudźić tón Knjez waš Bóh z wašich bratrow, jako mje; teho maće wy posłuchać we wšitkim, štož wón k wam rěčeć budźe; 5 Mójz. 18, 15. </text:p>
      <text:p text:style-name="P1">23. A to so budźe stać, zo kóžda duša, kotraž njebudźe posłuchać teho sameho profeta, budźe wutupjena z teho luda. </text:p>
      <text:p text:style-name="P1">24. Přetož tež wšitcy profetojo <text:s/>wot Samuela hew a potom, kaž wjele jich je ryčało, su pšipowjedali te same dny. </text:p>
      <text:p text:style-name="P1">25. Wy sće synojo tych profetow a teho zakonja, kotryž Bóh je sčinił z našimi wótzami, ryčawši k Abrahamej: A w twojim symjenju budźa žohnowane wšitke narody teje zemje. 1 Mójz. 12, 3. St. 22, 18. </text:p>
      <text:p text:style-name="P1">26. Wam je najprjedy Bóh zbudźił swoje dźěćo Jezusa a jeho pósłał, zo by was žohnował, zo by so kóždy wobroćił wot swojich złózćow.) St. 13, 46. </text:p>
      <text:p text:style-name="P2"><text:s/></text:p>
      <text:p text:style-name="P1">%----------------------------------- </text:p>
      <text:p text:style-name="P1">% https://digital.slub-dresden.de/data/kitodo/BibltojeZ_478590679/BibltojeZ_478590679_tif/jpegs/00001482.tif.large.jpg </text:p>
      <text:p text:style-name="P1">%----------------------------------------------------------- </text:p>
      <text:p text:style-name="P1"><text:s/>176 Japoštołow pšezćěhanje. Japoštołzke (4. zt.) Samolwjenje před radu. </text:p>
      <text:p text:style-name="P1">4. staw. Japoštołow pšezćěhanje, wěrjazych zhromadne modlenje, khodźenje a zadźerženje. </text:p>
      <text:p text:style-name="P1">1. Jako wonaj pak k ludu ryčeštaj, přistupichu k nimaj ći měšnicy a teho templa hejtman a ći Sadduzejzzy, Luk. 22, 4. 52. </text:p>
      <text:p text:style-name="P1">2. (Tych mjerzaše, zo wonaj lud wučeštaj a pšipowjedaštaj we Jezusu to horjestaće tych morwych), </text:p>
      <text:p text:style-name="P1">3. A kładźichu rucy na njeju a podachu jeju do jastwa hač do jutzišeho dnja; přetož nětk běše wječor. </text:p>
      <text:p text:style-name="P1">4. Ale wjele wot tych, kotřiž to słowo słyšachu, wěrjachu; a tych muskich bu wokoło pjeć tawzyntow. St. 2, 47. </text:p>
      <text:p text:style-name="P1">5. A sta so nazajtra, zo so zhromadźichu jich wyši a starši a pismawučeni do Jerusalema: </text:p>
      <text:p text:style-name="P1">6. Hanas, tón wyši měšnik, a Kajphas, Jan a Alexander, a kaž wjele jich běše z rodu wyšeho miěšnika; St. 5, 17. Luk. 3, 2. </text:p>
      <text:p text:style-name="P1">7. A poztajichu jeju bjez so a prašachu: S kajkeje mocy abo w kotrym mjenje staj wój to činiłaj? Mat. 21, 23. Tekst na 3. njedźelu po swj. Trojicy. IlI. </text:p>
      <text:p text:style-name="P1">8. [Tuž rjeknu k nim Pětr, połny swjateho Ducha: Wy wyši teho luda a starši Jzraelzzy! Luk. 12, 11. </text:p>
      <text:p text:style-name="P1">9. Jeli zo mój dźens budźemój sudźenaj teje dobroty dla, kotruž mój na tym bědnym smój činiłaj, přez kotruž wón je wustrowjeny; Jan. 10, 32. </text:p>
      <text:p text:style-name="P1">10. Dha budź wam a wšitkemu ludu Jzraelzkemu wědomne, zo w tym mjenje Jezom Chrysta teho Nacarenskeho, kotrehož Bóh wot morwych je zbudźił, přez teho steji tón před wami strowy. St. 3, 15. </text:p>
      <text:p text:style-name="P1">11. Tón samy je tón kamjeń, wot was ćěslow zaćisnjeny, kotryž róžkny kamjeń je sčinjeny. Pj. 118, 22. Jez. 28, 16. Mat. 21, 42. Luk. 20, 17. Rom. 9, 33. 1 Pětr. 2, 7. </text:p>
      <text:p text:style-name="P1">12. A njeje w žanym druhim ta zbóžnosć; tež njeje žane druhe mjeno pod njebjom date tym čłowjekam, w kotrymž my móhli zbóžni być. Mat. 1,21. </text:p>
      <text:p text:style-name="P1">13. Woni pak pohladachu na Pětra a Jana khrobłozć a wědźachu, zo staj njewučenaj a njewuztataj čłowjekaj; tuž so dźiwachu; přetož woni jeju derje znajachu, zo staj při Jezusu byłaj. </text:p>
      <text:p text:style-name="P1">14. Teho čłowjeka pak tež widźichu při nimaj stejo, kotryž běše wustrowjeny, a njemějachu ničo přećiwo rěčeć. St. 3, 8. 9. </text:p>
      <text:p text:style-name="P1">15. Pšikazachu pak jimaj, zo byštaj won wuztupiłaj z rady, a dźeržachu radu bjez sobu, </text:p>
      <text:p text:style-name="P1">16. A dźachu: Što chcemy tymaj člowjekomaj činić? dokelž jeju zjawny zejch, kotryž přez njeju so bě stał, wšitkim wobydlnikam we Jerusalemje je znajomny a my to zaprěć njemóžemy. </text:p>
      <text:p text:style-name="P1">17. Ale zo by ta wěc dale bjez ludźi njebyła rosnjesena, zakažmy jimaj surowje, zo byštaj wjazy wot teho mjena žanemu čłowjekej njeprajiłaj. St. 5, 28. </text:p>
      <text:p text:style-name="P1">18. A zawołachu jeju, zakazachu jimaj, zo njebyštaj nihdy ničo ryčałaj ani wučiłaj we Jezusowym mjenje. </text:p>
      <text:p text:style-name="P1">19. Pětr a Jan pak wotmołwištaj jim a dźeštaj: Ssudźće wy sami, hač před Bohom je prawje, zo bychmój mój was bóle posłuchałaj, dyžli Boha? St. 5, 29. </text:p>
      <text:p text:style-name="P1">20. Mój so wšak teho njemóžemój wostajić, zo bychmój njeryčałaj, štož smój widźiłaj a słyšałaj. </text:p>
      <text:p text:style-name="P1">21. Ale woni jimaj hrožachu a pušćichu jeju a njenamakachu ničo, kak bychu jeju čwilowali, luda dla; přetož wšitcy chwalachu Boha za to, štož so běše stało. </text:p>
      <text:p text:style-name="P1">22. Přetož tón čłowjek běše přez štyrcyći lět stary, na kotrymž so tón zejch teho wuztrowjenja běše stał.) </text:p>
      <text:p text:style-name="P2"><text:s/></text:p>
      <text:p text:style-name="P1">%----------------------------------- </text:p>
      <text:p text:style-name="P1">% https://digital.slub-dresden.de/data/kitodo/BibltojeZ_478590679/BibltojeZ_478590679_tif/jpegs/00001483.tif.large.jpg </text:p>
      <text:p text:style-name="P1">%----------------------------------------------------------- </text:p>
      <text:p text:style-name="P1"><text:s/>Wěrjazych zadźerženje. (St. 4. 5.) skutki. Ananias 177 Tekst na 4. njedźelu po swj. Trojicy. III. </text:p>
      <text:p text:style-name="P1">23. A jako nětk preč pušćenaj běštaj, přińdźeštaj wonaj k tym swojim a pšipowjedaštaj jim, štož jimaj ći wyši měšnicy a starši běchu prajili. St. 1, 13. </text:p>
      <text:p text:style-name="P1">24. Jako woni to słyšachu, pozběžechu woni swój hłós w jenej mysli k Bohu a dźachu: Knježe, ty sy tón Bóh, kiž činił sy njebjo a zemju a morjo a wšitko, štož w nich je; 1 Mójz. 1, 1. Jez. 37, 16. </text:p>
      <text:p text:style-name="P1">25. Kiž sy přez rt Dawida, swojeho wotročka, prajił. Čoho dla złobja so póhanjo, a ludźo wumysla sebi prózne ryče? Pz. 2, 1. </text:p>
      <text:p text:style-name="P1">26. Kralojo teje zemje pšiztupja, a knježa zkładuja hromadźe radu přećiwo temu Knjezej a jeho Chrystusu. </text:p>
      <text:p text:style-name="P1">27. Zawěrnje haj, woni su so zhromadźili w tutym měsće na twoje swjate dźěćo Jezusa, kotrehož ty žałbował sy, Herodas a Pontius Pilatus z póhanami a z Jzraelzkim ludom, </text:p>
      <text:p text:style-name="P1">28. So bychu činili, štož twoja ruka a twoja rada je prjedy poztajiła, zo by so stało. St. 2, 23. </text:p>
      <text:p text:style-name="P1">29. A nětk, Knježe, pohladaj na jich hroženja a daj swojim słužomnikam, zo bychu ze wšej khrobłozću twoje słowo ryčeli, St. 13, 46. St. 14, 3. </text:p>
      <text:p text:style-name="P1">30. A rospšeztrě) swoju ruku, zo bychu wustrowjenje a zejchi a dźiwy so stałe přez to mjeno twojeho swjateho dźěsća Jezusa. </text:p>
      <text:p text:style-name="P1">31. A hdyž so woni běchu modlili, zarža to město, na kotrymž běchu zhromadźeni; a buchu napjelnjeni wšitcy ze swjatym Duchom a ryčachu to słowo Bože z khrobłozću.) St. 2, 2. St. 16, 26. </text:p>
      <text:p text:style-name="P1">32. A teje zhromadźizny tych wěrjazych běše jena wutroba a duša; a žadyn njepraješe wot swojich žiwnozćow, zo jeho su, ale wšitko mějachu přez jene. St. 1, 14. | 83. A z wulkej mozu dawachu ći japoštoli swědčenje wot teho horjeztaća teho Knjeza Jezusa, a běše wulka hnada nad nimi wšitkimi. St. 1, 22. St. 2, 24. </text:p>
      <text:p text:style-name="P1">34. Tež njebě žadyn bjez nimi, zo by potrjebny był; přetož tak wjele hač jich běše, kotřiž role abo chěže mějachu, pšedachu je a přinjesechu te pjenjezy za to, štož běchu pšedali, St. 2, 45. </text:p>
      <text:p text:style-name="P1">35. Kładźechu je k noham tych japoštołow a rosdawachu kóždemu, štož jemu běše potrjebne. 5 Mójz. 15, 11. </text:p>
      <text:p text:style-name="P1">36. Jozes pak, kiž wot japoštołow běše Barnabas mjenowany (to budźe wukładźene: syn teho trošta), Lewita z roda, Ziprizki, </text:p>
      <text:p text:style-name="P1">37. Tón měješe polo, a wón předa jo, přinjese te pjenjezy a połoži je k noham tych japoštołow. </text:p>
      <text:p text:style-name="P1">5. staw. Ananiasa a Saphiry nahła smjerć, japoštołow jaztwo a wumoženje. </text:p>
      <text:p text:style-name="P1">1. Jedyn muž pak, z mjenom Ananias, ze Saphiru, swojej žonu, předa swoje kubło, </text:p>
      <text:p text:style-name="P1">2. A wza něšto wot tych pjenjez, zo jeho žona wo tym wjedźeše, a přinjese někajki kus tych samych a połoži je k noham tych japoštołow. St. 4, 37. </text:p>
      <text:p text:style-name="P1">3. Pětr pak dźeše: Ananiaso, čoho dla je zatan twoju wutrobu napjelnił, zo ty zełhaš swjatemu Duchu a wotwobroćiš něšto wot tych pjenjez za kubło? Jan. 13, 2. </text:p>
      <text:p text:style-name="P1">4. Njeje, štož sy měł, to twoje było? A jako ty jo běše pšedał, njewosta wone tež w twojej mocy? Što dha sy sebi tajku wěc w swojej wutrobje prjódkwzał? Ty njejsy čłowjekam łhał, ale Bohu. </text:p>
      <text:p text:style-name="P1">5. Jako pak Ananias te słowa wusłyša, padźe wón dele a da swojeho ducha horje. A wulki strach přińdźe na wšitkich, kotřiž to słyšachu. </text:p>
      <text:p text:style-name="P2"><text:s/></text:p>
      <text:p text:style-name="P1">%----------------------------------- </text:p>
      <text:p text:style-name="P1">% https://digital.slub-dresden.de/data/kitodo/BibltojeZ_478590679/BibltojeZ_478590679_tif/jpegs/00001484.tif.large.jpg </text:p>
      <text:p text:style-name="P1">%----------------------------------------------------------- </text:p>
      <text:p text:style-name="P1"><text:s/>178 a Saphira. Japoštolzke (5. zt.) Jaztwo japoštołow. </text:p>
      <text:p text:style-name="P1">6. A ći młodźenzy poztažechu a połožichu jeho na stronu, njesechu jeho won a pohrjebachu jeho. 3 Mójz. 10, 4. 5. </text:p>
      <text:p text:style-name="P1">7. Sta so pak po chwili, něhdźe po třoch štundach, dha přińdźe tež jeho žona nutř a njewědźeše, što so stało běše. </text:p>
      <text:p text:style-name="P1">8. A Pětr rjeknu k njej: Powjes mi, staj wój tu rolu za tak wjele pšedałaj? A wona dźeše: Haj, za tak wjele. </text:p>
      <text:p text:style-name="P1">9. Tuž dźeše Pětr k njej: Što dha staj wój so hromadźe zryčałaj, zo byštaj teho Knjeza Ducha zpytałaj? Hlaj, te nohi tych, kotřiž su twojeho muža pohrjebali, su před durjemi a budźa tebje won njezć. </text:p>
      <text:p text:style-name="P1">10. A hnydom padźe wona k jeho nohomaj a spušći ducha. A młodźenzy přińdźechu, namakachu ju morwu, wunjesechu ju a pohrjebachu ju při jeje mužu. </text:p>
      <text:p text:style-name="P1">11. A wulka strachota přińdźe na cyłu zhromadźiznu a na wšitkich, kotřiž to słyšachu. </text:p>
      <text:p text:style-name="P1">12. Sta so pak přez rucy tych japoštołow wjele zejchow a dźiwow w ludu (a běchu wšitcy we jenej mysli w Salomonowym pšitwarku. </text:p>
      <text:p text:style-name="P1">13. Tych druhich pak njesměše so žadyn k nim pšidać; přetož lud wjele do nich dźeržeše. </text:p>
      <text:p text:style-name="P1">14. Wjele pak tych so pšida, kotřiž wěrjachu do teho Knjeza, mucy a žónske); St. 2, 47. </text:p>
      <text:p text:style-name="P1">15. Tak zo tych chorych na hasy won wunjesechu a kładźechu jich na poslešća a na łóžka, tak, hdy by Pětr přišoł, zo by jeho zćěn někotreho tych samych wobzćěnił. St. 19, 11. 12. </text:p>
      <text:p text:style-name="P1">16. Tež wjele z tych wokolnych městow přińdźechu do Jerusalema a přinjesechu chorych a kotřiž wot nječistych duchow běchu čwilowani; a wšitcy buchu wustrowjeni. </text:p>
      <text:p text:style-name="P1">17. Wyši měšnik pak poztaže a wšitcy, kotřiž z nim běchu (to běše to Sadduzejzke kezaŕztwo), a buchu napjelnjeni ze zawizću, St. 4, 1. </text:p>
      <text:p text:style-name="P1">18. A kładźechu swojej rucy na tych japoštołow a podachu jich do gmejnzkeho jastwa. </text:p>
      <text:p text:style-name="P1">19. Ale jandźel teho Knjeza wotewri w nocy durje teho jastwa, wuwjedźe jich a rjeknu: St. 12,7. </text:p>
      <text:p text:style-name="P1">20. Dźiće a ztupće a ryčće w templu k ludu wšitke te słowa teho žiwjenja. Jan. 12, 50. </text:p>
      <text:p text:style-name="P1">21. Jako woni to słyšachu, dźěchu woni při switanju do templa a wučachu. Přińdźe pak wyši měšnik a ći, kiž při nim běchu, zawołachu radu a wšitkich staršich tych Israelskich dźěći a pósłachu do jastwa, zo bychu woni pšiwjedźeni byli. St. 4, 5. </text:p>
      <text:p text:style-name="P1">22. A jako ći słužomnicy tam přińdźechu, njenamakachu woni jich we jaztwje a wróćichu so a připowjedachu to, </text:p>
      <text:p text:style-name="P1">23. A dźachu: Jaztwo my derje namakachmy zanknjene ze wšej swěrnozću a tych wajchtarjow wonka ztejazych před durjemi; jako my pak te same wotewrichmy, njenamakachmy žaneho nutřkach. </text:p>
      <text:p text:style-name="P1">24. Jako tu ryč słyšachu tón wyši měšnik, tón hejtman teho templa a ći druzy wyši měšnicy, njezrozumichu woni, što to z teho budźe. </text:p>
      <text:p text:style-name="P1">25. Jedyn pak přińdźe a připowědaše jim: Hlaj, ći mužojo, kotrychž sće do jastwa ćisli, su w templu, steja a wuča lud. </text:p>
      <text:p text:style-name="P1">26. Tuž woteńdźe tón hejtman ze słužomnikami a pšiwjedźe jich, nic z mozu; přetož woni so luda bojachu, zo bychu kamjenjowani byli. </text:p>
      <text:p text:style-name="P1">27. A jako jich běchu přiwjedli, poztajichu jich před radu. A wyši měšnik prašeše jich, </text:p>
      <text:p text:style-name="P1">28. A dźeše: Njejsmy my wam twjerdźe zakazali, zo byšće njewučili w tym mjenje? A hlaj, wy sće Jerusalem napjelnili z wašej </text:p>
      <text:p text:style-name="P2"><text:s/></text:p>
      <text:p text:style-name="P1">%----------------------------------- </text:p>
      <text:p text:style-name="P1">% https://digital.slub-dresden.de/data/kitodo/BibltojeZ_478590679/BibltojeZ_478590679_tif/jpegs/00001485.tif.large.jpg </text:p>
      <text:p text:style-name="P1">%----------------------------------------------------------- </text:p>
      <text:p text:style-name="P1"><text:s/>Gamalielowa rada. (St. 5. 6.) skutki. Wudźělerjo jałmožinow. 179 wučbu a chceće teho čłowjeka krej na nas přiwjesć. St. 4, 18. St. 2, 23. </text:p>
      <text:p text:style-name="P1">29. Pětr pak wotmołwi a ći japoštoli a dźachu: Bóle Boha so słuša posłuchać, dyžli čłowjekow. </text:p>
      <text:p text:style-name="P1">30. Bóh našich wótcow je zbudźił Jezusa, kotrehož wy sće skóncowali a na drjewo pójsnyli. St. 3, 15. </text:p>
      <text:p text:style-name="P1">31. Teho je Bóh přez swoju prawizu powyšił za Knjeza a za zbóžnika, zo by Jzraelej dał pokutu a wodaće tych hrěchow. St. 2, 33. </text:p>
      <text:p text:style-name="P1">32. A my smy jeho swědkojo nad tym, štož rěčimy, a tež swjaty Duch, kotrehož Bóh dał je tym, kotřiž jeho posłuchaju. Luk. 24, 418. Jan. 15, 26. </text:p>
      <text:p text:style-name="P1">33. Jako woni pak to słyšachu, mjerzaše to jich we jich wutrobach a myslachu jich morić. Tekst na 5. njedźelu po swj. Trojicy. lII. </text:p>
      <text:p text:style-name="P1">34. [Tuž poztaže w radźe jedyn tych Farizejskich, z mjenom Gamaliel, pismawučeny, wysocy waženy před wšitkim ludom, a kazaše, zo bychu ći japoštoli na mału chwilu won wuwjedźeni byli, St. 22, 3. </text:p>
      <text:p text:style-name="P1">35. A dźeše k nim: Wy mužojo Jzraelzzy, kedźbujće na tych člowjekach, što byšće měli činić. </text:p>
      <text:p text:style-name="P1">36. Před někotrymi dnjemi staže Theudas a dźeše, zo wón něšto je, a dźeržeše so k njemu na štyri sta muskich; tón je zabity, a wšitcy, kotřiž pha. nim stejachu, su rospróšeni, zo jich žadyn wjazy njeje. </text:p>
      <text:p text:style-name="P1">37. Po nim poztaže Judaš Galilejski, w času teho zapisanja, a wuwjedźe wjele luda za sobu; a tón je tež kónc wzał, a wšitcy, kiž při nim stejachu, su rospróšeni. </text:p>
      <text:p text:style-name="P1">38. A nětk wam praju: Dajće pokoj tym ludźom a pušćće jich. Přetož jeli ta rada abo tón skutk wot čłowjekow, dha budźe zahinyć. Mat. 15, 13. N.t. </text:p>
      <text:p text:style-name="P1">39. Jeli pak wot Boha, njebudźeće wy to móc skazyć, zo byšće wy snadnje namakani njebyli, jako kiž so Bohu pšećiwja. Sst. 9, 5. </text:p>
      <text:p text:style-name="P1">40. Tuž jemu prawo dachu a zawołachu tych japoštołow, šwikachu jich a zakazachu jim, zo bychu njeryčeli w mjenje Jezusowym, a pušćichu jich. St. 22, 19. </text:p>
      <text:p text:style-name="P1">41. Woni pak z wjesołosću woteńdźechu wot wobliča teje rady, zo běchu dostojni byli, jeho mjena dla hanibu ćerpić; </text:p>
      <text:p text:style-name="P1">42. A njepšeztachu kóždy dźeń w templu a po khěžach wučić a prědować to ewangelion wot Jezom Chrysta.) </text:p>
      <text:p text:style-name="P1">6. staw. Wo zaztojnikach jałmožinow; wobzkorženje Schćěpana. Tekst na 6. njedźelu po swj. Trojicy. III. </text:p>
      <text:p text:style-name="P1">1. A w tych samych dnjach, jako wučomnicy pšibjerachu, sta so mórčenje wot Grichizkich napřećiwo židam, zo jich wudowy we wšědnej słužbje zapomnjene buchu. </text:p>
      <text:p text:style-name="P1">2. Tuž zawołachu ći dwanaćo tu zhromadźiznu tych wučomnikow a dźachu: To so njesłuša, zo bychmy my so słowa Božeho woztajili a słužili k blidam. </text:p>
      <text:p text:style-name="P1">3. Teho dla, lubi bratřa, roshladajće so po sydom mužach bjez wami, kotřiž dobru chwalbu maja a su połni swjateho Ducha a mudrosće, kotrymž tu prózu bychmy poručili; 1 Tim. 3, 7. 8. </text:p>
      <text:p text:style-name="P1">4. My pak chcemy při modlitwje a při tej słužbje teho słowa wostać. </text:p>
      <text:p text:style-name="P1">5. A ta ryč so cyłej zhromadźiznje zpodobaše; a wuzwolichu Schćěpana, muža połneho wěry a swjateho Ducha, a Philippa a Prochora a Nikanora a Timona a Parmena a Mikławša Antiochizkeho, kiž k wěrje pnie běše. </text:p>
      <text:p text:style-name="P1">6. Tych wone před japoštołow 12 (93) </text:p>
      <text:p text:style-name="P2"><text:s/></text:p>
      <text:p text:style-name="P1">%----------------------------------- </text:p>
      <text:p text:style-name="P1">% https://digital.slub-dresden.de/data/kitodo/BibltojeZ_478590679/BibltojeZ_478590679_tif/jpegs/00001486.tif.large.jpg </text:p>
      <text:p text:style-name="P1">%----------------------------------------------------------- </text:p>
      <text:p text:style-name="P1"><text:s/>180 Wobzkorženje Schćěpana. Japoštolzke (6. 7. zt.) Schćěpanowe poztajichu, kotřiž so modlachu a kładźechu rucy na nich. St. 1, 24. </text:p>
      <text:p text:style-name="P1">7. A to słowo Bože rosćeše, a tych wučomnikow we Jerusalemje bu bórzy jara wjele. Tež wjele wot tych měšnikow buchu tej wěrje posłušni.) St. 19, 20. Tekst na 7. njedźelu po swj. Trojicy. lIII (a). </text:p>
      <text:p text:style-name="P1">8. Schćěpan pak, połny wěry a mocy, činješe dźiwy a wulke zejchi bjez ludom. </text:p>
      <text:p text:style-name="P1">9. Tuž ztanuchu někotři z teje šule, kotraž budźe mjenowana tych Libertinzkich a Zirenzkich a Alexandrizkich a tych, kiž z Zilizizkeje a z Azizkeje běchu, a woprašowachu so ze Schćěpanom. </text:p>
      <text:p text:style-name="P1">10. A woni njemóžachu napřećiwo stać tej mudrosći a duchu, z kotrymž wón rěčeše. </text:p>
      <text:p text:style-name="P1">11. Tuž nawučichu woni někotrych muskich, ći dźachu: My smy jeho słyšeli leztraŕzke słowa ryčo přećiwo Mójzasej a přećiwo Bohu. </text:p>
      <text:p text:style-name="P1">12. A nawabichu tón lud a tych staršich a pismawučenych; a přistupiwši k njemu toržechu jeho sobu a wjedźechu jeho před radu; </text:p>
      <text:p text:style-name="P1">13. A poztajichu falšnych swědkow, kotřiž dźachu: Tón čłowjek njepšeztanje rěčeć leztraŕzke słowa přećiwo temu swjatemu městu a zakonju; </text:p>
      <text:p text:style-name="P1">14. Přetož my smy słyšeli, zo wón praji: Jezus tón Nacarenski budźe to město rosłamać a pšełožić te wuztajenja, kotrež nam Mójzas poručił je. </text:p>
      <text:p text:style-name="P1">15. A woni pohladachu na njeho wšitcy, kiž w radźe sedźichu, a widźichu jeho wobličo, jako jandźelzke wobličo.) </text:p>
      <text:p text:style-name="P1">7. staw. Schćěpana prědowanje, martra a smjerć. </text:p>
      <text:p text:style-name="P1">1. Tuž dźeše wyši měšnik: Ma so dha to tak? </text:p>
      <text:p text:style-name="P1">2. Wón pak dźeše: Wy mužojo, lubi bratřa a wótcojo, posłuchajće. Bóh teje krasnozće je so zjewił na- šemu wótcu Abrahamej, jako wón w Mezopotamzkej běše, prjedy dyžli wón bydleše w Haranje; </text:p>
      <text:p text:style-name="P1">3. A dźeše k njemu: Wuńdź z twojeho kraja a wot twojeho pšećelztwa a dźi do kraja, kotryž ja ći pokazać budu. 1 Mójz. 12, 1. </text:p>
      <text:p text:style-name="P1">4. Tuž wón wuńdźe z Chaldejzkeho kraja a bydleše w Haranje; a wot tudy, jako jeho nan bě wumrěł, pšenjese wón jeho do teho kraja, w kotrymž wy nětk bydliće. 1 Mójz. 12, 5. St. 15, 7. </text:p>
      <text:p text:style-name="P1">5. A njeda jemu herbstwo w nim, tež nic, zo by noha naztupiła; hač wón jemu runje běše slubił, zo chce jemu tón samy dać k wobsynjenju a jeho symjenju po nim, jako hišće žaneho dźěsća njeměješe. 1 Mójz. 12, 7: St. 18, 15. St. 15, 16. </text:p>
      <text:p text:style-name="P1">6. Bóh pak tak dźeše: Twoje symjo budźe zuzomnik w cuzym kraju, a woni budźa jo do słužby postajić a zlě zadźeržeć na štyri sta lět; 1 Mójz. 15, 13. </text:p>
      <text:p text:style-name="P1">7. Ale tón lud, kotremuž budźa słužić, chcu ja sudźić, dźeše Bóh; a po tym budźa woni wuńć a mi na tutym měsće słužić; </text:p>
      <text:p text:style-name="P1">8. A da jemu zakoń teho wobrězanja. A na to tak płodźeše wón Izaaka a wobrěza jeho wosmy dźeń; a Jzaak płodźeše Jakuba, a Jakub tych dwanaće patriarchow. 1 Mójz. 17, 10. St. 21, 4. St. 25, 26. St. 29, 31 : St. 30, 5 z. </text:p>
      <text:p text:style-name="P1">9. A ći patriarchojo zawidźiwši Jozephej pšedachu jeho do Egiptowzkeje; ale Bóh běše z nim, 1 Mójz. 37, 28. St. 39, 1. </text:p>
      <text:p text:style-name="P1">10. A wumóže jeho ze wšeje jeho žałozće; a da jemu hnadu a mudrosć před Pharaonom, Egiptowzkim kralom; a tón postaji jeho za fěrštu nad Egiptowzku a nad swój cyły dom. 1 Mójz. 41, 40 x. </text:p>
      <text:p text:style-name="P1">11. Přińdźe pak drohi čas na cyłu Egiptowzku a Kananejzku zemju a wulka žałozć; tež naši </text:p>
      <text:p text:style-name="P2"><text:s/></text:p>
      <text:p text:style-name="P1">%----------------------------------- </text:p>
      <text:p text:style-name="P1">% https://digital.slub-dresden.de/data/kitodo/BibltojeZ_478590679/BibltojeZ_478590679_tif/jpegs/00001487.tif.large.jpg </text:p>
      <text:p text:style-name="P1">%----------------------------------------------------------- </text:p>
      <text:p text:style-name="P1"><text:s/>prědowanje — (St. 7.) skutki. před radu. 181 wótcojo žanu žiwnosć njenamakachu. 1 Mójz. 41, 54. </text:p>
      <text:p text:style-name="P1">12. Jako pak Jakub słyšeše, zo | we Egiptowzkej žito je, pósła wón našich wótcow k prěnjemu won. 1 Mójz. 42, 1. </text:p>
      <text:p text:style-name="P1">13. A na druhi čas bu Jozef póznaty wot swojich bratrow, a Pharaonej bu Jozefowy narod zjewjeny. 1 Mójz. 45, 4. </text:p>
      <text:p text:style-name="P1">14. Jozef pak pósła won a da swojemu nanej Jakubej k sebi přińć a wšitkemu swojemu narodej, na sydom dźesać a pjeć dušow. 1 Mójz. 45, 9. 10. </text:p>
      <text:p text:style-name="P1">15. A Jakub ćehnješe do Egiptowzkeje, a tam wumrě wón a naši wótcojo; 1 Mójz. 46, 1. St. 49, 33. </text:p>
      <text:p text:style-name="P1">16. A su pšenjeseni do Sichema a połoženi do pohrjeba, kotryž Abraham běše kupił za pjenjezy wot Hemorzkich dźěći w Sichemje. 1 Mójz. 23, 16. 17. Joz. 24, 32. </text:p>
      <text:p text:style-name="P1">17. Jako so pak tón čas teho sluba přibliža, kotryž Bóh Abrahamej běše pšisahnuł, rosćeše tón lud a pšizporješe so we Egiptowzkej, 2 Mójz. 1, 7. </text:p>
      <text:p text:style-name="P1">18. Hač druhi kral nazta, kiž Jozepha njeznaješe. </text:p>
      <text:p text:style-name="P1">19. Tón zakhadźeše lesnje z našim narodom a zadźerža našich wótcow zlě a dokonja, zo swoje dźěćatka preč ćizkać dyrbjachu, zo bychu žiwe njewoztałe. 2 Mójz. 1, 22. </text:p>
      <text:p text:style-name="P1">20. W tym času narodźi so Mójzas a běše krasne dźěćo před Bohom, kiž bu zežiwjeny na tři měsacy w swojeho nana domje. 2 Mójz. 2, 2. Hebr. 11, 23. </text:p>
      <text:p text:style-name="P1">21. Jako pak preč połoženy bu, wza jeho Pharaonowa dźowka a zežiwi jeho sebi za syna. 2 Mójz. 2, 10. </text:p>
      <text:p text:style-name="P1">22. A Mójzas bu rozwučeny we wšej Egiptowzkej mudrosći, běše mócny w słowach a w skutkach. </text:p>
      <text:p text:style-name="P1">23. Jako wón pak nětk štyrcyći lět stary bu, přińdźe jemu do myslow, zo by swojich bratrow, te Israelske dźěći, wohladał; 2 mějz. 2, 11. </text:p>
      <text:p text:style-name="P1">24. A widźiwši, zo jenemu so kšiwda sta, zaztupi wón jeho a wjeći so za teho, kotryž bjez winy ćeŕpješe, a zabi teho Egiptowzkeho. </text:p>
      <text:p text:style-name="P1">25. Wón sebi pak mysleše, zo to jeho bratřa budźa zrozumić, zo Bóh jim přez jeho rucy zbože dawa; ale woni to njezrozumichu. </text:p>
      <text:p text:style-name="P1">26. A nazajtra přińdźe wón k nim, jako so někotraj zwadźištaj,. a jednaše jeju, zo byštaj měr dźeržałaj, a dźeše: Lubaj mužej, wój staj bratraj, čoho dla dha sebi bjez sobu křiwdu činitaj? 2 Mójz. 2, 13. </text:p>
      <text:p text:style-name="P1">27. Tón pak, kiž bližšemu njeprawje činješe, wotehna jeho wot sebje a dźeše: Štó je tebje postajił na naju za wyšeho a za sudnika? </text:p>
      <text:p text:style-name="P1">28. Chceš ty mje tež zabić, jako ty wčera teho Egiptowzkeho sy zabił? </text:p>
      <text:p text:style-name="P1">29. Tuž ćeknu Mójzas na to słowo a bu zuzomnik w Midianzkim kraju, hdźež so jemu dwaj synaj narodźištaj. 2 Mójz. 2, 15. Hebr. 11, 27. </text:p>
      <text:p text:style-name="P1">30. A za štyrcyći lět zjewi so jemu w pusćinje teje hory Sinai Knjezowy jandźel we wohenjowym płomjenju z keŕka. 2 Mójz. 3, 2. 5 Mójz. 33, 16. </text:p>
      <text:p text:style-name="P1">31. Jako to pak Mójzas widźeše, dźiwaše so wón na tym widźenju. Jako wón pak přistupi, zo by jo wohladał, sta so hłós teho Knjeza k njemu: </text:p>
      <text:p text:style-name="P1">32. Ja sym tón Bóh twojich wótcow, Bóh Abrahama a Bóh Izaaka a Bóh Jakuba. Mójzas pak zarža a njesmědźeše jo wobhladać. Mat. 22, 32. </text:p>
      <text:p text:style-name="P1">33. Tón Knjez pak dźeše k njemu: Suj so ztupnje z twojich nohow; přetož to město, na kotrymž ty ztejiš, je swjata zemja. </text:p>
      <text:p text:style-name="P1">34. Ja sym derje widźił to złe 12* </text:p>
      <text:p text:style-name="P2"><text:s/></text:p>
      <text:p text:style-name="P1">%----------------------------------- </text:p>
      <text:p text:style-name="P1">% https://digital.slub-dresden.de/data/kitodo/BibltojeZ_478590679/BibltojeZ_478590679_tif/jpegs/00001488.tif.large.jpg </text:p>
      <text:p text:style-name="P1">%----------------------------------------------------------- </text:p>
      <text:p text:style-name="P1"><text:s/>182 Schćěpanowe Japoštolzke (7. zt.) prědowanje mojeho luda, kiž we Egiptowzkej je, a sym jich zdychowanje słyšał a sym nětk dele stupił, zo bych jich wumóhł. Nětk teho dla pój sem, ja chcu će do Egiptowzkeje pósłać. 2 Mójz. 3, 10. </text:p>
      <text:p text:style-name="P1">35. Teho Mójzasa, kotrehož woni zaprěchu a dźachu: Štó je će postajił za knjeza a za sudnika? teho, zo by knjez a wumožnik był, je Bóh pósłał přez jandźelzku ruku, kiž jemu so w keŕku je zjewił. 2 mMójz. 2, 14. </text:p>
      <text:p text:style-name="P1">36. Tón je jich wuwjedł a činješe dźiwy a zejchi we Egiptowzkim kraju, w čeŕwjenym morju a w pusćinje přez štyrcyći lět. 2 Mójz. 7, 10 . St. 14, 21. </text:p>
      <text:p text:style-name="P1">37. Tón je tón Mójzas, kiž dźeše k tym Jzraelzkim dźěćom: Profeta budźe wam Bóh tón Knjez zbudźić z wašich bratrow, runje jako mje, teho maće wy posłuchać. 5 Mójz. 18, 15. </text:p>
      <text:p text:style-name="P1">38. Tón je, kiž běše w tej zhromadźiznje w pusćinje z jandźelom, kiž z nim rěčeše na horje Sinai a z našimi wótzami; tón dozta to žiwe słowo Bože, zo by jo nam dał, 2 Mójz. 19, 3. </text:p>
      <text:p text:style-name="P1">39. Kotremuž nochzychu waši wótcojo posłušni być, ale wotstorčichu jeho a wobroćichu so ze swojimi wutrobami do Egiptowzkeje, </text:p>
      <text:p text:style-name="P1">40. A rjeknychu k Aaronej: Sčiń nam bohow, kotřiž bychu prjedy nas šli; přetož my njewěmy, što so stało je temu Mójzasej, kiž nas je z Egiptowzkeje zemje wuwjedł. 2 Mójz. ź2, 1. </text:p>
      <text:p text:style-name="P1">41. A sčinichu sebi w tych samych dnjach ćelo a přinjesechu wopor pšibohej a zwjeselichu so na swojich rukow dźěle. </text:p>
      <text:p text:style-name="P1">42. Bóh pak so wobroći a poda jich, zo słužachu njebjezkemu wójzku, kaž napisane steji w knihach tych profetow: Sće wy z Israelskeho doma mi hdy wopory a dary přinjesli přez te štyrcyći lět w pusćinje? Jer. 19, 13. Am. 5, 25. </text:p>
      <text:p text:style-name="P1">43. Haj, wy wzašće horje tu hětu Moloch a tu hwězdu wašeho boha Remphana, tež te znamjenja, kotrež wam sće činili, zo byšće so k nim modlili; ja chcu was teho dla zaćisnuć za Babilon. </text:p>
      <text:p text:style-name="P1">44. Při našich wótzach běše ta hěta teho swědčenja w pusćinje, kaž jich nawučił běše tón, kiž z Mójzasom rěčeše, zo by ju činił po tym znamjenju, kotrež wón widźił běše; 2 Mójz. 25, 40. St. 26, 30. Hebr. 8, 5. </text:p>
      <text:p text:style-name="P1">45. Kotruž tež wzachu naši wótcojo a přinjesechu ju z Jozuom do kraja, kotryž póhanjo wobsedźichu, kotrychž Bóh wuztorči wot wobliča našich Wótcow, hač do Davidoweho časa. Joz. 3, 14. </text:p>
      <text:p text:style-name="P1">46. Tón hnadu před Bohom namaka a prošeše, zo by město za hětu Jakubowemu Bohu namakał. 2 Sam. 7, 2. Pz. 132, 5. </text:p>
      <text:p text:style-name="P1">47. A Salomon jemu dom natwari. 1 Kral. 6, 1. </text:p>
      <text:p text:style-name="P1">48. Ale tón najwyšši njebydli w zyrkwjach, kiž z rukomaj su natwarjene, kaž profeta praji: St. 17, 24. Jez. 66, 1. </text:p>
      <text:p text:style-name="P1">49. Njebjo je mój stoł, ta zemja pak je podnožk mojich nohow; kajki dom dha chceće wy mi natwarić? praji tón Knjez, abo kotre je to město mojeho wotpočinka? </text:p>
      <text:p text:style-name="P1">50. Njeje moja ruka to wšitko zčiniła? </text:p>
      <text:p text:style-name="P1">51. Wy zasakli ludźo a njewobrězani na wutrobje a na wušomaj, wy stajnje so swjatemu Duchu pšećiwiće, jako waši wótcojo, tak tež wy. 2 Mójz. 32, 9. </text:p>
      <text:p text:style-name="P1">52. Kotreho profeta njejsu waši wótcojo pšezćěhali a morili tych, kotřiž prjedy su pšipowjedali wot pšichoda teho praweho, kotrehož wy nětk pšeradnizy a mordarjo sće byli? Mat. 23, 31. </text:p>
      <text:p text:style-name="P1">53. Wy sće zakoń doztali přez jandźelzke pšihotowanje a njejsće jón zachowali. 2 Mójz. 20, 1. </text:p>
      <text:p text:style-name="P2"><text:s/></text:p>
      <text:p text:style-name="P1">%----------------------------------- </text:p>
      <text:p text:style-name="P1">% https://digital.slub-dresden.de/data/kitodo/BibltojeZ_478590679/BibltojeZ_478590679_tif/jpegs/00001489.tif.large.jpg </text:p>
      <text:p text:style-name="P1">%----------------------------------------------------------- </text:p>
      <text:p text:style-name="P1"><text:s/>a smjerć. (St. 7. 8.) skutki. Šiman, tón kuzłaŕ. 183 </text:p>
      <text:p text:style-name="P1">54. Jako pak woni to słyšachu, roszłobichu so woni w swojich wutrobach a kšipjachu ze zubami na njeho. St. 5, 33. Tekst na 7. njedźelu po swj. Trojicy III (b). </text:p>
      <text:p text:style-name="P1">55. [A jako wón połny swjateho Ducha bě, pohlada wón horje k njebjesam a wuhlada tu krasnozćBožu a Jezusa stejo na prawicy Božej, </text:p>
      <text:p text:style-name="P1">56. A dźeše: Hlaj, ja widźu njebjesa wotewrjene a člorózkeho syna stejo na prawicy Božej. </text:p>
      <text:p text:style-name="P1">57. Woni pak wołachu z wulkim hawtowanjom, zatykachu swojej wuši a walichu so jene dobo na njeho, </text:p>
      <text:p text:style-name="P1">58. Wuztorkachu jeho z města a kamjenjowachu jeho. A ći swědkojo wotpołožichu swoju drastu k nohomaj jeneho młodźenza, temu rěkachu Saul. St. 22, 20. </text:p>
      <text:p text:style-name="P1">59. A kamjenjowachu Schćěpana, kiž so modleše a dźeše: Knježe Jezuso, wzmi mojeho ducha horje! 1 Kral. 21, 13. </text:p>
      <text:p text:style-name="P1">60. Wón pak poklaknu dele a zawoła z wulkim hłosom: Knježe, njezdźerž jim tón hrěch! A jako wón to wuryča, wusny wón. Luk. 23, 34. </text:p>
      <text:p text:style-name="P1">8. staw. Saula pšezćěhanje; Šimana, kuzłarja, ludanje a lakomnozć; wobroćenje Samariskich a komornika z Murzkeje. </text:p>
      <text:p text:style-name="P1">1. Saul pak měješe sobu dobre spodobanje na jeho smjerći. W tym času so pak pozběže wulke pšezćěhanje na tu wosadu Božu we Jerusalemje, a wšitcy so rosběžachu do židowskeho a Samariskeho kraja, jeno ći japoštoli tam woztachu. St. 7, 58. </text:p>
      <text:p text:style-name="P1">2. Bohabojazni mužojo pak schowachu Schćěpana a dźeržachu wo njeho wulke płakanje. Mat. 14, 12. </text:p>
      <text:p text:style-name="P1">3. Saul pak wutupi tu zhromadźiznu, chodźo po domach, jimaše muskich a žónske a poda jich do jastwa. St. 7, 57. St. 9, 1. 13. 21. St. 22, 4. </text:p>
      <text:p text:style-name="P1">4. A kotřiž roshonjeni běchu, chodźachu wokoło a prědowachu to słowo Bože. St. 11, 19. </text:p>
      <text:p text:style-name="P1">5. Philipp pak přińdźe do města Samarije a připowědaše jim wot Chrystusa. St. 6, 5. </text:p>
      <text:p text:style-name="P1">6. Tón lud pak w jenej mysli kedźbowaše a posłuchaše na to, štož Philipp praješe, a widźichu te zejchi, kotrež wón činješe. </text:p>
      <text:p text:style-name="P1">7. Přetož nječisći duchojo wuńdźechu wot wjele wobsynjenych z wulkim wołanjom; a tež wjele jichtnych a bědnych bu wuztrowjenych. Mark. 16, 17. </text:p>
      <text:p text:style-name="P1">8. A nazta wulka wjesełosć w tym samym měsće. Jan. 4, 40. </text:p>
      <text:p text:style-name="P1">9. Jedyn muž pak, z mjenom Šiman, běše, kotryž w měsće prjedy kuzłaŕztwo ćěrješe, a wobkuzłowa tón Samariski lud a praješe, zo wón někajki wulki muž je. </text:p>
      <text:p text:style-name="P1">10. A wšitcy kedźbowachu na njeho, małi a wulcy, a dźachu: Tón je móc Boža wulka. </text:p>
      <text:p text:style-name="P1">11. Woni pak teho dla na njeho hladachu, zo jich dołhi čas ze swojim kuzłowanjom běše wobkuzłował. </text:p>
      <text:p text:style-name="P1">12. Jako pak Philippowemu prědowanju wěrjachu wot Božeho kralestwa a wot mjena Jezom Chrysta, dachu so křćić mucy a žónske. Mat. 28, 19. </text:p>
      <text:p text:style-name="P1">13. Tuž tež tón Šiman wěrješe a da so křćić a dźeržeše so k Philippej. A jako widźeše, zo wulke zejchi a mocy so stachu, dźiwaše wón so. </text:p>
      <text:p text:style-name="P1">14. Jako pak ći japoštoli we Jerusalemje słyšachu, zo Samaria Bože słowo běše horje wzało, pósłachu woni k nim Pětra a Jana, </text:p>
      <text:p text:style-name="P1">15. Kotrajž, jako tam dele přińdźeštaj, modleštaj so za nich, zo bychu swjateho Ducha doztali. </text:p>
      <text:p text:style-name="P1">16. (Přetož wón hišće njeběše na žaneho bjez nimi panuł, ale woni jeno běchu kšćeni na mjeno teho Knjeza Jezusa. </text:p>
      <text:p text:style-name="P2"><text:s/></text:p>
      <text:p text:style-name="P1">%----------------------------------- </text:p>
      <text:p text:style-name="P1">% https://digital.slub-dresden.de/data/kitodo/BibltojeZ_478590679/BibltojeZ_478590679_tif/jpegs/00001490.tif.large.jpg </text:p>
      <text:p text:style-name="P1">%----------------------------------------------------------- </text:p>
      <text:p text:style-name="P1"><text:s/>184 Wobroćenje Samaritskich. Japoštołzke (8. zt.) Komornik a Philipp. </text:p>
      <text:p text:style-name="P1">17. Tuž połožištaj wonaj rucy na nich a woni doztachu teho swjateho Ducha.) St. 6, 6. </text:p>
      <text:p text:style-name="P1">18. Jako pak Šiman widźeše, zo swjaty Duch bu daty, hdyž ći japoštoli rucy na nich kładźechu, podawaše wón jim pjenjezy, </text:p>
      <text:p text:style-name="P1">19. A rjeknu: Dajće mi tež tu móc, zo, na kotrehož ja rucy połožu, tón by dóstał swjateho Ducha. </text:p>
      <text:p text:style-name="P1">20. Pětr pak dźeše k njemu: So bychu twoje pjenjezy z tobu zatamane byłe, zo sebi pomysliš, zo Boži dar přez pjenjezy móže doztaty być. Mat. 10, 8. </text:p>
      <text:p text:style-name="P1">21. Ty njezměješ ani dźěl ani lós na tym słowje; přetož twoja wutroba njeje prawa před Božim wobličom. </text:p>
      <text:p text:style-name="P1">22. Teho dla čiń pokutu za tajku swoju złózć a proš Boha, hdy by snadź ći wodate było to złe zamyslenje twojeje wutroby; </text:p>
      <text:p text:style-name="P1">23. Přetož ja widźu, zo ty sy z jara hóŕkim žołčom napjelnjeny a zwjazany z njeprawdozću. 5 Mójz. 29, 18. </text:p>
      <text:p text:style-name="P1">24. Šiman pak wotmołwi a dźeše: Prošće wy za mnje teho Knjeza, zo by ničo na mnje njepřišło, štož sće ryčeli. </text:p>
      <text:p text:style-name="P1">25. Jako woni pak běchu wobswědčili a ryčeli to słowo teho Knjeza, wróćichu so zaso do Jerusalema a připowjedachu to ewangelion wjele Samariskim měztkam. Tekst na 8. njedźelu po swj. Trojicy. III. </text:p>
      <text:p text:style-name="P1">26. [Jandźel teho Knjeza pak rěčeše k Philippej a dźeše: Stań a dźi k połdnju na drohu, kotraž wjedźe wot Jerusalema do Gazy, kotraž puzta je. </text:p>
      <text:p text:style-name="P1">27. A wón stanu a dźěše. A hlaj, muž z Murizkeje, komornik a mócny teje kraloweje Kandazes w Murizkej, kotryž běše na wšitke jeje ćazy postajeny, tón běše přišoł do Jerusalema, zo by so k Bohu modlił, </text:p>
      <text:p text:style-name="P1">28. A wróći so zaso dom a sedźeše na swojim wozu a lazowaše profeta Jezajasa. </text:p>
      <text:p text:style-name="P1">29. Tón Duch pak dźeše k Philippej: Dźi a pšiztup k temu wozej. </text:p>
      <text:p text:style-name="P1">30. Tuž přiběža Philipp a słyšeše, zo wón profeta Jezajasa lazowaše, a dźeše: Srozymiš tež, štož lazuješ? </text:p>
      <text:p text:style-name="P1">31. Wón pak dźeše: Kak móžu zrozumić, hdyž mi to nichtó njewułoži? A naprosy Philippa, zo by na wós stupił a sydnył so k njemu. </text:p>
      <text:p text:style-name="P1">32. Město pak teho pisma, kotrež wón lazowaše, běše to: Wón je jako wowza k rězanju pšiwjedźeny, a jako jehnjo něme je před tym, kotryž jo tziže, tak wón swój rt njeje wotewrił; Jez. 53, 8. </text:p>
      <text:p text:style-name="P1">33. W jeho ponižnozći je jeho sud powyšeny. Štó budźe pak jeho žiwjenja dołhozć wupowjedać? Přetož jeho žiwjenje je wot zemje preč wzate. </text:p>
      <text:p text:style-name="P1">34. Tuž wotmołwi tón komornik Philippej a dźeše: Prošu će, wot koho rěči to tón profeta? wot sebje sameho abo wot někoho druheho? </text:p>
      <text:p text:style-name="P1">35. Philipp pak wotewri swój rt a poča wot teho sameho pisma rěčeć a prědowaše jemu to ewangelion wot Jezusa. </text:p>
      <text:p text:style-name="P1">36. A jako nětk po drozy ćehnjechu a přińdźechu k jenej wodźe, tuž dźeše tón komornik: Hlaj, woda, što zadźěwa, zo njebych křćeny był? St. 10, 47. </text:p>
      <text:p text:style-name="P1">37. Philipp pak dźeše: Jeli zo wěriš z cyłej wutrobu, dha móže so derje stać. A wón wotmołwi a dźeše: Ja wěrju, zo Jezus Chrystus je Boži Syn. </text:p>
      <text:p text:style-name="P1">38. A kazaše, zo by wós stejo wostał a ztupištaj wobaj dele do wody, Philipp a komornik, a wón jeho kšćiše. </text:p>
      <text:p text:style-name="P1">39. A jako z wody běštaj wuztupiłaj, hrabnu tón Duch teho Knjeza Philippa preč, a tón komor</text:p>
      <text:p text:style-name="P2"><text:s/></text:p>
      <text:p text:style-name="P1">%----------------------------------- </text:p>
      <text:p text:style-name="P1">% https://digital.slub-dresden.de/data/kitodo/BibltojeZ_478590679/BibltojeZ_478590679_tif/jpegs/00001491.tif.large.jpg </text:p>
      <text:p text:style-name="P1">%----------------------------------------------------------- </text:p>
      <text:p text:style-name="P1"><text:s/>Jezus zjewi so Saulej. (St. 8. 9.) skutki. Ananias dźe k Saulej. 185 nik jeho wjazy njewohlada. Wón pak po swojej drozy z wjesołosću ćehnješe.) 1 Kral. 18, 12. </text:p>
      <text:p text:style-name="P1">40. Philipp pak bu namakany we Azdodźe a chodźeše tam a sem a prědowaše to ewangelion wšitkim městam, hač wón přińdźe do Zezarije. St. 21, 8. </text:p>
      <text:p text:style-name="P1">9. staw. Pawołowe wobroćenje, Pětrowy dźiw na Eneasu a Tabiće. Tekst na 9. njedźelu po swj. Trojicy. lII. </text:p>
      <text:p text:style-name="P1">1. Saul pak naduwaše so hišće z hroženjom a z mordowanjom přećiwo pósłam teho Knjeza a dźěše k wyšemu měšnikej, Gal. 1, 14. 1 Tim. 1, 13. </text:p>
      <text:p text:style-name="P1">2. A prošeše jeho pře lizty do města Damazkona na šule, tak, hdy by wón někotrych, kiž so k temu puću dźerža, muskich abo žónske, namakał, zo by jich jatych wjedł do Jerusalema. St. 22, 5. St. 26, 12. St. 19, 23. </text:p>
      <text:p text:style-name="P1">3. A jako wón na drozy bě a blisko k Damazkonej přińdźe, wobswěći jeho nahle swětło z njebjes. St. 22, 6. 1 Kor. 15, 8. </text:p>
      <text:p text:style-name="P1">4. A wón padnywši na zemju słyšeše hłós, tón dźeše k njemu: Saule, Saule, što pšezćěhaš ty mje? ; </text:p>
      <text:p text:style-name="P1">5. Wón pak dźeše: Štó sy ty, Knježe? Tón Knjez dźeše: Ja sym Jezus, kotrehož ty pšezćěhaš. Cźežko ći budźe, přećiwo wótremu kopać. St. 5, 30. </text:p>
      <text:p text:style-name="P1">6. A wón dźeše ze rženjom a z tšepjetanjom: Knježe, što chceš, zo bych činił? Tón Knjez dźeše k njemu: Stań a dźi do města; tam budźe ći powjedźene, što ty činić dyrbiš. St. 10, 6. </text:p>
      <text:p text:style-name="P1">7. Ći mužojo pak, kiž jeho towaŕšojo na drozy běchu, stejachu nastróženi; přetož woni hłós słyšachu, ale nikoho njewidźachu. </text:p>
      <text:p text:style-name="P1">8. Saul pak zběraše so horje wot zemje, a wotewriwši swojej woči njewidźeše wón nikoho. Woni wzachu jeho pak za ruku a wjedźechu jeho do Damazkona. </text:p>
      <text:p text:style-name="P1">9. A wón za tři dny njewidźeše a njejědźiše a njepiješe ničo. Tekst na 10. njedźelu po swj. Trojicy. III. </text:p>
      <text:p text:style-name="P1">10. [Jedyn wučomnik pak běše w Damazkonje, z mjenom Ananias; k temu dźeše tón Knjez we widźenju: Ananiaso! A wón dźeše: Hlaj, tu ja sym, Knježe. </text:p>
      <text:p text:style-name="P1">11. Tón Knjez pak dźeše k njemu: Stań a dźi tam do teje hasy, kotrejž rěkaju runa, a prašej so we Judowym domje po Saulu, kiž Tarzenzki budźe mjenowany; přetož hlaj, wón so modli, </text:p>
      <text:p text:style-name="P1">12. A je widźił we widźenju muža, z mjenom Ananiasa, zo wón k njemu nutř dźe a ruku na njeho kładźe, zo by zaso widźił. </text:p>
      <text:p text:style-name="P1">13. Ananias pak wotmołwi: Knježe, ja sym wot jich wjele słyšał wot teho muža, kak wjele złeho wón twojim swjatym činił je we Jerusalemje; </text:p>
      <text:p text:style-name="P1">14. Awónma tudy móc wot wyšich měšnikow, jimać wšitkich, kiž so k twojemu mjenu modla. </text:p>
      <text:p text:style-name="P1">15. Tón Knjez dźeše k njemu: Dźi tam; přetož tón je mi jedyn wuzwoleny grat, zo budźe moje mjeno prjódknjezć póhanam a kralam a Jzraelzkim dźěćom. St. 22, 21. </text:p>
      <text:p text:style-name="P1">16. Přetož ja chcu jemu pokazać, kak wjele wón ćeŕpićma mojeho mjena dla. 2 Kor. 11, 23. </text:p>
      <text:p text:style-name="P1">17. A Ananias woteńdźe a přińdźe do teho doma a połoži rucy na njeho a dźeše: Luby bratře Saule, tón Knjez Jezus je mje pósłał (kiž so tebi na puću, hdyž hew dźěše, zjewił je), zo by ty zaso widźił a ze swjatym Duchom napjelnjeny był. </text:p>
      <text:p text:style-name="P1">18. A hnydom padźechu wot jeho wočow jako šupizny, a widźeše z molom zaso a stanu a da so šćić </text:p>
      <text:p text:style-name="P1">19. A wza jědź k sebi a posylni </text:p>
      <text:p text:style-name="P2"><text:s/></text:p>
      <text:p text:style-name="P1">%----------------------------------- </text:p>
      <text:p text:style-name="P1">% https://digital.slub-dresden.de/data/kitodo/BibltojeZ_478590679/BibltojeZ_478590679_tif/jpegs/00001492.tif.large.jpg </text:p>
      <text:p text:style-name="P1">%----------------------------------------------------------- </text:p>
      <text:p text:style-name="P1"><text:s/>186 Saulowe wobroćenje. Japoštolzke (9.zt.) Dźiw na Eneasu a Tabiće, so. Saul pak běše někotre dny při tych Damazzenzkich pósłach. </text:p>
      <text:p text:style-name="P1">20. A hnydom prědowaše wón Chrystusa w šulach, zo tón je tón Syn Boži. </text:p>
      <text:p text:style-name="P1">21. Wšitcy pak, kiž jeho słyšachu, běchu zatorhnjeni a dźachu: Njeje to tón, kiž we Jerusalemje zahubješe wšitkich tych, kotřiž so k tutemu mjenu modla, a je na to hew přišoł, zo by jich jatych wjedł k wyšim měšnikam? Scht. 1. 14. St. 8, 1. St. 26, 10. </text:p>
      <text:p text:style-name="P1">22. Saul pak bu dale a bóle mózniši a zahanibješe tych Židow, kiž w Damazkonje bydlachu, a dowjedźe, zo tutón je tón Chrystus.) ,23, A po wjele dnjach dźeržachu Židźa radu bjez sobu, zo bychu jeho morili. 2 Kor. 11, 32. </text:p>
      <text:p text:style-name="P1">24. Ale Saulej bu zjewjene, zo lesnje za nim stejachu. Woni pak kedźbowachu při wrotach wodnjo a w nocy, zo bychu jeho morili. </text:p>
      <text:p text:style-name="P1">25. Ći wučomnicy pak wzachu jeho w nocy a pušćichu jeho w korbje dele přez murju. </text:p>
      <text:p text:style-name="P1">26. Jako pak Saul do Jerusalema přińdźe, zpyta wón, zo by so k wučomnikam pšitowaŕšił; ale wšitcy so jeho bojachu a njewěrjachu, zo by wučomnik był. </text:p>
      <text:p text:style-name="P1">27. Barnabas pak jeho wza k sebi a pšiwjedźe jeho k tym japoštołam a powědaše jim, kak wón na drozy je teho Knjeza widźił a z nim rěčał, a kak wón w Damazku to mjeno Jezusowe khroble je prědował. St. 26, 22. 23. </text:p>
      <text:p text:style-name="P1">28. A wón běše při nich, khodźiwši won a nutř we Jerusalemje, a rěčeše khroble wot mjena teho Knjeza Jezusa. </text:p>
      <text:p text:style-name="P1">29. Wón powědaše tež a rosryčowaše so z Grichiskimi; woni pak za tym stejachu, zo bychu jeho morili. </text:p>
      <text:p text:style-name="P1">30. Jako pak to ći bratřa póznachu, pšewodźichu jeho do Zezarije a pósłachu jeho preč do Tarza. St. 11, 25. </text:p>
      <text:p text:style-name="P1">31. A tak mějachu te zhromadźizny pokoj přez cyłu židowsku, Galilejzku a Samarizku zemju, twarjachu so a chodźachu w bojozći teho Knjeza a buchu napjelnjeni z troštom teho swjateho Ducha. </text:p>
      <text:p text:style-name="P1">32. Sta so pak, jako Pětr pola wšitkich pokhodźi, přińdźe wón tež k tym swjatym, kotřiž w Liddźe bydlachu. </text:p>
      <text:p text:style-name="P1">33. Tam namaka pak jeneho muža, z mjenom Eneasa, wósom lět na łožu ležazeho, kotryž běše jichtny. </text:p>
      <text:p text:style-name="P1">34. A Pětr dźeše k njemu: Gneaso, tebje wuztror Jezus Chrystus; stawaj a pozćel sebi sam. A na měsće staže wón. </text:p>
      <text:p text:style-name="P1">35. A wšitcy jeho widźichu, kotřiž w Liddźe a w Saronje byblachu; ći so k temu Knjezej wobroćichu. </text:p>
      <text:p text:style-name="P1">36. W Joppje pak běše jena wučomniza, z mjenom Tabitha, kotraž pšełožena rěka sorna; ta sama běše połna dobrych skutkow a jałmožinow, kotrež wona wudźěleše. </text:p>
      <text:p text:style-name="P1">37. Sta so pak w tych samych dnjach, zo wona zkhori a wumrě. Woni ju pak myjachu a połožichu ju na łubju. </text:p>
      <text:p text:style-name="P1">38. Dokelž pak Lidda blisko při Joppje běše a wučomnicy słyšachu, zo Pětr tam je, pósłachu woni dweju mužow k njemu a prošachu jeho, zo by so njewobćežował k nim přińć. </text:p>
      <text:p text:style-name="P1">39. Pětr pak stanu a dźěše z nimi. A jako tam běše přišoł, wjedźechu jeho horje na tu łubju a wobstupichu jeho wšitke wudowy, płakachu a pokazachu jemu te suknje a drasty, kotrež ta sorna běše činiła, jako pola nich běše. </text:p>
      <text:p text:style-name="P1">40. A Pětr wuhna wšitkich won, klakny na kolena a modleše so. Na to wobroći wón so k temu ćěłu a dźeše: Tabitha, stawaj! Awona wotewri swojej woči,pohlada na Pětra a posynu so. Mark. 5, 41. Łuk. 7, 14. </text:p>
      <text:p text:style-name="P2"><text:s/></text:p>
      <text:p text:style-name="P1">%----------------------------------- </text:p>
      <text:p text:style-name="P1">% https://digital.slub-dresden.de/data/kitodo/BibltojeZ_478590679/BibltojeZ_478590679_tif/jpegs/00001493.tif.large.jpg </text:p>
      <text:p text:style-name="P1">%----------------------------------------------------------- </text:p>
      <text:p text:style-name="P1"><text:s/>Kornelius (St. 9. 10.) skutki. a Pětr. 187 </text:p>
      <text:p text:style-name="P1">41. Wón pak poda jej ruku, pozběže ju a zawoła tych swjatych a te wudowy a postaji jim ju žiwu. </text:p>
      <text:p text:style-name="P1">42. A to bu zhonjene přez cyłe Joppe, a wjele bu jich wěrjazych do teho Knjeza. Jan. 8, 30. St. 10, 42. </text:p>
      <text:p text:style-name="P1">43. A sta so, zo wjele dnjow we Joppje wosta pola jeneho Šimana, kiž garbaŕ běše. St. 10, 6. </text:p>
      <text:p text:style-name="P1">10. staw. Wobroćenje hejtmana Kornelia přez Pětrowe prědowanje. </text:p>
      <text:p text:style-name="P1">1. Jedyn muž pak běše w žezarii, z mjenom Kornelius, wyši na sto wojakach z črjódy, kotraž bě mjenowana ta Walzka; Mat. 8, 5. </text:p>
      <text:p text:style-name="P1">2. Tón běše nazbóžny a bohabojazny z cyłej swojej chěžu a dawaše ludu wjele smilnych darow a modleše so stajnje k Bohu. Dan. 4, 24. </text:p>
      <text:p text:style-name="P1">3. Tón widźeše widźenje zjawnje, wokoło dźewjateje štundy wodnjo, zo jandźel Boži k njemu přińdźe, kotryž k njemu dźeše: Korneliuso! </text:p>
      <text:p text:style-name="P1">4. Wón pak na njeho pohlada, stróži so a dźeše: Knježe, što je? A wón dźeše k njemu: Twoje modlitwy a twoje smilne dary su horje ztupiłe do pomjatka před wobličo Bože. </text:p>
      <text:p text:style-name="P1">5. Tuž pósćel nětk mužow do Joppy a daj k sebi přińć Šimana, z pšimjenom Pětra, </text:p>
      <text:p text:style-name="P1">6. Kotryž je na hospodźe pola Šimana, jeneho garbarja, kotrehož chěža při morju leži; tón budźe ći powjedźić, što ty maš činić. St. 9, 43. </text:p>
      <text:p text:style-name="P1">7. A jako tón jandźel běše wotešoł, kotryž z Korneliusom rěčeše, zawoła wón dweju swojich domjazych wotročkow a jeneho nazbóžneho wojaka wot tych, kotřiž stajnje při nim běchu, </text:p>
      <text:p text:style-name="P1">8. A rospowjeda jim wšitko a pósła jich do Joppy. </text:p>
      <text:p text:style-name="P1">9. Nazajtra pak, jako woni na puću běchu a k městu so přibližowachu, stupi Pětr horje na łubju, zo by so modlił, wokoło šesteje štundy. </text:p>
      <text:p text:style-name="P1">10. Wón pak běše jara hłódny a chcyše jěsć. A jako woni přihotowachu, bu wón zatorhnjeny, </text:p>
      <text:p text:style-name="P1">11. A widźeše wotewrjene njebjo a dele přińdźo k njemu někajke sudobje jako wulki rub, za štyri kónzy zwjazany, a bu dele na zemju pušćene; Luk. 13, 29. Jap. zk. 11, 5. </text:p>
      <text:p text:style-name="P1">12. W tym běchu wšelke zerizke štyrinohate howjada a dźiwje zwěrjata a waki a njebjezke ptaki. </text:p>
      <text:p text:style-name="P1">13. A sta so hłós k njemu: Stawaj, Pětrje, rěž a jěs! </text:p>
      <text:p text:style-name="P1">14. Pětr pak dźeše: Nihdy nic, Knježe; přetož ja hišće njejsym nihdy ničo gmejnzkeho abo nječisteho jědł. Ez. 4, 14. 3 Mójz. 11, 7. 13. 23. </text:p>
      <text:p text:style-name="P1">15. A tón hłós so zaso k druhemu k njemu sta: Štož Bóh je wučizćił, to tebi njebudź gmejnzke. Mat. 15, 11. </text:p>
      <text:p text:style-name="P1">16. To same so pak sta tři króć; a to sudobje bu zaso do njebjes horje wzate. </text:p>
      <text:p text:style-name="P1">17. Jako pak Pětr zaso k sebi přińdźe a při sebi tak a tak mysleše, što by tež to widźenje było, kotrež wón bě widźił, hlaj, tuž woprašachu so ći wot Korneliusa pósłani mužojo po chěži Šimana a stejachu při durjach; </text:p>
      <text:p text:style-name="P1">18. Wołachu a wobhonjachu so, hač Šiman, kotryž budźe pšimjenowany Pětr, tudy na hospodźe je? </text:p>
      <text:p text:style-name="P1">19. A jako sebi Pětr tak mysleše wo to widźenje, dźeše tón Duch k njemu: Hlaj, ći třjo mužojo pytaju će. </text:p>
      <text:p text:style-name="P1">20. Postań teho dla a stup dele a ćehń z nimi a njerospomń so dołho; přetož ja sym jich pósłał. </text:p>
      <text:p text:style-name="P1">21. A Pětr stupi dele k tym mužam, kotřiž wot Korneliusa běchu k njemu pósłani, a dźeše: Hlaj, </text:p>
      <text:p text:style-name="P2"><text:s/></text:p>
      <text:p text:style-name="P1">%----------------------------------- </text:p>
      <text:p text:style-name="P1">% https://digital.slub-dresden.de/data/kitodo/BibltojeZ_478590679/BibltojeZ_478590679_tif/jpegs/00001494.tif.large.jpg </text:p>
      <text:p text:style-name="P1">%----------------------------------------------------------- </text:p>
      <text:p text:style-name="P1"><text:s/>188 Pětr Japoštolzke (10. zt.) prěduje. ja sym tón, kotrehož wy pytaće; kotra je ta wěc, kotrejež dla wy přišli sće? </text:p>
      <text:p text:style-name="P1">22. A woni dźachu: Kornelius, tón wyši, sprawny a bohabojazny muž, kiž tež dobru chwalbu ma pola cyłeho židowskeho luda, je přikaznju dóstał wot swjateho jandźela, zo by će k sebi dał přińć do swojeho doma a słowa wot tebje słyšał. </text:p>
      <text:p text:style-name="P1">23. Tuž zawoła jich do doma a wza jich na hospodu. Nazajtra pak ćehnješe Pětr z nimi a někotři Joppenzzy bratřa dźěchu z nim. St. 9, 422. St. 1i, 13. </text:p>
      <text:p text:style-name="P1">24. A nazajtra přińdźechu do Zezarije. Kornelius pak čakaše na nich a běše k sebi powołał swojich přirodnych a blizkich přećelow. Tekst na 11. njedźelu po swj. Trojicy. IlII. </text:p>
      <text:p text:style-name="P1">25. [A jako so sta, zo Pětr do chěže nutř dźěše, přińdźe jemu Kornelius napřećiwo, padźe k jeho nohomaj a modleše so k njemu. </text:p>
      <text:p text:style-name="P1">26. Pětr pak jeho pozběhnu a dźeše: Stawaj; přetož ja sym tež čłowjek. Zjew. 19, 10. </text:p>
      <text:p text:style-name="P1">27. A hdyž z nim poryča, zańdźe wón nutř a namaka jich wjele, kotřiž so běchu zešli. </text:p>
      <text:p text:style-name="P1">28. A dźeše k nim: Wy wěsće, zo so njehodźi židowzkemu mužej, pšibližeć abo přińć k zuzomnikej. Ale Bóh je mi pokazał, zo bych žaneho čłowjeka za gmejnzkeho abo za nječisteho njedźeržał. Jan. 4, o. </text:p>
      <text:p text:style-name="P1">29. Teho dla njejsym so tež wobarał, zo bych njepřišoł na žadanje. Tuž prašam ja was, čoho dla sće mje k sebi žadali? </text:p>
      <text:p text:style-name="P1">30. A Kornelius rjeknu: Ja sym wot štwórteho dnja hač do teje štundy so pozćił, a w dźewjatej štundźe modlach ja so k Bohu w mojim domje. Hlaj, tuž stupi muž přede mnje we jasnej drasće, </text:p>
      <text:p text:style-name="P1">31. A dźeše: Korneliuso, twoja próztwa je wusłyšana a twojich smilnych darow je zpomnjene před Bohom. i </text:p>
      <text:p text:style-name="P1">32. Teho dla pósćel do Joppy a daj zawołać Šimana, kiž budźe mjenowany Pětr, tón je na hospodźe w domje Šimana, teho garbarja, při morju; tón přišedši budźe tebi prajić. </text:p>
      <text:p text:style-name="P1">33. Teho dla sym ja na měsće k tebi pósłał. A ty sy derje činił, zo sy přišoł. Tuž teho dla smy my nětk wšitcy tudy před Božim wobličom, zo bychmy słyšeli wšitko, štož tebi wot Boha je roskazane.) Tekst na 2. swjedźeń jutrow. II. </text:p>
      <text:p text:style-name="P1">34. |Pětr pak wotewri swój rt a dźeše: Nětk zhonju ja woprawdźe, zo Bóh na paršonu njehlada; 5 Mójz. 10, 17. 1 Sam. 16, 7. 2 Kron. 19, 7. Hiob. 34, 19. Kn. mudr. 6, 8. Sir. 35, 15. Rom. 2, 11. Gal. 2, 6. Eph. 6, 90. 1 Pětr. 1, 17. </text:p>
      <text:p text:style-name="P1">35. Ale we wšěm ludu, štóž so jeho boji a prawje čini, tón so jemu lubi. Jez. 56, 6. </text:p>
      <text:p text:style-name="P1">36. Wy wěsće to prědowanje, kotrež Bóh k Jzraelzkim dźěćom pósłał je a dał měr připowědać přez Jezom Chrysta (kiž je Knjez nade wšěmi); Mat. 28, 18. </text:p>
      <text:p text:style-name="P1">37. Kotrež prědowanje so stało je přez cyły židowski kraj a je so započało w Galilejskej, po tej kšćenizy, kotruž Jan prědowaše; Mat. 4, 12. </text:p>
      <text:p text:style-name="P1">38. Kak Bóh Jezusa, teho Nacarenskeho, žałbował je ze swjatym Duchom a z mozu; kiž je wokoło ćahnuł a derje činił a wustrowił wšitkich, kotřiž wot čerta pšemoženi běchu; přetož Bóh běše z nim. Pz. 45, 8. Jez. 61, 1. </text:p>
      <text:p text:style-name="P1">39. A my smy swědkojo wšeho, štož wón činił je w židowskim kraju a we Jerusalemje; kotrehož su skóncowali a na drjewo pojsnyli. St. 1, 8. 22. St. 2, 22. 32. </text:p>
      <text:p text:style-name="P1">40. Teho sameho je Bóh zbudźił </text:p>
      <text:p text:style-name="P2"><text:s/></text:p>
      <text:p text:style-name="P1">%----------------------------------- </text:p>
      <text:p text:style-name="P1">% https://digital.slub-dresden.de/data/kitodo/BibltojeZ_478590679/BibltojeZ_478590679_tif/jpegs/00001495.tif.large.jpg </text:p>
      <text:p text:style-name="P1">%----------------------------------------------------------- </text:p>
      <text:p text:style-name="P1"><text:s/>Kornelius křćeny. (St. 10. 11.) skutki. Pětr zamolwja, 189 na třeći dźeń a je so jemu dał zjewić, St. 3, 15. 26. </text:p>
      <text:p text:style-name="P1">41. Nic wšitkim ludźom, ale nam,tym prjedy wuzwolenym swědkam wot Boha, kiž my z nim jědli a pili smy, po tym jako wón stanył je wot morwych. Jan. 15, 27. St. 20, 19. 26. </text:p>
      <text:p text:style-name="P1">42. A wón je nam přikazał prědować ludu a swědčić, zo wón je tón wot Boha postajeny sudnik žiwych a morwych. 2 Tim. 4, 1. </text:p>
      <text:p text:style-name="P1">43. Temu swědča wšitcy profetojo , zo přez jeho mjeno wšitcy, kiž do njeho wěrja, hrěchow wodaće dostać dyrbja.) Jej:53, 5. 6. Jer. 31, 34. Ez. 34, 16. Dan. 9, 24. Hoz. 1, 7. St. 13, 14. Mich. 7, 18. </text:p>
      <text:p text:style-name="P1">44. Jako Pětr hišće te słowa rěčeše, padźe tón swjaty Duch na wšěch, kiž na słowo posłuchachu. St. 4, 31. St. 8, 17. </text:p>
      <text:p text:style-name="P1">45. A ći wěrjacy z wobrězanja, tak wjele hač jich z Pětrom přišło běše, buchu jako zatorhnjeni, zo tež na pohanow tón dar teho swjateho Ducha wulaty bě. </text:p>
      <text:p text:style-name="P1">46. Přetož woni słyšachu, zo woni z nowymi jazykami ryčachu a Boha wysoko chwalachu. Tuž wotimnolwi Pětr: St. 2, 4. Mark. 16, 17. </text:p>
      <text:p text:style-name="P1">47. Móže tež štó wodźe wobarać, zo bychu ći kšćeni njebyli, kiž teho swjateho Ducha doztali su, runje jako tež my? </text:p>
      <text:p text:style-name="P1">48. A přikaza jich kšćićw tym mjenje teho Knjeza. Tuž prošachu jeho, zo by někotre dny pola nich wostał. Jan. 4, 40. </text:p>
      <text:p text:style-name="P1">11. staw. Pětra zamolwjenje a wobroćenje pohanow; plahowanje Antiochizkeje zyrkwje. </text:p>
      <text:p text:style-name="P1">1. Ći japoštoli a bratřa, kotřiž běchu w Zidowzkej, słyšachu pak, zo tež póhanjo běchu Bože słowo horje wzali. Eph. 3, 1. </text:p>
      <text:p text:style-name="P1">2. A jako Pětr horje přińdźe do Jerusalema, zwadźichu so z nim, kotřiž běchu wot wobrězanja, </text:p>
      <text:p text:style-name="P1">3. A dźachu: Ty sy zašoł k njewobrězanym muzkim a sy z nimi jědł. </text:p>
      <text:p text:style-name="P1">4. Tuž poča Pětr a powědaše jim to po rjadu a dźeše: </text:p>
      <text:p text:style-name="P1">5. Ja běch w měsće Joppje na modlitwje a buch zatorhnjeny a wuhladach widźenje, zo někajke sudobje dele přińdźe, jako wulki rub ze štyrimi róžkami, kotryž bu dele pušćeny z njebjes a přińdźe hač ke mni. St. 9, 422. St. 10, 10 x. </text:p>
      <text:p text:style-name="P1">6. Do teho pohladach ja a pytnych a wohladach zemzke štyrinohate howjada a dźiwje zwěrjata a waki a njebjezke ptaki. </text:p>
      <text:p text:style-name="P1">7. Ja pak słyšach tež hłós, tón dźeše ke mni: Stawaj, Pětrje, rěž a jěs! </text:p>
      <text:p text:style-name="P1">8. Ja pak dźach: Nanihdy nic, Knježe; přetož nihdy ničo gmejnzke ani nječizte njeje mi do erta přišło. 3 Mójz. 11, 2. </text:p>
      <text:p text:style-name="P1">9. Mi pak tón hłós k druhemu z njebjes wotmołwi: Štož Bóh je wučizćił, to tebi njebudź za gmejnzke. </text:p>
      <text:p text:style-name="P1">10. To so pak sta tež k třećemu; a wšitko bu zaso do njebjes horje ćehnjene. </text:p>
      <text:p text:style-name="P1">11. A hlaj, hnydom stejachu třjo mucy před chěžu, w kotrejž ja běch; ći běchu pósłani ke mni z žezarije. ; St. 10, 17. </text:p>
      <text:p text:style-name="P1">12. Tón Duch pak dźeše ke mni, zo bych z nimi šoł a so dołho njewopomnił. A ći šezćo bratřa dźěchu zo mnu, a my zańdźechmy do teho muža doma. </text:p>
      <text:p text:style-name="P1">13. A wón so nam wuzna, kak bě jandźela widźił w swojim domje stejo, kiž k njemu je prajił: Pósćel muskich do Joppy, a njech k tebi přińdźe Šiman, kotremuž Pětr rěkaju; </text:p>
      <text:p text:style-name="P1">14. Tón budźe tebi słowa prajić, přez kotrež zbóžny budźeš ty a twój cyły dom. St. 10, 6. </text:p>
      <text:p text:style-name="P1">15. A jako pak ja počach rěčeć, padźe tón swjaty Duch na </text:p>
      <text:p text:style-name="P2"><text:s/></text:p>
      <text:p text:style-name="P1">%----------------------------------- </text:p>
      <text:p text:style-name="P1">% https://digital.slub-dresden.de/data/kitodo/BibltojeZ_478590679/BibltojeZ_478590679_tif/jpegs/00001496.tif.large.jpg </text:p>
      <text:p text:style-name="P1">%----------------------------------------------------------- </text:p>
      <text:p text:style-name="P1"><text:s/>190 zo je k póhanam nutř šoł. Japoštolzke (11. 12. zt.) Pětr jaty nich, kaž tež na nas při spočatku. St. 2, 4. St. 10, 44. </text:p>
      <text:p text:style-name="P1">16. Tuž zpomnich ja na to słowo teho Knjeza, hdyž wón praji: Jan je z wodu křćił; wy pak budźeće ze swjatym Duchom kšćeni. St. 1, 5. Mat. 3, 11. </text:p>
      <text:p text:style-name="P1">17. Hdyž teho dla Bóh jim teho runja dar dał je, jako tež nam, kiž my smy wěrili do teho Knjeza Jezom Chrysta, štó běch ja, zo bych mohł Bohu wobarać? </text:p>
      <text:p text:style-name="P1">18. Jako to słyšachu, zpokojichu so, chwalachu Boha a dźachu: Dha je teho dla tež Bóh póhanam pokutu dał, zo bychu zbóžni byli! </text:p>
      <text:p text:style-name="P1">19. Ći pak, kiž běchu rozehnaći teje pšećiwnozće dla, kotraž so sta Schćěpana dla, přińdźechu hač do Phenizizkeje a do žipra a do Antiochije a njeryčachu k nikomu to słowo, chiba jeno k židam. St. 8, 1. </text:p>
      <text:p text:style-name="P1">20. Běchu pak někotři wot nich, Ziprizzy a Zirenizzy mužojo, ći sami přišedši do Antiochije ryčachu k Grichizkim a prědowachu to ewangelion wot teho Knjeza Jezusa. </text:p>
      <text:p text:style-name="P1">21. A teho Knjeza ruka běše z nimi, a wulka zhromadźizna bu wěrjaza a wobroći so k temu Knjezej. St. 2, 47. </text:p>
      <text:p text:style-name="P1">22. A ta powjezć wot nich přińdźe před wuši teje Jeruzalemzkeje zhromadźizny; tuž pósłachu won Barnabasa, zo by hač do Antiochije šoł. </text:p>
      <text:p text:style-name="P1">23. Tón samy přišedši tam a widźiwši tu hnadu Božu, zwjeseli so a napominaše wšitkich, zo bychu z twjerdej wutrobu při tym Knjezu wostali. St. 13, 43. </text:p>
      <text:p text:style-name="P1">24. Přetož wón běše dobry muž a połny swjateho Ducha a wěry. A temu Knjezej bu wulki lud pšidaty. St. 6, 5. St. 5, 14. </text:p>
      <text:p text:style-name="P1">25. Barnabas pak wuńdźe do Tarza a pytaše Saula zaso. </text:p>
      <text:p text:style-name="P1">26. A jako wón jeho namaka, pšiwjedźe wón jeho do Antiochije. A wonaj woztaštaj při tej wosadźe cyłe lěto a wučeštaj wjele luda; teho dla buchu tež ći wučomnicy najprjedy we Antiochii kšezćenjo mjenowani. Gal. 2, 11. </text:p>
      <text:p text:style-name="P1">27. W tym samym času pak přińdźechu profetojo <text:s/>wot Jerusalema do Antiochije. St. 13, 1. St. 15, 32. </text:p>
      <text:p text:style-name="P1">28. A jedyn wot nich, z mjenom Agabus, staže a zjewi přez Ducha, zo budźe wulki hłód přińć po cyłym šěrokim kraju, kotryž so tež sta za kejžora Klaudiusa. St. 21, 10. </text:p>
      <text:p text:style-name="P1">29. Ale bjez wučomnikami wobzanknu kóždy, štož zamóžeše, zo chcyli pósłać něšto k pomozy bratram, kotřiž bydlachu w židowskej. Rom. 15, 26. </text:p>
      <text:p text:style-name="P1">30. Kotrež woni tež činjachu a pósłachu to k tym staršim přez Barnabasowej a Saulowej rucy. St. 12, 25. </text:p>
      <text:p text:style-name="P1">12. staw. Jakubowa smjerć. Pětra wumoženje, Herodaša wutupjenje abo zkónčenje. Tekst na 12. njedźelu po swj. Trojicy. III. </text:p>
      <text:p text:style-name="P1">1. [W tym samym času pak złoži kral Herodas rucy na někotrych wot teje gmejny, zo by jich čwilował. St. 4, 3. </text:p>
      <text:p text:style-name="P1">2. Wón pak skóncowa Jakuba, Janoweho bratra, z mječom. „ 3. A jako wón widźeše, zo so to Židam lubješe, wza wón sebi prjódk, tež Pětra pšimać. Běchu pak runje te dny słódkeho chlěba. </text:p>
      <text:p text:style-name="P1">4. A jako jeho tež přijał běše, sadźi wón jeho do jastwa a poruči jeho k wobarnowanju štyri běrtelam wojeŕzkich wotročkow, a chcyše jeho po jutrach ludu prjódk stajić. St. 16, 24. </text:p>
      <text:p text:style-name="P1">5. Pětr pak bě w jaztwje dźeržany; ale ta zyrkwina gmejna modleše so bjez pšeztaća k Bohu za njeho. </text:p>
      <text:p text:style-name="P1">6. Jako pak Herodas jeho chcyše prjódk stajić, w tej samej nocy </text:p>
      <text:p text:style-name="P2"><text:s/></text:p>
      <text:p text:style-name="P1">%----------------------------------- </text:p>
      <text:p text:style-name="P1">% https://digital.slub-dresden.de/data/kitodo/BibltojeZ_478590679/BibltojeZ_478590679_tif/jpegs/00001497.tif.large.jpg </text:p>
      <text:p text:style-name="P1">%----------------------------------------------------------- </text:p>
      <text:p text:style-name="P1"><text:s/>a dźiwnje wumoženy. (St. 12.) skutki. Herodas dyrjeny. 191 spaše Pětr srjedźa bjez dwěmaj wojakomaj, zwjazany z dwěmaj rjećazomaj, a ći wajchtarjo před durjemi wobwachowachu jaztwo. </text:p>
      <text:p text:style-name="P1">7. Ahlaj, Knjezowy jandźel přińdźe tam a swětło swěćeše so w tym domje; a wón storči Pětra do boka a wubudźi jeho a dźeše: Stań na měsće! A taj rjećazaj padźeštaj wot jeho rukow. </text:p>
      <text:p text:style-name="P1">8. A tón jandźel dźeše k njemu: Wopasaj so a wobuj so swoje črije! A wón sčini tak. A wón dźeše k njemu: Wodźej so swoju drastu a dźi za mnu! Mark. 6, 9. </text:p>
      <text:p text:style-name="P1">9. A wón dźěše won za nim a njewědźeše, zo by so jemu woprawdźe tak stało přez jandźela; ale jemu so zdaše, jako by widźenje widźił. </text:p>
      <text:p text:style-name="P1">10. Wonaj pak dźěštaj přez prěnju a druhu wachu a přińdźeštaj k železnym durjam, kotrež k městu wjedźechu; te wotewrichu so jimaj same wot sebje. A wonaj wuztupištaj a dźěštaj přez jenu hasu; a hnydom pušći so tón jandźel wot njeho. St. 16, 26. </text:p>
      <text:p text:style-name="P1">11. A jako Pětr k sebi sam přińdźe, dźeše wón: Nětk ja woprawdźe wěm, zo tón Knjez swojeho jandźela pósłał je a mje wutorhnuł z Herodašoweje ruki a wot wšeho čakanja teho židowskeho luda.) </text:p>
      <text:p text:style-name="P1">12. A jako wón so dopomni, přińdźe wón před chěžu Marinu, Janoweje maćerje, kotryž běše mjenowany Markus, hdźež so jich běše wjele zešło a so modlachu. St. 15, 37. </text:p>
      <text:p text:style-name="P1">13. Jako pak Pětr so kłapaše wo durje tych wrotow, přistupi dźowka, z mjenom Rhode, zo by posłuchała. </text:p>
      <text:p text:style-name="P1">14. A póznawši Pětra hłós njewotewri wona wrota z wjesołosću, běžeše pak nutř a připowědaše jim, zo Pětr před wrotami steji. </text:p>
      <text:p text:style-name="P1">15. Woni pak dźachu k njej: Ty sy błazniza. Wona pak wobtwjerdźi, zo temu tak je. Woni pak dźachu: Dha je jeho jandźel. Luk. 24, 37. </text:p>
      <text:p text:style-name="P1">16. Ale Pětr njepšezta kłapać. Jako pak woni wotewrichu, wohladachu jeho a buchu zatorhnjeni. </text:p>
      <text:p text:style-name="P1">17. Jako wón pak jim z ruku kiwaše, zo bychu mjelčeli, powědaše wón jim, kak běše jeho tón Knjez z kłódy won wuwjedł, a dźeše: Pšipowjedajće to Jakubej a tym bratram. A woteńdźe a dźěše do druheho města. </text:p>
      <text:p text:style-name="P1">18. A jako dźeń bu, njebě snadna starozć bjez wojakami, kak so tež z Pětrom je stało. St. 5, 22. </text:p>
      <text:p text:style-name="P1">19. Herodas pak, jako wón jeho k sebi žadaše a jeho njenamaka, wopraša wón surowje tych wajchtarjow a kazaše jich preč wjezć; a ćehnješe ze Židowskeje do Zezareje a dźeržeše so tam horje. </text:p>
      <text:p text:style-name="P1">20. Přetož Herodas běše zamyslił, zo chce wójnu wjezć z Tirizkimi a ze Sidonzkimi. Ći pak we jenej mysli přińdźechu k njemu a wobryčachu Błazta, kralowzkeho komornika, a prošachu pře měr, teho dla, zo jich kraj so žiwješe wot kralowzkeje zemje. 1 Kral. 5, 9. 11. Ez. 27, 17: </text:p>
      <text:p text:style-name="P1">21. Ale na wězty pomjenjeny dźeń wobleknu so Herodas kralowzku drastu, synu so na stoł a dźeržeše ryč k nim. Sir. 11, 4. </text:p>
      <text:p text:style-name="P1">22. Tón lud pak zawoła: To je Boži hłós a nic člowječny. 8, 2. </text:p>
      <text:p text:style-name="P1">23. A hnydom dyri jeho jandźel teho Knjeza, teho dla, zo wón chwalbu Bohu njedaše, a bu wot čeŕwjow rostočeny a spušći dušu. Dan. 5, 20. 21. </text:p>
      <text:p text:style-name="P1">24. To słowo Bože pak rosćeše a pšizporješe so. Jez. 55, 11. </text:p>
      <text:p text:style-name="P1">25. Barnabas pak a Saul wróćichu so do Jerusalema a dokonjachu swoju słužbu, wzawši k sebi Jana, kiž budźe Markus mjenowany. St. 11, 29. St. 15, 37. </text:p>
      <text:p text:style-name="P2"><text:s/></text:p>
      <text:p text:style-name="P1">%----------------------------------- </text:p>
      <text:p text:style-name="P1">% https://digital.slub-dresden.de/data/kitodo/BibltojeZ_478590679/BibltojeZ_478590679_tif/jpegs/00001498.tif.large.jpg </text:p>
      <text:p text:style-name="P1">%----------------------------------------------------------- </text:p>
      <text:p text:style-name="P1"><text:s/>192 Sergius Pawoł. Japoštolzke (13. zt.) Pawoł prěduje </text:p>
      <text:p text:style-name="P1">13. staw. Prěnje pućowanje Pawołowe k póhanam, a što wón bjez nimi je dokonjał. </text:p>
      <text:p text:style-name="P1">1. Někotři profetojo <text:s/>a wučerjo pak běchu w tej gmejnje, kotraž we Antiochii běše, jako Barnabas a Simeon, Niger mjenowany, tež Luzius Zirenejzki, Manahen, kiž z Herodašom Tetrarchu horjećehnjeny běše, a Saul. </text:p>
      <text:p text:style-name="P1">2. Jako pak ći temu Knjezej słužachu a so pozćachu, dźeše tón swjaty Duch k nim: Wotdźělće mi Barnabasa a Saula k temu dźěłu, na kotrež jeju sym powołał. St. 9, 15. </text:p>
      <text:p text:style-name="P1">3. Tuž pozćachu a modlachu so woni a połožichu rucy na njeju a pušćichu jeju preč. St. 14, 28. St. 6, 6. </text:p>
      <text:p text:style-name="P1">4. Jako teho dla taj samaj won pósłanaj běštaj wot swjateho Ducha, přińdźeštaj wonaj do Seleuzije a wot tudy pšewjezeštaj so na łódźi do Zipra. </text:p>
      <text:p text:style-name="P1">5. A jako do Salamina přińdźeštaj, pšipowjedaštaj wonaj to słowo Bože w židowskich šulach; měještaj pak tež Jana za słužomnika při sebi. St. 12, 12. 25. </text:p>
      <text:p text:style-name="P1">6. A jako tu kupu pšekhodźiłaj běštaj hač k městu Papha, namakaštaj tudy někajkeho kuzłarja a falšneho židowskeho profeta, z mjenom Bar-Jezus, </text:p>
      <text:p text:style-name="P1">7. Kiž běše pola bohota Sergia Pawoła, rozumneho muža; přetož tón zawoła k sebi Barnabasa a Saula a požadaše wot njeju to słowo Bože słyšeć. </text:p>
      <text:p text:style-name="P1">8. Ale jimaj so pšećiwješe Elimas, tón kuzłaŕ (přetož tak budźe jeho mjeno přełožene); tón steješe za tym, zo by bohota wot wěry wotwobroćił. 2 Mójz. 7, 11. 2 Tim. 3, 8. </text:p>
      <text:p text:style-name="P1">9. Saul (abo tež Pawoł) pak, napjelnjeny ze swjatym Duchom, pohlada na njeho, </text:p>
      <text:p text:style-name="P1">10. A dźeše: O djabołzke dźěćo, połne wšelkeje lesnozće a wšelkeho šibałztwa a njepšećel wšeje prawdosće, ty njepšeztawaš pšewobroćić teho Knjeza prawe puće; </text:p>
      <text:p text:style-name="P1">11. A nětk hlaj, ruka teho Knjeza budźe přećiwo tebi so stajić: ty budźeš slepy a njebudźeš słónco na chwilu widźeć. A na měsće padźe na njeho ćěmnosć a ćma; a wón wobkhodźi a pytaše sebi, štó by jeho za ruku wjedł. </text:p>
      <text:p text:style-name="P1">12. Jako to bohot widźeše, štož so sta, wěrješe wón a dźiwaše so na tej wučbje teho Knjeza. </text:p>
      <text:p text:style-name="P1">13. Woni so pak pušćichu wot Papha, Pawoł, a kotrajž při nim běštaj, a přińdźechu do města Pergena w Pamphilizkej. A Jan woteńdźe tudy wot njeju a wróći so zaso do Jerusalema. </text:p>
      <text:p text:style-name="P1">14. Wonaj pak pšekhodźištaj Pergen a přińdźeštaj do Antiochije w kraju Pizidia a zańdźeštaj do šule na sabatny dźeń a synuštaj so dele. </text:p>
      <text:p text:style-name="P1">15. A po pšelazowanju teho zakonja a profetow pósłachu k nimaj ći wyši teje šule a dachu jimaj prajić: Lubaj bratraj, matajli što rěčeć a tón lud napominać, dha ryčtaj. St. 15, 21. </text:p>
      <text:p text:style-name="P1">16. Tuž poztaže Pawoł a kiwaše z ruku a dźeše: Wy Jzraelzzy mužojo a kiž wy so Boha bojiće, posłuchajće. </text:p>
      <text:p text:style-name="P1">17. Bóh teho Israelskeho luda je wuzwolił našich wótcow a powyšił tón lud, jako na podroztwje běše we Egiptowzkej zemi, a je jich ze sylnym ramjenjom wuwjedł z teje sameje. 2 Mójz. 12, 37. 41. </text:p>
      <text:p text:style-name="P1">18. A wokoło štyrcyći lět ćeŕpješe wón jich wobeńdźenje w pusćinje. 2 Mójz. 16, 2. 35. 4 Mójz. 14, 34. </text:p>
      <text:p text:style-name="P1">19. A zahubi sydom narodow w Kananejzkej zemi a rozdźěli z losom bjez nich jich kraj. 5 Mójz. 7, 1. Joz. 14, 2. </text:p>
      <text:p text:style-name="P2"><text:s/></text:p>
      <text:p text:style-name="P1">%----------------------------------- </text:p>
      <text:p text:style-name="P1">% https://digital.slub-dresden.de/data/kitodo/BibltojeZ_478590679/BibltojeZ_478590679_tif/jpegs/00001499.tif.large.jpg </text:p>
      <text:p text:style-name="P1">%----------------------------------------------------------- </text:p>
      <text:p text:style-name="P1"><text:s/>Židam (St. 13.) skutki. a póhanam. 193 </text:p>
      <text:p text:style-name="P1">20. A potom da wón jim sudnikow na štyri sta a pjećdźesat lět hač do Samuela, teho profety. Kn. sudn. 2, 16. St. 3, 9. </text:p>
      <text:p text:style-name="P1">21. A wot teho časa prošachu pře krala; a Bóh da jim Saula, teho syna Kisa, muža z roda Benjaminoweho, štyrcyći lět. 1 Sam. 8, 5. St. 10, 21. </text:p>
      <text:p text:style-name="P1">22. A hdyž jeho běše wotsadźił, zbudźi wón jim Dapvita za krala, kotremuž wón swědčeše a dźeše: Ja sym namakał Dawida, syna Jese, muža po mojej wutrobje, kotryž budźe wšitku moju wolu činić. 1 Sam. 16, 12. 13. </text:p>
      <text:p text:style-name="P1">23. S teho symjenja je Bóh po swojim slubje zbudźił Jzraelej zbóžnika, Jezusa. 2 Sam. 7, 12. Jez. 11, 1. Mat. 1, 6. Luk. 1, 27. St. 3, 31. </text:p>
      <text:p text:style-name="P1">24. Prjedy dyžli tón swój hamt započa, je Jan prjedy připowědał křćenicu teje pokuty wšitkemu Jzraelzkemu ludu. Mark. 1, 4. Mat. 3, 1. Luk. 3, 3. </text:p>
      <text:p text:style-name="P1">25. Jako pak Jan swój běh běše dokonjał, dźeše wón: Sa kotrehož mje dźeržiće, tón ja njejsym; ale hlaj, po mni přińdźe, kotrehož črijowe rjemješki ja njejsym doztojny roswjazać. Jan. 1, 20. Mat. 3, 11. Mark. 1, 7. Luk. 3, 16. </text:p>
      <text:p text:style-name="P1">26. Wy mužojo, lubi bratřa, wy dźěći Abrahamoweje šlachty a kotřiž so bjez wami Boha boja, wam je to słowo teho zboža pósłane. Rom. 1, 16. </text:p>
      <text:p text:style-name="P1">27. Přetož ći, kiž we Jerusalemje bydla, a jich wyši, dokelž Jezusa njeznajachu ani te prophetizke słowa, kiž na wšě sabaty lazowane budźa, su woni te same ze swojim sudźenjom dopjelnili. Jan. 16, 3. </text:p>
      <text:p text:style-name="P1">28. A hač runje žaneje winy teje smjerće na nim njenamakachu, dha wšak prošachu Pilata, zo by wón skóncowany był. Mat. 27, 22. 23. Mark. 15, 12—14. Luk. 23, 23. Jan. 19, 6. </text:p>
      <text:p text:style-name="P1">29. A jako woni wšitko dokonjeli běchu, štož wot njeho pisane je, wzachu jeho z drjewa a połožichu jeho do rowa. Mat. 27, 509. </text:p>
      <text:p text:style-name="P1">30. Ale Bóh je jeho zbudźił wot morwych. Mat. 28, 6. Mark. 16, 6. Luk. 24, 6. </text:p>
      <text:p text:style-name="P1">31. A wón je wjele dnjow widźeny wot tych, kiž z nim z Galilejskeje do Jerusalema horje šli běchu, kotřiž su jeho swědkojo před ludom. Jan. 20, 19. 25. </text:p>
      <text:p text:style-name="P1">32. A my tež pšipowjedamy wam to slubjenje, kotrež so k wótcam stało je, 1 Mójz. 3, 15. </text:p>
      <text:p text:style-name="P1">33. So to same Bóh nam, jich dźěćom, je dopjelnił, z tym, zo wón Jezusa je zbudźił; jako tež w druhim pzalmje pisane je: Ty sy mój Syn, ja sym dźensa će płodźił. Pz. 2, 7. Hebr. 1, 5. </text:p>
      <text:p text:style-name="P1">34. So wón pak jeho je wot morwych zbudźił, zo wón nihdy by njezhnił, praji wón tak: Ja chcu wam tu hnadu, Davitej slubjenu, swěru dźeržeć. Jez. 55, 3. </text:p>
      <text:p text:style-name="P1">35. Teho dla praji wón tež na druhim měsće: Ty njebudźeš dopušćić, zo by twój swjaty widźił zhniće. St. 2, 27. Pz. 16, 10. </text:p>
      <text:p text:style-name="P1">36. Přetož Dawid, jako w swojim času tej woli Božej běše słužił, wusnu wón a je k swojim wótcam pšipołoženy a je zhniće widźił. St. 2, 29. </text:p>
      <text:p text:style-name="P1">37. Kotrehož pak Bóh je zbudźił, tón njeje zhniće widźił. </text:p>
      <text:p text:style-name="P1">38. Teho dla budź wam wědomne, wy mužojo, lubi bratřa, zo přez teho wam budźe připowědane wodaće tych hrěchow, ssuk. 24, 47. </text:p>
      <text:p text:style-name="P1">39. A wšitko to, přez kotrež wy njemóžešće w Mójzasowym zakonju prawi być. Štóž pak do teho wěri, tón budźe prawy. Jez. 53, 6. 11. </text:p>
      <text:p text:style-name="P1">40. Hladajće so teho dla, zo na was njepřińdźe, štož w tych profetach je prajene: Hab. 1, 5. Jez. 28, 14. </text:p>
      <text:p text:style-name="P1">41. Hlajće, wy zazpjerjo, a dźiwajće so a budźće kničomni; </text:p>
      <text:p text:style-name="P2"><text:s/></text:p>
      <text:p text:style-name="P1">%----------------------------------- </text:p>
      <text:p text:style-name="P1">% https://digital.slub-dresden.de/data/kitodo/BibltojeZ_478590679/BibltojeZ_478590679_tif/jpegs/00001500.tif.large.jpg </text:p>
      <text:p text:style-name="P1">%----------------------------------------------------------- </text:p>
      <text:p text:style-name="P1"><text:s/>194 Póhanjo wěrja. Japoštołzke (13. 14. zt.) Pawoł w Liztrje, přetož ja činju skutk we wašim času, tajki skutk, kotryž wy njebudźeće wěrić, hdyž wam budźe štó wot njeho powjedać. </text:p>
      <text:p text:style-name="P1">42. Jako pak wonaj ze židowskeje šule wuńdźeštaj, prošachu jeju ći póhanjo, zo byštaj jim srjedźa w tydźenju te same słowa prajiłaj. </text:p>
      <text:p text:style-name="P1">43. A jako ta zhromadźizna so běše rozešła, dźěše wjele židow a bohabojaznych, kiž běchu k jich wěrje pšiztupili, za Pawołom a Barnabasom, kotrymž wonaj to słowo praještaj, a napominaštaj jich, zo bychu wostali w Božej hnadźe. St. 11, 28. St. 14, 22. </text:p>
      <text:p text:style-name="P1">44. Na pšichodny sabat pak zeńdźe so skoro cyłe město, zo by Bože słowo słyšało. </text:p>
      <text:p text:style-name="P1">45. Jako pak židźi tón lud widźichu, buchu woni połni zawizće a pšećiwichu so temu, štož wot Pawoła bu prajene, nic pak so jeno pšećiwichu, ale hanichu tež to. St. 5, 17. </text:p>
      <text:p text:style-name="P1">46. Pawoł pak a Barnabas dźeštaj khroble: Wam dyrbješe najprjedy to słowo Bože prajene być; ale dokelž wy to wot was ztorčiće a so sami teho wěčneho žiwjenja za njedoztojnych dźeržiće, hlaj, dha so k tym póhanam wobroćimy. Mat. 10, 6. Luk. 7, 30. </text:p>
      <text:p text:style-name="P1">47. Přetož tak je nam tón Knjez přikazał: Ja sym će póhanam za swětłosć postajił, zo by ty to zbože był hač do kónca teje zemje. Luk. 2, 32. Jez. 9, 1. St. 42, 6. St. 49, 6. St. 60, 3. </text:p>
      <text:p text:style-name="P1">48. Jako to słyšachu ći póhanjo, zwjeselichu woni so a chwalachu to słowo teho Knjeza a wěrjachu, tak wjele jako jich běše k wěčnemu žiwjenju poztajenych. Rom. 8, 29. </text:p>
      <text:p text:style-name="P1">49. A teho Knjeza słowo bu roznjesene přez tón cyły kraj. </text:p>
      <text:p text:style-name="P1">50. Ale židźi nawabichu bohabojazne a česne žony a wyšich teho města a zbudźichu pšezćěhanje přećiwo Pawołej a Barnabasej a wustorčichu jeju ze swojich mjezow. </text:p>
      <text:p text:style-name="P1">51. Wonaj pak wottšaseštaj tón proch wot swojich nohow a přińdźeštaj do Jkonije. Mat. 10, 14. Jap. zk. 18, 6. </text:p>
      <text:p text:style-name="P1">52. Ći wučomnicy pak buchu napjelnjeni z wjesołosću a ze swjatym Duchom. </text:p>
      <text:p text:style-name="P1">14. staw. Pawoł přińdźe zaso do Antiochije, a što so na puću je podało. </text:p>
      <text:p text:style-name="P1">1. Sta so pak we Jkonii, zo so wonaj tam zhromadźištaj w židowskej šuli a ryčeštaj tak, zo idow a Grichow bu jara wjele wěrjazych. </text:p>
      <text:p text:style-name="P1">2. Njewěrni židźi pak zbudźichu a roszłobichu te duše tych pohanow přećiwo tym bratram. </text:p>
      <text:p text:style-name="P1">3. Wonaj pak tam dołhi čas so horje dźeržeštaj a wučeštaj khroble w tym Knjezu, kiž swědčeše temu słowu swojeje miłozće a da so zejchi a dźiwy stać přez jeje rucy. St. 19, 11. </text:p>
      <text:p text:style-name="P1">4. Ta zhromadźizna teho města pak so rozdźěli: někotři dźeržachu ze židami, někotři pak z tymaj japoštołomaj. </text:p>
      <text:p text:style-name="P1">5. Jako so pak ropot zběhnu tych pohanow a židow a jich wyšich, zo bychu jeho hanili a kamjenjowali, 2 Tim. 3, 11. </text:p>
      <text:p text:style-name="P1">6. Pytnyštaj wonaj to a ćeknuštaj do tych městow Likaonizkeje zemje, do Liztry a do Derby a tam wokoło; St. 8, 1. </text:p>
      <text:p text:style-name="P1">7. A wučeštaj tam to evpangelion. St. 11, 20. </text:p>
      <text:p text:style-name="P1">8. A někajki muž běše w Liztrje, chory na nohi; sedźeše a běše khromy wot maćerneho žiwota, a nihdy njeběše khodźił; </text:p>
      <text:p text:style-name="P1">9. Tón samy słyšeše Pawoła ryčo. A tón pohlada na njeho a pytny, zo wěri, zo mohł wustrowjeny być, Mat. 9, 28. </text:p>
      <text:p text:style-name="P1">10. Dźeše teho dla z wulkim hło</text:p>
      <text:p text:style-name="P2"><text:s/></text:p>
      <text:p text:style-name="P1">%----------------------------------- </text:p>
      <text:p text:style-name="P1">% https://digital.slub-dresden.de/data/kitodo/BibltojeZ_478590679/BibltojeZ_478590679_tif/jpegs/00001501.tif.large.jpg </text:p>
      <text:p text:style-name="P1">%----------------------------------------------------------- </text:p>
      <text:p text:style-name="P1"><text:s/>kamjenjowany. (St. 14. 15.) zkutti. Japoštołow 195 som: Stań prozće horje na swojej nocy! A wón poskoči a chodźeše. St. 3, 6. Jez. 35, 6. Tekst na 13. njedźelu po swj. Trojicy. III. </text:p>
      <text:p text:style-name="P1">11. [Jako pak to tón lud widźeše, štož Pawoł běše činił, pozběžechu woni swój hłós a dźachu po Likaonzku: Bohojo su čłowjekam so podobni sčinili a k nam dele přišli. St. 28, 6. </text:p>
      <text:p text:style-name="P1">12. A rěkachu Barnabasej Jupiter a Pawołej Merkurius, dokelž wón słowo rěčeše. </text:p>
      <text:p text:style-name="P1">13. Tón měšnik pak teho Jupitera, kiž před jich měztom běše, pšiwjedźe woły z wěnzami wupyšene před wrota a chcyše z tym ludom woprować. </text:p>
      <text:p text:style-name="P1">14. Jako to słyšeštaj taj japoštołaj, Barnabas a Pawoł, rostorhaštaj wonaj swoje drasty a zkočištaj djes zawołaštaj, 15.A dźeštaj: Wy mužojo, što wy to činiće? Wšak mój tež smój smjertnaj čłowjekaj, runje jako wy, a pšipowjedamój wam to ewangelion, zo byšće wy so wobroćili wot tych falšnych k žiwemu Bohu, kiž je sčinił njebjo a zemju a to morjo a wšitko, štož w nich je; St. 10, 26. Pz. 146, 6. Zjew. 14, 7. </text:p>
      <text:p text:style-name="P1">16. Kiž w zachodnych časach je dopušćił wšitkim póhanam, zo su khodźili po swojich pućach. St. 17, 30. Pz. 81, 13. </text:p>
      <text:p text:style-name="P1">17. A wšak njeje wón sam so bjez swědčenja wostajił, wón je nam wjele dobreho činił a z njebjes dele dešć a płódne časy dał a je napjelnił ze žiwnozću a z wjesołosću naše wutroby. Jer. 5, 24. </text:p>
      <text:p text:style-name="P1">18. A jako to dźeštaj, zpokojištaj wonaj lědom tón lud, zo jimaj njewoprowaše. </text:p>
      <text:p text:style-name="P1">19. Přińdźechu pak židżi z Antiochije a z Jkonije a naryčachu tón kud, zo Pawoła kamjenjowachu a wlečichu jeho z města won; a měnjachu, zo je morwy. 2 Kor. 11, 25. 2 Tim. 3, 11. N. t. </text:p>
      <text:p text:style-name="P1">20. Jako pak jeho ći wučomnicy wobdachu, staže wón a dźěše do města. A nazajtra woteńdźe wón z Barnabasom do Derby, </text:p>
      <text:p text:style-name="P1">21. A pšipowjedaštaj tež temu samemu městu to ewangelion a roswučeštaj jich wjele; a wróćištaj so zaso po tym do Liztry, do Jkonije a do Antiochije, </text:p>
      <text:p text:style-name="P1">22. A posylnještaj te duše tych wučomnikow a napominaštaj jich, zo bychu we wěrje wostali a zo přez wjele ztyzknozćow my mamy nutř hić do Božeho kralestwa.) Mat. 10, 38. </text:p>
      <text:p text:style-name="P1">23. Tež wuztaještaj jim tam a sem staršich w tych wosadach, modleštaj so z posćenjom a poručištaj jich temu Knjezej, do kotrehož běchu wěrili. St. 6, 6. </text:p>
      <text:p text:style-name="P1">24. A ćehnještaj přez Pizidizku a přińdźeštaj do Pamphilizkeje; </text:p>
      <text:p text:style-name="P1">25. A ryčeštaj w Pergenje to słowo a ćehnještaj dele do Attalije. </text:p>
      <text:p text:style-name="P1">26. A wot tudy pšewjezeštaj so wonaj na łódźi do Antiochije, z wotkal běštaj wuztajenaj přez tu smilnosć Božu k temu skutku, kotryž děnk dopjeita. 1.2. </text:p>
      <text:p text:style-name="P1">27. Jako pak B přińdźeštaj, zhromadźištaj wonaj tu gmejnu a pšipowjedaštaj, kak wjele Bóh z nimaj běše činił, a zo wón tym póhanam durje teje wěry je wotewrił. St. 15, 4. 1 Kor. 16, 9. </text:p>
      <text:p text:style-name="P1">28. A běštaj tam nic krótki čas pola wučomnikow. </text:p>
      <text:p text:style-name="P1">15. staw. Shromadźenje japoštołow wobrězanja a prawychčinjenja dla. ; </text:p>
      <text:p text:style-name="P1">1. Někotři pak přišedši ze żidowzkeje, wučachu bratrow: Jeli zo so njedaće wobrězać po Mójzasowym wuztajenju, dha njebudźeće zbóžni. Gal. 5, 2. </text:p>
      <text:p text:style-name="P1">2. Jako so pak pšećiwnozć sta a Pawoł a Barnabas nic snadnu zwadu z nimi měještaj, wuztajichu 13 (90) </text:p>
      <text:p text:style-name="P2"><text:s/></text:p>
      <text:p text:style-name="P1">%----------------------------------- </text:p>
      <text:p text:style-name="P1">% https://digital.slub-dresden.de/data/kitodo/BibltojeZ_478590679/BibltojeZ_478590679_tif/jpegs/00001502.tif.large.jpg </text:p>
      <text:p text:style-name="P1">%----------------------------------------------------------- </text:p>
      <text:p text:style-name="P1"><text:s/>196 zhromadźenje Japoštolzke (15. zt.) prawychčinjenja dla. woni, zo Pawoł a Barnabas a někotři druzy wot nich bychu k tym japoštołam a staršim do Jerusalema tajkeho rosryčenja dla horje ćahnuli. St. 11, 30. </text:p>
      <text:p text:style-name="P1">3. A wonaj buštaj wot teje gmejny pšewodźenaj a ćehnještaj přez Phenizizku a Samarizku a powědaštaj to wobroćenje tych pohanow a načiništaj wšitkim bratram wulku wjesełosć. </text:p>
      <text:p text:style-name="P1">4. A jako wonaj přińdźeštaj do Jerusalema, buštaj wonaj powitanaj wot gmejny a wot japoštołow a wot staršich, a pšipowjedaštaj, kak wjele Bóh z nimaj běše činił. St. 14, 27. </text:p>
      <text:p text:style-name="P1">5. Tuž poztažechu někotři wot Pharizejzkeje zekty, kotřiž běchu wěrili, a rjeknuchu: Woni so dyrbja dać wobrězać, a njech jim budźe přikazane, zo bychu Mójzasowy zakoń dźerželi. Tekst na 14. njedźelu po swj. Trojicy. lII. </text:p>
      <text:p text:style-name="P1">6. Ći japoštoli a starši pak so zeńdźechu, zo so bychu wo tu ryč roshladali. </text:p>
      <text:p text:style-name="P1">7. Jako pak so dołho běchu rosryčeli, postanu Pětr a dźeše k nim: Wy mužojo, lubi bratřa, wam je wědomne, zo Bóh jara dawno bjez nami je wuzwolił, zo bychu póhanjo přez mój rt to słowo teho ewangeliona słyšeli a wěrili. St. 11, 18. : </text:p>
      <text:p text:style-name="P1">8. A Bóh, kotryž znaje te wutroby, swědčeše jim a da jim swjateho Ducha, runje jako nam. PpPj,. 7, 10. </text:p>
      <text:p text:style-name="P1">9. A nječinješe žaneho rosdźělenja bjez nami a bjez nimi a wučizćeše přez wěru jich wutroby. St. 10, 34. </text:p>
      <text:p text:style-name="P1">10. Što dha spytujeće Boha z nakładźenjom teho zpšaha na šiju tych wučomnikow, kotryž ani naši wótcojo ani my smy njezć njemóhli? Mat. 23, 4. </text:p>
      <text:p text:style-name="P1">11. Ale my wěrimuy, zo přez tu hnadu teho Knjeza Jezom Chrysta zbóžni budźemy, runje jako tež woni. Eph.2, 4 8. </text:p>
      <text:p text:style-name="P1">12. Tuž mjelčeše ta cyła zhromadźizna a posłuchaše na Barnabasa a Pawoła, kotrajž powědaštaj, kajke wulke zejchi a dźiwy Bóh přez njeju bjez póhanami běše činił.) St. 11, 18. </text:p>
      <text:p text:style-name="P1">13. A potom, jako běchu mjelkli, wotmołwi Jakub a dźeše: Wy mužojo, lubi bratřa, posłuchajće na mnje. </text:p>
      <text:p text:style-name="P1">14. Šiman je powjedał, kak Bóh najprjedy je domach pytał a horje wzał lud z pohanow k swojemu mjenu. </text:p>
      <text:p text:style-name="P1">15. A z tym so runaju te ryče tych profetow a jako pisane steji: </text:p>
      <text:p text:style-name="P1">16. Potom chcu so wróćić a chcu zaso twarić tu hětu Davitowu, kotraž je so rospanuła, a jeje zkałoby chcu ja zaso natwarić a chcu ju postajić, Amos 9, 11. </text:p>
      <text:p text:style-name="P1">17. So buy, štož zbytka je wot ludźi, po Knjezu so prašeli, a wšitcy póhanjo, nad kotrymiž moje mjeno je mjenowane, praji tón Knjez, kiž to wšitko čini. </text:p>
      <text:p text:style-name="P1">18. Bohu su wšitke jeho skutki wědomne wot spočatka teho swěta. </text:p>
      <text:p text:style-name="P1">19. Teho dla wobzanknu ja, zo bychmy tych, kotřiž so z póhanztwa k Bohu wobroća, njewobćežili; </text:p>
      <text:p text:style-name="P1">20. Ale pišmy jim, zo bychu so zdźerželi teje nječiztozće tych pšibohow a teho kurwaŕztwa a teho, štož je zadušene, a teje krwě. 3 Mójz. 3, 17. </text:p>
      <text:p text:style-name="P1">21. Přetož Mójzas ma wot doł heho časa we wšěch městach tych, kotřiž jeho prěduja, a budźe na kóždy sabat w šulach lazowany. </text:p>
      <text:p text:style-name="P1">22. A zdaše so derje tym japoštołam a staršim z cyłej gmej nu, zo bychu někotrych mužow wot tych swojich wuzwolili a pósłali do Antiochije, z Pawołom a z Barnabasom, Judaša, z pšimjenom Barzabasa, a Silasa, kotrajž mužej </text:p>
      <text:p text:style-name="P2"><text:s/></text:p>
      <text:p text:style-name="P1">%----------------------------------- </text:p>
      <text:p text:style-name="P1">% https://digital.slub-dresden.de/data/kitodo/BibltojeZ_478590679/BibltojeZ_478590679_tif/jpegs/00001503.tif.large.jpg </text:p>
      <text:p text:style-name="P1">%----------------------------------------------------------- </text:p>
      <text:p text:style-name="P1"><text:s/>Japoštołow list na (St. 15. 16.) skutki. wěrjazych pohanow. 197 hěštaj wučerjej bjez tymi bratrami. </text:p>
      <text:p text:style-name="P1">23. A podachu jimaj pismo do rukow, kotrež so tak ma: My, japoštoli a starši a bratřa, prajimy tym bratram z tych pohanow, kotřiž su we Antiochii a Syriskej a Zilizizkej, wjele dobreho. </text:p>
      <text:p text:style-name="P1">24. Dokelž my smy słyšeli, zo někotři wot nas su wušli a su was z wučbu zamolili a waše duše zmućili a praja, wy maće so dać wobrězać a tón zakoń dźeržeć, kotrymž my ničo njejsmy pšikazali; St. 20, 30. Gal. 2, 4. </text:p>
      <text:p text:style-name="P1">25. Je so nam zhromadźenym we jenej mysli zdało, zo bychmy mužow wubrali a jich k wam pósłali z našimaj najlubšimaj, Barnabasom a Pawołom, </text:p>
      <text:p text:style-name="P1">26. Kotrajž čłowjekaj swoje duše staj podałaj za to mjeno našeho Knjeza Jezom Chrysta. </text:p>
      <text:p text:style-name="P1">27. Tuž smy k wam pósłali Judaša a Silasa, kotrajž tež ze słowami to same připowědać budźetaj. </text:p>
      <text:p text:style-name="P1">28. Přetož to so zpodoba temu swjatemu Duchu a nam, zo bychmy žaneho brěmjenja wjazy na was njekładli, hač jeno te nuzne wěcy, </text:p>
      <text:p text:style-name="P1">29. So byšće pšibójzkich woporow a krwě a zadušeneho a kurwaŕztwa so zdźerželi; hdyž wy so tych wěcow zdźeržiće, budźeće wy derje činić. Mějće so derje. </text:p>
      <text:p text:style-name="P1">30. Jako teho dla ći wonpósłani přińdźechu do Antiochije, tuž zhromadźichu woni tu syłu a podachu | tón list. | </text:p>
      <text:p text:style-name="P1">31. Jako pak ći sami tón běchu pšelazowali, zwjeselichu so woni teho trošta. St. 18, 48. | </text:p>
      <text:p text:style-name="P1">32. Judaš pak a Silas, kotrajž tež prophetaj běštaj, napominaštaj tych bratrow z wjele słowami a posylništaj jich. | St 11, 27. St. 13.1. </text:p>
      <text:p text:style-name="P1">33. Wonaj pak pobyštaj tudy někotry čas a buštaj wot bratrow zaso z měrom pušćenaj k japoštołam. </text:p>
      <text:p text:style-name="P1">34. Ale Silasej so zpodobaše, zo tam wosta. </text:p>
      <text:p text:style-name="P1">35. Pawoł pak a Barnabas běštaj tak we Antiochii a wučeštaj a prědowaštaj teho Knjeza słowo, z wjele druhimi. </text:p>
      <text:p text:style-name="P1">36. Po někotrych dnjach pak dźeše Pawoł k Barnabasej: Wróćmy so zaso a wobhladajmy našich bratrow we wšěch městach, w kotrychž mój teho Knjeza słowo smój pšipowjedałaj, kak so maju. </text:p>
      <text:p text:style-name="P1">37. Barnabas pak radźeše, zo byštaj sobu wzałaj Jana, z pšimjenom Marka. </text:p>
      <text:p text:style-name="P1">38. Pawołej so pak zdaše, zo byštaj tajkeho sobu njebrałaj, kiž běše wot njeju wotztupił w Pamphilizkej a njeběše sobu ćahnuł k temu skutku. St. 13, 13. </text:p>
      <text:p text:style-name="P1">39. A dźěštaj wótzje na so, tak zo so wobaj rózno daštaj, a Barnabas wza k sebi Marka a přewjeze so do Zipra. </text:p>
      <text:p text:style-name="P1">40. Pawoł pak wuzwoli sebi Silasa a woteńdźe preč, tej hnadźe Božej poručeny wot tych bratrow. 41, Wón pak přechodźi Sirizku a Zilizizku a posylni te wosady. </text:p>
      <text:p text:style-name="P1">16. staw. Pawoła skutk a ćerpjenje w Liztrje, Azizkej a Bithinizkej, Troadźe a Philippje. 1, Wón přińdźe pak do Derby a do Liztry, a hlaj, jedyn wučomnik tam běše, z mjenom Timothej, jedneje židowskeje žony syn, kotraž wěrješe; ale nan běše Grichizki. St. 19, 22. </text:p>
      <text:p text:style-name="P1">2. Tón měješe dobru chwalbu pola bratrow w Liztrje a we Jkonii. St. 6, 3. St. 10, 22. </text:p>
      <text:p text:style-name="P1">3. Teho sameho chcyše Pawoł, zo by sobu šoł, a wzawši wobrěza jeho tych Židow dla, kotřiž w tych městach tam běchu; přetož wšitcy wědźachu, zo jeho nan je Grichizki był. 13" </text:p>
      <text:p text:style-name="P2"><text:s/></text:p>
      <text:p text:style-name="P1">%----------------------------------- </text:p>
      <text:p text:style-name="P1">% https://digital.slub-dresden.de/data/kitodo/BibltojeZ_478590679/BibltojeZ_478590679_tif/jpegs/00001504.tif.large.jpg </text:p>
      <text:p text:style-name="P1">%----------------------------------------------------------- </text:p>
      <text:p text:style-name="P1"><text:s/>198 Pawołowe widźenje. Japoštolzke (16. zt.) Lidia. </text:p>
      <text:p text:style-name="P1">4. Jako woni pak přez te města ćehnjechu, podachu woni jim to same, zo bychu dźerželi te wučby, kotrež wot tych japoštołow a staršich we Jerusalemje běchu wobzanknjene. St. 15, 20. 29. </text:p>
      <text:p text:style-name="P1">5. Tuž buchu te wosady we wěrje posylnjene a pšibjerachu wšědnje dale a bóle. </text:p>
      <text:p text:style-name="P1">6. Jako pak woni Phrigizku a Galatizki kraj pšećahnychu, bu jim wot swjateho Ducha wobarane, zo bychu njeryčeli to słowo we Azizkej. St. 18, 23. </text:p>
      <text:p text:style-name="P1">7. Přišedši pak k Mizizkej, spytachu woni, zo bychu přez Bithinizku ćahnuli; a tón Duch jim to njepšida. </text:p>
      <text:p text:style-name="P1">8. Tuž minychu so Mizizkeje a přińdźechu do Troady. St. 20, 6. 2 Kor. 2, 12. 2 Tim: 4, 13. Tekst na 15. njedźelu po swj. Trojicy. III. </text:p>
      <text:p text:style-name="P1">9. [A Pawołej so w nocy widźenje sta; někajki muž běše z Mazedonzkeje, tón stejo jeho prošeše a dźeše: Přińdź dele do Mazedonzkeje a pomhaj nam! </text:p>
      <text:p text:style-name="P1">10. Jako wón pak to widźenje běše widźił, tuž my na měsće zamyslichmy, zo bychmy so pušćili do Mazedonzkeje, teje wězteje nadźije, zo tón Knjez nas tam běše powołał, zo bychmy jim to ewangelion prědowali. </text:p>
      <text:p text:style-name="P1">11. A my pušćichmy so z Troady a pšińdźechmy z prěnim běhom do Samothrazizkeje a nazajtra do Neapla, </text:p>
      <text:p text:style-name="P1">12. A wot tudy do Philippa, kotrež je to wosebniše město w Mazedonzkim kraju a je swobodne. A my woztachmy tak w tym měsće někotre dny. </text:p>
      <text:p text:style-name="P1">13. A tón sabatny dźeń dźěchmy won před město k wodźe, hdźež so modlachu k Bohu, a ryčachmy sedźo k žónzkim, kotrež so běchu zešłe. </text:p>
      <text:p text:style-name="P1">14. Jena bohabojazna žónska pak, z mjenom Lidia, kotraž šarlat pšenućeše.) dawaše, z města tych Thiatirzkich posłuchaše; tej tón Knjez wutrobu wotewri, zo wona na to kedźbowaše, štož wot Pawoła bu rěčane. Luk. 24, 45. </text:p>
      <text:p text:style-name="P1">15. Jako pak wona a jejna chěža bu kšćena, napominaše wona nas a dźeše: Jeli zo mje za tu dźeržiće, zo ja wěrju do teho Knjeza, dha zańdźće do mojeho doma a wostańće tudy. A wona nas 1 Mójz. 18, 3. </text:p>
      <text:p text:style-name="P1">16. Sta so pak, jako my k modlitwje dźěchmy, zetka nas někajka dźowka, ta měješe wěšćazeho ducha a přinjese swojim knježim wjele wužitka přez to wěšćenje. </text:p>
      <text:p text:style-name="P1">17. Ta chodźeše stajnje za Pawołom a za nami, wołaše a dźeše: Tući ludźo su wotročcy Boha wjeršneho, kotřiž wam puć teje zbóžnozće pšipowjedaju. Mark. 1, 24. 34. </text:p>
      <text:p text:style-name="P1">18. To činješe wona přez wjele dnjow. Pawołej so pak to njezdaše a wobroći so a dźeše k temu duchu: Ja ći pšikazuju w mjenje Jezom Chrysta, zo wot njeje wuztupiš. A wón wustupi w tej samej štundźe. Mark. 16, 17. </text:p>
      <text:p text:style-name="P1">19. Jako pak to jeje knježa widźichu, zo ta nadźija jich wužitka běše wuztupiła, jimachu woni Pawoła a Silasa, ćehnjechu jeju na torhošćo před wyšich, </text:p>
      <text:p text:style-name="P1">20. A stajichu jeju před hejtmanow a dźachu: Taj čłowjekaj změšataj naše město a staj židaj; 1 Kral. 18, 17. </text:p>
      <text:p text:style-name="P1">21. A pšipowjedataj někajke wašnje, kotrež na so wzać a jo činić nam so njehodźi, dokelž my Romzzy smy. Tekst na 16. njedźelu po swj. Trojicy. III. </text:p>
      <text:p text:style-name="P1">22. A tón lud poztaže přećiwo nimaj; a ći hejtmanojo dachu jeju drasty dele torhać a kazachu jeju khoztać. 2 Kor. 11, 25. Phil. 1, 30. 1 Thes. 2, 2. </text:p>
      <text:p text:style-name="P1">23. A jako jeju dosć běchu po</text:p>
      <text:p text:style-name="P2"><text:s/></text:p>
      <text:p text:style-name="P1">%----------------------------------- </text:p>
      <text:p text:style-name="P1">% https://digital.slub-dresden.de/data/kitodo/BibltojeZ_478590679/BibltojeZ_478590679_tif/jpegs/00001505.tif.large.jpg </text:p>
      <text:p text:style-name="P1">%----------------------------------------------------------- </text:p>
      <text:p text:style-name="P1"><text:s/>Jaztnik bu wěrjacy. (St. 16. 17.) skutki. Pawoł 199 khoztali, ćisnychu jeju do kłódy a pšikazachu jaztnikej, zo by jeju twjerdźe dźeržał. </text:p>
      <text:p text:style-name="P1">24. Tón wza tu samu přikaznju na so a ćisnu jeju do teho najhłubšeho jastwa a zanknu jeju nohi do kłódy. </text:p>
      <text:p text:style-name="P1">25. Wokoło połnocy pak so Pawoł a Silas k Bohu modleštaj a khwaleštaj Boha; a jeći jeju słyšachu. St. 4, 31. St. 5, 41. </text:p>
      <text:p text:style-name="P1">26. Sta so pak hnydom wulke zemjerženje, tak zo buchu hnute te grunty teho jastwa. A na měsće buchu wšitke durje wotewrjene a wšitkich zwjazki roswjazane. </text:p>
      <text:p text:style-name="P1">27. Tuž wozući tón jaztnik a widźeše te durje teho jastwa wotewrjene, wutorže mječ a chcyše so sam skóncować, zo sebi mysleše, zo jeći su ćekli. </text:p>
      <text:p text:style-name="P1">28. A Pawoł zawoła z wulkim hłosom a dźeše: Nječiń sam sebi ničo złeho, wšak smy wšitcy tudy. </text:p>
      <text:p text:style-name="P1">29. Wón pak žadaše swěcu a skoči nutř a tšepjetawši padźe Pawołej a Silasej k nohomaj, </text:p>
      <text:p text:style-name="P1">30. A wuwjedźe jeju won a rjeknu jimaj: Mojej knjezaj, što mam činić, zo zbóžny budu? Luk. 3, 10. </text:p>
      <text:p text:style-name="P1">31. Wonaj dźeštaj: Wěr do teho Knjeza Jezom Chrysta, dha budźeš ty a twój dom zbóžny. </text:p>
      <text:p text:style-name="P1">32. A praještaj jemu to słowo teho Knjeza a wšitkim, kotřiž we jeho domje běchu. </text:p>
      <text:p text:style-name="P1">33. A wón wza jeju k sebi w tej samej štundźe w nocy, zmy jeju rany a da na měsće so křćić, wón a wšitcy ći jeho; </text:p>
      <text:p text:style-name="P1">34. A wjedźeše jeju do swojeho doma, staji jimaj blido a wjeseleše so z cyłej swojej chěžu, zo do Boha wěri. Luk. 5, 29. </text:p>
      <text:p text:style-name="P1">35. A jako dźeń bu, pósłachu ći hejtmanojo měšćanzkich słužomnikow a dachu prajić: Pušć tych ludźi. </text:p>
      <text:p text:style-name="P1">36. A tón jaztnik připowědaše te słowa Pawołej, zo ći hejtmanojo su pósłali, zo byštaj byłaj pušćenaj. Nětk dha wuńdźtaj a woteńdźtaj z měrom. </text:p>
      <text:p text:style-name="P1">37. Pawoł pak dźeše k nim: Woni su naju zjawnje khoztali bjez prawa a bjez pšesłyšenja, kiž mój wšak Romzzy ludźo smój, tež su naju do jastwa ćisli a nětko chcedźa naju skradźu wumjetać? Ničo z teho njebudźe; ale njech woni přińdu a sami naju wuwjedu. </text:p>
      <text:p text:style-name="P1">38. Ći měšćanzzy słužomnicy powědachu tajke słowa tym hejtmanam, a woni so bojachu, jako słyšachu, zo su Romzzy; </text:p>
      <text:p text:style-name="P1">39. A přišedši napominachu a wuwjedźechu jeju, prosywši, zo byštaj z města wušłaj. </text:p>
      <text:p text:style-name="P1">40. Wonaj pak wuńdźeštaj z teho jastwa a dźěštaj k tej Lidii. A jako tych bratrow běštaj widźiłaj a jich troštowałaj, woteńdźeštaj precż. </text:p>
      <text:p text:style-name="P1">17. staw. Pawołowy skutk a napšećiwnozć w Thesaloniku, Beroje a Athenje. </text:p>
      <text:p text:style-name="P1">1. A wonaj pšećehnještaj přez Amphipoliu a Apolloniu a přińdźeštaj do Thesalonika, hdźež běše židowzka šula. 1 Thes. 2, 2. </text:p>
      <text:p text:style-name="P1">2. Jako pak Pawołowe wašnje běše, zańdźe wón k nim a rěčeše z nimi přez tři sabaty z pisma: </text:p>
      <text:p text:style-name="P1">3. Wotewri a wułoži jim to, zo Chrystus je měł ćerpić a wot morwych stanuć, a zo tón je Chrystus Jezus, kotrehož ja wam připowědam. Luk. 24, 27. 45. </text:p>
      <text:p text:style-name="P1">4. A někotři wot nich wěrjachu a pšitowaŕšichu so k Pawołej a Silasej, tež tych nazbóžnych Grichizkich wulka zhromadźizna, jako tež tych wosebnych žónskich nic mało. Scht. 17. </text:p>
      <text:p text:style-name="P1">5. Ale ći zasakli židźi zawidźichu to a wzachu k sebi někotrych złych gmejnzkich ludźi, zhromadźichu jich a zćinichu njeměr w měsće a ztu</text:p>
      <text:p text:style-name="P2"><text:s/></text:p>
      <text:p text:style-name="P1">%----------------------------------- </text:p>
      <text:p text:style-name="P1">% https://digital.slub-dresden.de/data/kitodo/BibltojeZ_478590679/BibltojeZ_478590679_tif/jpegs/00001506.tif.large.jpg </text:p>
      <text:p text:style-name="P1">%----------------------------------------------------------- </text:p>
      <text:p text:style-name="P1"><text:s/>200 w Beroje Japoštolzke (17. zt.) a we pichu před Jazonowy dom a pytachu, zo bychu jeju wjedli před lud. </text:p>
      <text:p text:style-name="P1">6. Jako pak jeju njenamakachu, ćehnjechu woni Jazona a někotrych bratrow před tych wyšich teho města, wołajzy: Tući, kotřiž po cyłym swěće změšk načinja, ći sami su tež hew přišli; St. 16, 20. 1 Kral. 18, 17. </text:p>
      <text:p text:style-name="P1">7. Tych hozpoduje Jazon; a ći sami wšitcy činja přećiwo khěžorowemu wuztajenju, praja, zo druhi je kral, Jezus. Luk. 23, 2. </text:p>
      <text:p text:style-name="P1">8. Woni zmućichu pak tón lud a tych wyšich teho města, kotřiž to słyšachu. </text:p>
      <text:p text:style-name="P1">9. Ale jako woni wot Jazona a tych druhich to zamolwjenje běchu słyšeli, pušćichu jich preč. </text:p>
      <text:p text:style-name="P1">10. Ći bratřa pak na měsće w nocy pósłachu Pawoła a Silasa do Beroy. Jako wonaj tam přińdźeštaj, zańdźeštaj do židowskeje šule; </text:p>
      <text:p text:style-name="P1">11. Přetož ći sami běchu ći najwosebniši bjez tymi Thesalonzkimi; ći wzachu to słowo horje ze wšej wolu a wobhonichu so wšědnje w pismje, hač bychu te wěcy so tak měłe. Jez. 34, 16. Jan. 5, 39. Luk. 16, 20. </text:p>
      <text:p text:style-name="P1">12. Tuž teho dla wjele wot nich wěrjachu, tež tych Grichizkich pózćiwych žónskich a muskich nic mało. 183. Jako pak ći Thesalonzzy židźi to zhonichu, zo tež w Beroje wot Pawoła to słowo Bože připowědane běše, přińdźechu woni tam a činjachu tón lud přećiwny. </text:p>
      <text:p text:style-name="P1">14. Tehdy pak na měsće bratřa Pawoła preč pósłachu, zo by hač k morju šoł; Silas pak a Timothej woztaštaj tam. St. 16, 1. </text:p>
      <text:p text:style-name="P1">15. Ći pak, kotřiž Pawoła pšewodźichu, wjedźechu jeho hač do Athena. A doztawši přikaznju na Silasa a na Timothea, zo byštaj hač najzkeŕšo k njemu pšišłaj, woteńdźechu zaso. Tekst na 17. njedźelu po swj. Trojicy. III </text:p>
      <text:p text:style-name="P1">16. [Jako pak Pawoł we Athenje na njeju wočakowaše, rozzłobi so jeho duch w nim, jako wón to město widźeše, zo e pe běše. Thes </text:p>
      <text:p text:style-name="P1">17. Wón to w zwun k židam a k nazbóžnym rěčeše, tež na torhošću wšědnje k tym, kotřiž tam pšikhadźachu. </text:p>
      <text:p text:style-name="P1">18. Někotři pak tych Epikurzkich a Stoizkich swětnych mudrych zwadźichu so z nim. A někotři dźachu: Što chce tón njebolak prajić? Druzy pak: Nam so zda, jako by chcył cuzych bohow připowědać. To běše, zo wón Jezusa a to horieztawanje jim běše pšipowje1 Kor. 4, 12. A wzachu a wjedźechu jeho na Areopagus (abo na sudne město) a dźachu: Móžemy tež zhonić, kajka to nowa wučba je, kotraž wot tebje budźe wučena? </text:p>
      <text:p text:style-name="P1">20. Přetož ty pšinjeseš něšto nowe před našej wuši; teho dla chcyli radźi wjedźić, što by to same było. </text:p>
      <text:p text:style-name="P1">21. Wšitcy Athenzzy pak a zuzomnizy a hozćo k ničomu druhemu hotowi njeběchu, chiba zo bychu něšto nowe ryčeli abo słyšeli. </text:p>
      <text:p text:style-name="P1">22. Pawoł pak srjedźa na Areopagusu stejo dźeše: Wy mužojo Athenzzy, ja widźu, zo wy we wšěch wězach jara pšibójzzy sće. </text:p>
      <text:p text:style-name="P1">23. Ja sym pšekhodźił a sym widźił waše Bože słužby a sym namakał wołtaŕ, na kotrymž napisane steješe: Temu njeznajomnemu Bohu. Nětko ja wam teho sameho připowědam, kotrehož wy njeznajeće a jemu Božu słužbu činiće. </text:p>
      <text:p text:style-name="P1">24. Bóh, kotryž tón swět je činił a wšitko, štož na nim je, tón samy je tón Knjez teho njebja a teje zemje, kotryž njebydli w templach wot rukow činjenych; St. 7, 48. </text:p>
      <text:p text:style-name="P1">25. Jemu tež njebudźe z člowjecżnymaj rukomaj słužene, jako by </text:p>
      <text:p text:style-name="P2"><text:s/></text:p>
      <text:p text:style-name="P1">%----------------------------------- </text:p>
      <text:p text:style-name="P1">% https://digital.slub-dresden.de/data/kitodo/BibltojeZ_478590679/BibltojeZ_478590679_tif/jpegs/00001507.tif.large.jpg </text:p>
      <text:p text:style-name="P1">%----------------------------------------------------------- </text:p>
      <text:p text:style-name="P1"><text:s/>Athenje. (St. 17. 18.) skutki. Pawoł w Korinće. 201 wšitko dawa; Pz. 50, 8. </text:p>
      <text:p text:style-name="P1">26. A je činił, zo wot jedneje krwě wšitkich čłowjekow narod bydli po wšitkej zemi, a je jim wuztajił wězte časy a mjezy jich wobydlenja; 5 Mójz. 32, 8. </text:p>
      <text:p text:style-name="P1">27. So bychu teho Knjeza pytali, hač buchu jeho namasać a namakać móhli. A wšak wón wot jeneho kóždeho wot nas daloko njeje; Jez. 55, 6. </text:p>
      <text:p text:style-name="P1">28. Přetož w nim smy žiwi, hibamy so a smy; kaž tež někotři wot wašich poetow su rjekli: My smy z jeho roda. </text:p>
      <text:p text:style-name="P1">29. Hdyž my teho dla z Božeho roda smy, nimamy sebi pomyslić, zo to bójztwo je podobne złotym abo slěbornym abo kamjeńtnym swjećatam, přez člowječnu ruku a mysl wudźěłanym. Jez. 40, 18. St. 46, 5. </text:p>
      <text:p text:style-name="P1">30. A tak je Bóh tón čas teje njewědomnozće pšehladał; nětk pak přikaže wón wšudźom wšitkim čłowjekam, zo bychu pokutu činili. St. 14, 16. Luk. 24, 47. </text:p>
      <text:p text:style-name="P1">31. Teho dla, zo jedyn dźeń je wuztajił, na kotrymž wón chce sudźić cyły swět z prawdosću, přez muža, w kotrymž wón to je wobzanknuł; a je postajił wšitkim tu wěru, zo wón jeho wot morwych je zbudźił.) Rom. 14, 10. Jap. zk. 3, 15. </text:p>
      <text:p text:style-name="P1">32. Jako pak woni słyšachu to horjestawanje tych morwych, tuž někotři so smějachu; a druzy pak dźachu: My chcemy tebje wot teho na druhi čas słyšeć. 1 Kor. 1, 23. | </text:p>
      <text:p text:style-name="P1">33. A tak woteńdźe Pawoł wot nich. | </text:p>
      <text:p text:style-name="P1">34. Někotři mužojo pak dźeržachu z nim a wěrjachu, bjez kotrymiž běše Dionizius z rady a žona, z mjenom Damaris, a druzy z nimi. </text:p>
      <text:p text:style-name="P1">18. staw. Pawołowy skutk w Korinće a na puću do Antiochije. Apollos we Ephezu. </text:p>
      <text:p text:style-name="P1">1. Potom woteńdźe Pawoł z Athena a přińdźe do Korintha; 2., A nadeńdźe žida, z mjenom Akwilu, z roda Pontizkeho, kotryž běše njedawno z Walzkeje přišoł ze swojej žonu Prizzillu (teho dla, zo khěžor Klaudius běše přikazał, zo bychu wšitcy Židźa z Roma wušli). K tymaj samymaj wón zańdźe; </text:p>
      <text:p text:style-name="P1">3. A dokelž wón jenajkeho hantweŕka z nimaj běše, wosta wón pola njeju a dźěłaše (wonaj pak běštaj swojeho hantweŕka tkalzaj pisanych rubow). 1 Kor. 4, 12. </text:p>
      <text:p text:style-name="P1">4. A wón kóždy sabat we jich šuli wučeše a naryča Židow a Grichizkich. </text:p>
      <text:p text:style-name="P1">5. Jako pak Silas a Timothej z Mazedonzkeje přińdźeštaj, bu Pawoł w duchu nućeny, zo by židam wobswědčił Jezusa, zo wón je Chrystus. St. 17, 14. 15. </text:p>
      <text:p text:style-name="P1">6. Jako woni pak so pšećiwjachu a hanjachu, wottšase wón swoje drasty a dźeše k nim: Njech waša krej přińdźe na wašu hłowu, ja sym čisty; wot nětk du k póhanam. St. 13, 51. Mat. 10, 14. </text:p>
      <text:p text:style-name="P1">7. A woteńdźe tam a přińdźe do doma někajkeho, Juzta z mjenom, kotryž nazbóžny běše, a jeho dom běše při samej šuli. </text:p>
      <text:p text:style-name="P1">8. Krizpus pak, tón wyši teje šule, wěrješe do teho Knjeza z cyłym swojim domom; a wjele Korinthizkich, kotřiž posłuchachu, wěrjachu a dachu so křćić. </text:p>
      <text:p text:style-name="P1">9. W nocy pak dźeše tón Knjez we widźenju k Pawołej: Ničo so njebój, ale ryč a njemjelč; 1 Kor. 2, 3. </text:p>
      <text:p text:style-name="P1">10. Přetož ja sym z tobu a nichtó so njesmě wažić, zo by tebi złe činił; přetož ja mam wulki lud w tym miězće. Jez. 41, 10. Jer. 1, 18. 19. Jan. 10, 16. </text:p>
      <text:p text:style-name="P2"><text:s/></text:p>
      <text:p text:style-name="P1">%----------------------------------- </text:p>
      <text:p text:style-name="P1">% https://digital.slub-dresden.de/data/kitodo/BibltojeZ_478590679/BibltojeZ_478590679_tif/jpegs/00001508.tif.large.jpg </text:p>
      <text:p text:style-name="P1">%----------------------------------------------------------- </text:p>
      <text:p text:style-name="P1"><text:s/>202 Gallion. Japoštolzke (18. 19. zt.) Pawołowy skutk </text:p>
      <text:p text:style-name="P1">11. Wón pak tam lěto a šěsć měsacow sedźeše a wučeše jich to słowo Bože. </text:p>
      <text:p text:style-name="P1">12. Jako pak Gallion z bohotom běše we Achajzkej, pšećiwichu so w jenej mysli ći Židźa Pawołej a wjedźechu jeho před sudny stoł, </text:p>
      <text:p text:style-name="P1">13. Rjeknychu: Tón naryči ludźi, zo bychu Bohu słužili přećiwo našemu zakonju. </text:p>
      <text:p text:style-name="P1">14. Jako pak Pawoł chcyše rt wotewrić, dźeše Gallion k židam: Lubi Židźa, hdy by što njeprawe było abo złe šibałztwo, chcył ja was zdobnje słyšeć; St. 25, 11. </text:p>
      <text:p text:style-name="P1">15. Dokelž pak prašenje je wot wučby a wot słowow a wot zakonja bjez wami, dha sami hladajće; ja nochzu na tym sudnik być. Mat. 27, 24. </text:p>
      <text:p text:style-name="P1">16. A honješe jich preč wot sudneho ztoła. </text:p>
      <text:p text:style-name="P1">17. Tuž jimachu wšitcy Grichizzy Sozthenesa, teho wyšeho teje šule, a bijachu jeho před sudnym ztołom; a Gallion ničo wo to njerodźeše. 1 Kor. 1, 1. </text:p>
      <text:p text:style-name="P1">18. Pawoł pak tam hišće dołhi čas wosta a žohnowaše so z bratrami a chcyše so do Sirizkeje wjezć, a z nim Prizzilla a Akwila. A wobtziha hłowu w Kenchrei, přetož wón měješe slub na sebi. 4 Mójz. 6, 9. 18. Jap. zk. 21, 24. </text:p>
      <text:p text:style-name="P1">19. Wón přińdźe pak do Epheza a wostaji jeju tam. Wón pak zańdźe do šule a rěčeše ze židami. </text:p>
      <text:p text:style-name="P1">20. Woni pak jeho prošachu, zo by dlěje při nich wostał. A wón k temu njezwoli, </text:p>
      <text:p text:style-name="P1">21. Ale požohnowa jich a dźeše: Ja mam přede wšitkimi wěcami tón pšichodny róčny čas we Jerusalemje swjećić; jeli zo Bóh zechze, dha chcu ja zaso k wam přińć. A wotwjeze so z Epheza. 1 Kor. 4, 19. Hebr. 6, 3. Jak. 4, 15. </text:p>
      <text:p text:style-name="P1">22. A přišedši do Zezarije, dźěše wón horje a postrowi tu gmejnu a ćehnješe potom dele do Antiochije; </text:p>
      <text:p text:style-name="P1">23. A tam wón so zakomdźi někotry čas a wuńdźe a přechodźi pozpochi Galatizku a Phrigizku zemju a posylni wšitkich wučomnikow. </text:p>
      <text:p text:style-name="P1">24. Do Epheza pak někajki žid přińdźe, z mjenom Apollos, z roda Alexandrizki, dobry ryčnik a mócny w pismje. </text:p>
      <text:p text:style-name="P1">25. Tón běše rozwučeny w puću teho Knjeza, rěčeše z horzym duchom a wučeše swěru wot teho Knjeza. Wón pak jeno wjedźeše wot Janoweje kšćenizy. </text:p>
      <text:p text:style-name="P1">26. Tón poča khroble prědować w šuli. Jako pak jeho Akwila a Prizzilla słyšeštaj, wzaštaj wonaj jeho k sebi a wułožištaj jemu hišće swěrnišo Boži puć. </text:p>
      <text:p text:style-name="P1">27. Jako wón pak chcyše do Achajzkeje hić, pisachu ći bratřa a napominachu tych wučomnikow, zo bychu jeho horjewzali. A jako wón běše tam přišoł, pomhaše wón wjele tym, kotřiž wěrjachu přez tu hnadu. </text:p>
      <text:p text:style-name="P1">28. Wón pak tych židow móznje pšewinu a dowjedźe jim zjawnje přez to pismo, zo Jezus je tón Chrystus. St. 9, 22. </text:p>
      <text:p text:style-name="P1">19. staw. Pawołowy skutk we Ephezu. </text:p>
      <text:p text:style-name="P1">1. Sta so pak, jako Apollos w Korinthusu běše, zo Pawoł přechodźi te horne kraje a přińdźe do Epheza a nadeńdźe někotrych wučomnikow; St. 18, 19. 21. </text:p>
      <text:p text:style-name="P1">2. K tym samym dźeše wón: Sće wy swjateho Ducha doztali, jako wy wěrješće? Woni pak dźachu k njemu: Ale tež nihdy my njejsmy słyšeli, zo je swjaty Duch. St. 10, 44. Jan. 7, 39. </text:p>
      <text:p text:style-name="P1">3. A wón dźeše k nim: Na čo sće wy dha kšćeni? Woni dźachu: Na Janowu křćenicu. </text:p>
      <text:p text:style-name="P1">4. Pawoł pak dźeše: Jan je křćił z křćenicu teje pokuty a prajił k ludu, zo bychu wěrili do teho, ko</text:p>
      <text:p text:style-name="P2"><text:s/></text:p>
      <text:p text:style-name="P1">%----------------------------------- </text:p>
      <text:p text:style-name="P1">% https://digital.slub-dresden.de/data/kitodo/BibltojeZ_478590679/BibltojeZ_478590679_tif/jpegs/00001509.tif.large.jpg </text:p>
      <text:p text:style-name="P1">%----------------------------------------------------------- </text:p>
      <text:p text:style-name="P1"><text:s/>we Ephezu. (St. 19.) skutki. Diana 203 tryž po nim přińć budźe, to je do Jezom Chrysta. Mat. 3, 11. Mark. 1, 8. Luk. 3, 16. </text:p>
      <text:p text:style-name="P1">5. Jako woni to słyšachu, dachu so křćić na to mjeno teho Knjeza Jezusa. </text:p>
      <text:p text:style-name="P1">6. A jako Pawoł rucy na nich połoži, přińdźe tón swjaty Duch na nich, a ryčachu z jazykami a wěšćachu. St. 2, 4. St. 6, 6. St. 8, 17. St. 10, 44. St. 11, 15. </text:p>
      <text:p text:style-name="P1">7. Wšitkich tych mužow pak běše pola dwanaće. </text:p>
      <text:p text:style-name="P1">8. Wón pak zańdźe do teje šule a prědowaše khroble na tři měsacy, rěčeše a naryča jich wot Božeho kralestwa. St. 14, 3. </text:p>
      <text:p text:style-name="P1">9. Jako pak někotři zasakli běchu a njechachu wěrić a złe ryčachu wot teho puća před gmejnu, wotztupi wón wot nich a wotdźěli tych wučomnikow a rěčeše wšědnje w šuli jeneho, z mjenom Tyrannusa. 2 Tim. 1, 15. </text:p>
      <text:p text:style-name="P1">10. To same so pak sta dwě lěće wokoło, tak zo wšitcy, kotřiž we Azizkej bydlachu, to słowo teho Knjeza Jezusa słyšachu, židźi a Grichizzy. </text:p>
      <text:p text:style-name="P1">11. A Bóh činješe nic snadne skutki přez tej rucy Pawoła, </text:p>
      <text:p text:style-name="P1">12. Tak zo woni tež wot jeho kože te pótne rubiška a pasy na chorych kładźechu, a te chorosće wopušćichu jich a złi duchojo wot nich wustupichu. </text:p>
      <text:p text:style-name="P1">13. Někotři židźi pak, kiž wokoło běhachu a kotřiž zaroćerjo běchu, spytachu to mjeno teho Knjeza Jezusa na tych, kotřiž złych duchow mějachu, mjenować a dźachu: My zaroćimy was při Jezusu, kotrehož Pawoł prěduje. </text:p>
      <text:p text:style-name="P1">14. Někajzy sedmjo synojo pak běchu jeneho žida, wyšeho měšnika, Skefasa z mjenom, kotřiž to činjachu. </text:p>
      <text:p text:style-name="P1">15. Tón zły duch pak wotmołwi a dźeše: Jezusa ja derje znaju a wo Pawołi wěm; kajzy sće pak wy? </text:p>
      <text:p text:style-name="P1">16. A tón čłowjek, w kotrymž tón zły duch běše, skoči na nich a přemóže jich a ćisnu jich pod so, tak zo woni nazy a zranjeni z teje sameje chěže ćeknychu. „17. To pak bu zjawne wšitkim Židam a Grichizkim, kotřiž we Ephezu bydlachu, a padźe bojosć na nich wšitkich, a teho Knjeza Jezusa mjeno bu wulcy khwalene. St. 5, 5. 11. </text:p>
      <text:p text:style-name="P1">18. Tež wjele tych, kotřiž wěrjachu, přińdźechu, póznachu a připowjedachu swoje skutki. Mat. 3, 6. </text:p>
      <text:p text:style-name="P1">19. Jich wjele pak, kotřiž so z njepotrjebnymi wěcami běchu parali, znosychu te knihi hromadu a zpalichu je přede wšitkim ludom; a pšełožichu, što winojte běchu, a namakachu pjećdźesat tawzynt slěbornikow. </text:p>
      <text:p text:style-name="P1">20. Tak móznje rosćeše a přibjeraše to słowo teho Knjeza. St. 6, 7. St. 12, 24. </text:p>
      <text:p text:style-name="P1">21. Jako to pak dokonjane běše, wza sebi Pawoł w duchu prjódk, zo by přez Mazedonzku a Achajzku ćahnuł a do Jerusalema přišoł, a dźeše: Hdyž ja tam sym pobył, mam ja tež Rom wohladać. St. 18, 21. St. 20, 22. </text:p>
      <text:p text:style-name="P1">22. A pósła do Mazedonzkeje dweju, kotrajž jemu słužeštaj, Timothea a Erazta; wón pak chwilu wosta we Azizkej. Rom. 16, 23. Tekst na 18. njedźelu po swj. Trojicy. III. </text:p>
      <text:p text:style-name="P1">23. [Sta so pak w tym času nic mały ropot teho puća dla. 2 Kor. 1, 8. </text:p>
      <text:p text:style-name="P1">24. Přetož někajki złotnik, z mjenom Demetrius, kiž tej Dianje slěborne klětki dźěłaše a nic małeho dobytka tym dźěłaćerjam pšipokaza, </text:p>
      <text:p text:style-name="P1">25. Tón tych samych a jich pomoznikow zhromadźi a dźeše: Wy mužojo, wy wěsće, zo my z teho dźěła wulki wužitk mamy. ; </text:p>
      <text:p text:style-name="P1">26. Wy widźiće pak a słyšiće, zo nic jeno we Ephezu, ale tež skoro </text:p>
      <text:p text:style-name="P2"><text:s/></text:p>
      <text:p text:style-name="P1">%----------------------------------- </text:p>
      <text:p text:style-name="P1">% https://digital.slub-dresden.de/data/kitodo/BibltojeZ_478590679/BibltojeZ_478590679_tif/jpegs/00001510.tif.large.jpg </text:p>
      <text:p text:style-name="P1">%----------------------------------------------------------- </text:p>
      <text:p text:style-name="P1"><text:s/>204 Ephezizkich. Japoštolzke (19. 20. zt.) Pawoł w cyłej Azizkej tón Pawoł čini, zo wjele luda wotpanje a praji, zo njejsu bohojo, kotřiž su z rukomaj wudźěłani. </text:p>
      <text:p text:style-name="P1">27. Ale nic jeno to nam na našej žiwnozći škodźi, zo ničo njepłaći; ale tež tón templ teje wulkeje bohoweje Diany budźe zaničowany, a budźe so tak stać, zo jeje krasnosć budźe zahinyć, kotruž wšak cyła Azizka a cyły swět česći. </text:p>
      <text:p text:style-name="P1">28. A jako woni to słyšachu, buchu woni z hněwom napjelnjeni, wołachu a dźachu: Wulka je ta Diana tych Ephezizkich! </text:p>
      <text:p text:style-name="P1">29. A cyłe město bu połne změška. Woni pak jene dobo wupadźechu na plaz (torhošćo) a zapřijachu Gaja a Ariztarcha, Mazedonzkeju, kotrajž běštaj Pawołowaj towaršej. 2 Kor. 1, 8. </text:p>
      <text:p text:style-name="P1">30. Jako pak Pawoł chcyše k ludu hić, njepušćichu jeho ći wučomnicy. </text:p>
      <text:p text:style-name="P1">31. Tež někotři tych wyšich we Azizkej, Pawołowi přećeljo, pósłachu k njemu a napominachu jeho, zo by na plaz (torhošćo) nješoł. </text:p>
      <text:p text:style-name="P1">32. Někotři teho dla tak a někotři hinak wołachu; přetož ta zhromadźizna bu změšana, a najwjacy jich njewědźachu, čoho dla so běchu zešli. </text:p>
      <text:p text:style-name="P1">33. Woni pak z teho luda dachu wuztupić Alexandra, kotrehož ći Židźa pšiztorčichu. Alexander pak z ruku kiwaše a chcyše so před ludom zamołwić. St. 12, 17. St. 13, 16. St. 21, 40. </text:p>
      <text:p text:style-name="P1">34. Jako pak pytnychu, zo wón žid je, sta so jedyn hłós wot wšitkich, kotřiž na dwě štundźe wołachu: Wulka je ta Diana tych Ephezizkich! </text:p>
      <text:p text:style-name="P1">35. Jako pak kanzleŕ tón lud zpokojił běše, dźeše wón: Wy mužojo Ephezizzy, kotry čłowjek je, kiž by njewědźał, zo tych Ephezizkich jich město so stara za tu wulku bohowu Dianu a za jejne njebjezke swjećo? </text:p>
      <text:p text:style-name="P1">36. Dokelž teho dla so temu nichtó njepšećiwi, dha wam pšizteji, zo byšće so z pokojom dali a ničo njerozomneho nječinili. </text:p>
      <text:p text:style-name="P1">37. Wy sće teju mužow sem přiwjedli, kotrajž ani zyrkwje rubježnikaj ani hanićerjej wašeje bohoweje njejztaj. </text:p>
      <text:p text:style-name="P1">38. Jeli zo pak Demetrius a ći, kotřiž z nim jeneho hantweŕka su, z někim maju prawować, dha budźe sud dźeržany a tež su bohotojo; njech jedyn druheho wobzkorži. </text:p>
      <text:p text:style-name="P1">39. Jeli zo pak něšto druheho pytaće, dha móže to w prawej zhromadźiznje wuwjedźene być. </text:p>
      <text:p text:style-name="P1">40. Přetož my so ztrachujemy, zo bychmy dźensnišeje pšećiwnozće dla wobzkorženi byli, a wšak wina tudy njebyła, z kotrejž my tajkeho zběženja dla so móhli zamołwić. A jako to wurěčał běše, rospušći wón tu gmejnu wot sebje.) </text:p>
      <text:p text:style-name="P1">20. staw. Pawołowe pućowanje do Troady a Mileta, a što wón tam je dokonjał. </text:p>
      <text:p text:style-name="P1">1. Jako pak ta pšećiwnozć běše přestała, zawoła Pawoł tych wučomnikow k sebi, požohnowa jich a woteńdźe a dźěše do Mazedonzkeje. </text:p>
      <text:p text:style-name="P1">2. Pšekhodźiwši pak te same strony napominaše wón jich z wjele słowami a přińdźe do Grichizkeje zemje, </text:p>
      <text:p text:style-name="P1">3. A pobu tam na tři měsacy. A jako ći židźi za nim stejachu, hdyž wón so do Sirizkeje chcyše pšewjezć, zamysli wón so zaso wróćić přez Mazedonzku. </text:p>
      <text:p text:style-name="P1">4. S nim tež ćehnjechu hač do Azizkeje Sopater z Beroje, wot tych Thesalonzkich pak Ariztarchus a Sekundus a Gajus z Derby a Timothej, wot Azizkich pak Tychikus a Trophimus. St. 17, 10. St. 19, 20. </text:p>
      <text:p text:style-name="P1">5. Ći sami šedši prjedy dočakachu nas w Troadźe. St. 16, 8. </text:p>
      <text:p text:style-name="P1">6. My so pak pšewjezechmy po jutrach z Philippa hač do pjateho </text:p>
      <text:p text:style-name="P2"><text:s/></text:p>
      <text:p text:style-name="P1">%----------------------------------- </text:p>
      <text:p text:style-name="P1">% https://digital.slub-dresden.de/data/kitodo/BibltojeZ_478590679/BibltojeZ_478590679_tif/jpegs/00001511.tif.large.jpg </text:p>
      <text:p text:style-name="P1">%----------------------------------------------------------- </text:p>
      <text:p text:style-name="P1"><text:s/>ćehnje (St. 20.) skutki. do 205 dnja a pšińdźechmy k nim do Troady a pobychmy tudy přez sydom dnjow. </text:p>
      <text:p text:style-name="P1">7. Na prěnim tydźenjowym dnju pak, jako so ći wučomnicy běchu zhromadźili, zo bychu chlěb łamali, prědowaše jim Pawoł a chcyše nazajtra so preč dać a dlěješe to słowo hač do połnocy. Si. 2, 45. 46. </text:p>
      <text:p text:style-name="P1">8. Wjele lampow pak běše na łubi, hdźež zhromadźeni běchu. </text:p>
      <text:p text:style-name="P1">9. A někajki młodźenz, z mjenom Eutychus, sedźeše we woknje, kotrehož twjerde zpanje nadpadźe, jako Pawoł tak dołho prědowaše, a bu wot spanja pšekhwatany a padźe dele z tzećeje łubje a bu morwy zběhnjeny. </text:p>
      <text:p text:style-name="P1">10. Tuž Pawoł dele přistupi, padźe na njeho, wopšija jeho a dźeše: Nječińće žaneho hawtowanja; přetož jeho duch je w nim. 1 Kral. 17, 21. </text:p>
      <text:p text:style-name="P1">11. A stupi zaso horje, łamaše tón chlěb, pojě a rěčeše dołho z nimi, hač do switanja, a tuž tak woteńdźe. </text:p>
      <text:p text:style-name="P1">12. Woni pak tež přiwjedźechu teho młodźenza žiweho, a buchu jara posylnjeni. </text:p>
      <text:p text:style-name="P1">13. My pak so prjedy pšewjezechmy na łódźi a dachmy so k Asonej a chzychmy tam Pawoła k sebi wzać; přetož tak běše wón poručił, dokelž wón pěši hić chcyše. </text:p>
      <text:p text:style-name="P1">14. Jako wón pak we Asonje k nam přińdźe, wzachmy my jeho k sebi a pšińdźechmy do Mityleny. </text:p>
      <text:p text:style-name="P1">15. A wot tudy so na łódźi wjezechmy a pšińdźechmy na druhi dźeń před Chius; a zaso na druhi dźeń pšiwjezechmy so do Samusa a woztachmy w Trogili; a nazajtra pšińdźechmy do Mileta. </text:p>
      <text:p text:style-name="P1">16. Přetož Pawoł běše zamyslił, nimo Epheza so pšewjezć, zo by so we Azizkej njezakomdźił; přetož wón khwataše, zo by na swjatki we Jerusalemje był, hdy by jemu móžno było. St. 18, 21. Tekst na 19. njedźelu po swj. Trojicy. III. </text:p>
      <text:p text:style-name="P1">17. [S Mileta wón pak pósła do Epheza a da k sebi tych staršich teje zyrkwje zawołać. </text:p>
      <text:p text:style-name="P1">18. Jako pak ći k njemu přińdźechu, dźeše wón k nim: Wy derje wěsće wot prěnjeho dnja, jako sym do Azizkeje přišoł, kak ja z wami kóždy čas był sym. St. 19, 10. </text:p>
      <text:p text:style-name="P1">19. Ja sym słužił temu Knjezej ze wšej pokornozću a z wjele sylzami a ze zpytowanjemi, kotrež mi přišłe su wot tych židow, kiž mi wlečichu; </text:p>
      <text:p text:style-name="P1">20. Kak ja ničo njejsym zdźeržał, kotrež wužitne je, zo bych wam njepšipowjedźił a was njewučił zjawnje a po khěžach; </text:p>
      <text:p text:style-name="P1">21. Sym wobswědčił židam a Grichizkim tu pokutu k Bohu a tu wěru do našeho Knjeza Jezom Chrysta. Mark. 1, 15. </text:p>
      <text:p text:style-name="P1">22. A hlaj, nětk w duchu ja zwjazany, du do Jerusalema a njewěm, što tam na mnje přińć ma; St. 18, 21. St. 19, 21. </text:p>
      <text:p text:style-name="P1">23. Chiba-li zo swjaty Duch po wšěch městach wobswědči a praji, zo zwjazki a tyšnozće na mnje čakaju. St. 9, 16. St. 21, 4. 11. </text:p>
      <text:p text:style-name="P1">24. Ale teho so ničo njeboju, ani moja duša mi samemu njeje droha, zo bych dokonjał mój běh z wjesołosću a tu słužbu, kotruž sym dóstał wot teho Knjeza Jezusa, k wobswědčenju to ewangelion teje miłozće Božeje. St. 21, 13. </text:p>
      <text:p text:style-name="P1">25. A hlaj, nětk ja wěm, zo moje wobličo wjazy njebudźeće wohladać wy wšitcy, přez kotrychž sym ćahnuł a prědował to kralestwo Bože. </text:p>
      <text:p text:style-name="P1">26. Teho dla wobswědču ja wam na tym dźensnišim dnju, zo ja sym čisty wot krwě wšitkich; St. 18, 6. </text:p>
      <text:p text:style-name="P1">27. Přetož ničo njejsym zdźer</text:p>
      <text:p text:style-name="P2"><text:s/></text:p>
      <text:p text:style-name="P1">%----------------------------------- </text:p>
      <text:p text:style-name="P1">% https://digital.slub-dresden.de/data/kitodo/BibltojeZ_478590679/BibltojeZ_478590679_tif/jpegs/00001512.tif.large.jpg </text:p>
      <text:p text:style-name="P1">%----------------------------------------------------------- </text:p>
      <text:p text:style-name="P1"><text:s/>206 Mazedonzkeje. Japoštolzke (20. 21. zt.) Pawoł ćehnje žał, zo bych wam njepšipowjedźił wšitku radu Božu. </text:p>
      <text:p text:style-name="P1">28. Teho dla kedźbujće sami na so a na wšo stadło, na kotrež was tón swjaty Duch je postajił za bizkopow, zo byšće pasli tu gmejnu Božu, kotruž wón sam přez swoju krej je sebi dobył. </text:p>
      <text:p text:style-name="P1">29. Přetož ja to wěm, zo po mojim woteńdźenju budźa bjez was přińć surowe wjelki, kotřiž teho stadła njebudźa šonować. </text:p>
      <text:p text:style-name="P1">30. Tež wot was samych budźa postanyć mužojo, kotřiž budźa pšewrótne wěcy rěčeć, zo bychu wu| čomnikow za sobu ćahnuli. Pz. 41, 10. </text:p>
      <text:p text:style-name="P1">31. Teho dla wachujće a zpomńće na to, zo njejsym přestał, přez tři lěta w nocy a wodnjo jeneho kóždeho ze sylzami napominać. Hebr. 13, 17. </text:p>
      <text:p text:style-name="P1">32. A nětk, lubi bratřa, ja was poruču Bohu a temu słowu jeho miłozće, kotryž mócny je was natwarić a wam dać to herbstwo bje wšitkimi woswjećenymi. St. 14, 3. </text:p>
      <text:p text:style-name="P1">33. Ja wot nikoho njejsym slěboro abo złoto abo drastu požadał. </text:p>
      <text:p text:style-name="P1">34. Přetož wy sami wěsće, zo k temu, štož mi potrjebne běše, a tym, kotřiž zo mnu běchu, stej słužiłej tutej rucy. 1 Kor. 4, 12. 1 Thes. 2, 9. 2 Thes. 3, 8. </text:p>
      <text:p text:style-name="P1">35. Ja sym wam wšitko pokazał, zo so tak prózować mamy, zo bychmy tych słabych horjebrali a zpomnili na te słowa teho Knjeza Jezusa, zo wón je prajił: Sbóźnišo je dać, dyžli brać. </text:p>
      <text:p text:style-name="P1">36. A jako to powjedał běše, klaknu wón na swoje kolena a modleše so z nimi wšitkimi. St. 21, 5. </text:p>
      <text:p text:style-name="P1">37. A sta so wulki płač wšitkich a padźechu Pawołej wokoło šije a wokošowachu jeho; </text:p>
      <text:p text:style-name="P1">38. Najwjacy so zrudźachu na tym słowje, kotrež wón rjeknu, zo wjazy jeho wobličo njěbudźa wohladać. A pšewodźichu jeho hač k łódźi.) </text:p>
      <text:p text:style-name="P1">21. staw. Pawołowe pućowanje wot Mileta do Jerusalema, a što wón na nim je dokonjał a wustał. </text:p>
      <text:p text:style-name="P1">1. Jako so nětk bě stało, zo my jich wostajiwši so preč wjezechmy, pšińdźechmy z prěnim běhom do Koa a nazajtra pak do Rhoda a wot tudy do Patary. </text:p>
      <text:p text:style-name="P1">2. A namakachmy łódź, kotraž do Phenizizkeje so wjezeše, ztupichmy do njeje a wjezechmy so preč. </text:p>
      <text:p text:style-name="P1">3. A jako my Ziprus wuhladachmy, woztajichmy jón na lěwicy a wjezechmy so do Sirizkeje a pšińdźechmy do Tirusa; přetož tam měješe ta łódź tu nakładu wotpołožić. </text:p>
      <text:p text:style-name="P1">4. A jako wučomnikow namakachmy, pobychmy tam sydom dnjow. Ći sami Pawołej přez Ducha dźachu, zo by so njedał do Jerusalema. Scht. 12. St. 20, 23. </text:p>
      <text:p text:style-name="P1">5. A sta so, jako my te dny tam pobychmy, wuńdźechmy my a dachmy so preč. A woni nas wšitcy pšewodźichu, ze žonami a z dźěćimi, hač won před město, a poklaknychmy na brjozy a modlachmy so. </text:p>
      <text:p text:style-name="P1">6. A jako so bjez sobu běchmy žohnowali, ztupichmy do łódźe; woni pak so wróćichu k temu swojemu. </text:p>
      <text:p text:style-name="P1">7. My pak dokonjachmy to pšewjezenje wot Tirusa a pšińdźechmy do Ptolemaidy a poztrowichmy tych bratrow a woztachmy jedyn dźeń pola nich. Tełzt na 20. njedźelu po swj. Trojicy. III. s. [Nazajtra pak wuńdźechmy, kiž my při Pawołi běchmy, a pšińdźechmy do Zezarije a zańdźechmy do chěže Philippa, teho evangelizty, kiž běše wot tych sydom jedyn, a woztachmy pola njeho. St. 6, 5. </text:p>
      <text:p text:style-name="P1">9. A tón měješe štyri dźowki, kotrež běchu holzy (knježny) a wěšćachu. St. 2, 17. </text:p>
      <text:p text:style-name="P1">10. Jako pak wjele dnjow tam </text:p>
      <text:p text:style-name="P2"><text:s/></text:p>
      <text:p text:style-name="P1">%----------------------------------- </text:p>
      <text:p text:style-name="P1">% https://digital.slub-dresden.de/data/kitodo/BibltojeZ_478590679/BibltojeZ_478590679_tif/jpegs/00001513.tif.large.jpg </text:p>
      <text:p text:style-name="P1">%----------------------------------------------------------- </text:p>
      <text:p text:style-name="P1"><text:s/>do Jerusalema. (St. 21.) Japoštolzke Pawołowe 207 woztachmy, přińdźe ze židowskeje jedyn profeta z mjenom Agabus. St. 11, 28. </text:p>
      <text:p text:style-name="P1">11. Tón přišedši k nam wza Pawoła pas a zwjaza swojej rucy a nocy a dźeše: To praji tón swjaty Duch: Teho muža, kotrehož tón pas je, budźa ći židźi we Jerusalemje tak zwjazać a podać do rukow tych pohanow. St. 20, 23. </text:p>
      <text:p text:style-name="P1">12. A jako my to słyšachmy, prošachmy jeho my a ći, kotřiž w tym samym měsće běchu, zo by wón do Jerusalema nješoł. Mat. 16, 22. </text:p>
      <text:p text:style-name="P1">13. Pawoł pak wotmołwi: Što činiće, zo wy płakaće a tyšiće moju wutrobu? Přetož ja sym hotowy, nic jeno zo bychu mje zwjazali, ale tež, zo bych wumrěł we Jerusalemje teho mjena dla teho Knjeza Jezusa. Rom. 8, 36. </text:p>
      <text:p text:style-name="P1">14. Jako wón so pak njeda naryčeć, běchmy my z pokojom a dźachmy: Ta wola teho Knjeza so stań. </text:p>
      <text:p text:style-name="P1">15. A po tych samych dnjach wotpołožichmy to swoje a ćehnjechmy horje do Jerusalema. </text:p>
      <text:p text:style-name="P1">16. Přińdźechu pak tež někotři tych wučomnikow z žezarije z nami a wjedźechu nas na hospodu k Mnazonej, jenemu Ziprizkemu, kiž stary wučomnik běše. </text:p>
      <text:p text:style-name="P1">17. Jako pak nětk do Jerusalema běchmy přišli, wzachu nas ći bratřa rad lubje k sebi. </text:p>
      <text:p text:style-name="P1">18. Na tón druhi dźeń pak zańdźe Pawoł z nami k Jakubej, hdźež so wšitcy starši běchu zešli. </text:p>
      <text:p text:style-name="P1">19. A jako jich běše poztrowił, powědaše wón jene za druhim, štož Bóh běše činił bjez póhanami přez jeho słužbu. Luk. 10, 17. Jap. zk. 20, 24. </text:p>
      <text:p text:style-name="P1">20. Jako woni to stłyšachu, chwalachu woni teho Knjeza a dźachu k njemu: Bratře, ty widźiš, kak wjele tawzynt tych židow je, kotřiž su wěrjacy, a su wšitcy surownizy při zakonju. </text:p>
      <text:p text:style-name="P1">21. Woni su pak wo tebi słyšeli, zo wotwjedźeš wot Mójzasa wšitkich tych židow, kotřiž bjez póhanami su, a prajiš, zo bychu woni njewobrězali swoje dźěći, tež njekhodźili po wustajenjach teho zakonja. St. 19, 26. </text:p>
      <text:p text:style-name="P1">22. Što dha je? Zawěsće, ta zhromadźizna ma so zeńć; přetož woni budźa zhonić, zo sy přišoł. </text:p>
      <text:p text:style-name="P1">23. To teho dla čiń, štož my ći prajimy: My mamy štyrjoch muskich, kotřiž na sebi slub maju; 4 Mójz. 6, 9. 18. Jap. zk. 18, 18. </text:p>
      <text:p text:style-name="P1">24. Tych wzmi k sebi a wučizć so z nimi a čiń nakład za nich, zo bychu swoje hłowy wobtzihali a wšitcy póznali, zo na tym, štož wo tebi su słyšeli, ničo njeje, ale zo ty tež sam khodźiš a zakhowaš tón zakoń. </text:p>
      <text:p text:style-name="P1">25. Přetož tym wěrjazym z pohanow smy my pisali, zo smy wobzanknuli, zo bychu woni ničo teho njedźerželi, hač jeno, zo bychu so woni woztajili teho, štož pšiboham budźe woprowane, a teje krwě a zadušeneho a kurwaŕztwa. St. 15, 20. 29. </text:p>
      <text:p text:style-name="P1">26. Tuž wza Pawoł tych mužow k sebi, da so nazajtra z nimi wučisćić a dźěše do zyrkwje, da so wohladać, zo wón wudźerži te dny teho wučisćenja, hač był wopor daty za jeneho kóždeho wot nich. </text:p>
      <text:p text:style-name="P1">27. Jako so pak te sydom dny chcychu dopjelnić, pytnychu jeho ći Židźa z Azizkeje w cyrkwi, nanućichu cyły lud a kładźechu rucy na njeho, St. 24, 18. </text:p>
      <text:p text:style-name="P1">28. A wołachu: Wy mužojo Jzraelzzy, pomhajće! To je tón čłowjek, kotryž přećiwo temu ludu a zakonju a přećiwo temu městu wšitkich wšudźom wuči; tež je wón tych Grichizkich do zyrkwje nutř wjedł a to město njeswjate sčinił. St. 24, 5. 5 Mójz. 23, 3. </text:p>
      <text:p text:style-name="P1">29. Přetož woni běchu w měsće z nim Trophima, teho Ephezizkeho, </text:p>
      <text:p text:style-name="P2"><text:s/></text:p>
      <text:p text:style-name="P1">%----------------------------------- </text:p>
      <text:p text:style-name="P1">% https://digital.slub-dresden.de/data/kitodo/BibltojeZ_478590679/BibltojeZ_478590679_tif/jpegs/00001514.tif.large.jpg </text:p>
      <text:p text:style-name="P1">%----------------------------------------------------------- </text:p>
      <text:p text:style-name="P1"><text:s/>208 ćerpjenje we Jerusalemje. Japoštołzke (21. 22. zt.) Pawoł so zamolwja wuhladali; wot teho sebi myslachu, zo Pawoł jeho do zyrkwje je nutř wjedł. St. 20, 4. 2 Tim. 4, 20. </text:p>
      <text:p text:style-name="P1">30. A cyłe město bu změšane, a sta so zběženje teho luda, a zapšimnuchu Pawoła a ćehnjechu jeho z zyrkwje won; a na měsće buchu durje zanknjene. St. 26, 21. </text:p>
      <text:p text:style-name="P1">31. Jako pak za tym stejachu, zo bychu jeho morili, přińdźe powjezć k wyšemu hejtmanej teho wójska, zo to cyłe Jerusalem je změšane. </text:p>
      <text:p text:style-name="P1">32. Tón samy wza na měsće tych wojakow a hejtmanow k sebi a přiběža k nim. Jako pak woni teho hejtmana widźichu a tych wojakow, pšeztachu woni Pawoła bić. </text:p>
      <text:p text:style-name="P1">33. Tuž pšibliži so hejtman a wza jeho k sebi a přikaza jeho zwjazać z dwěmaj rjećazomaj a wopraša, štó wón je a što je činił? St. 20, 23. </text:p>
      <text:p text:style-name="P1">34. Jedyn pak wołaše tak a druhi hinak wot luda. Jako wón pak ničo wězteho njemóžeše zhonić teho hawtowanja dla, přikaza wón, zo bychu jeho wjedli do wojeŕzkeje chěže. </text:p>
      <text:p text:style-name="P1">35. Jako wón pak k zkhodej přińdźe, sta so, zo wón wot tych wojakow bu njeseny, mocy dla teho luda; </text:p>
      <text:p text:style-name="P1">36. Přetož wjele luda za nim dźěše, kiž wołaše: Preč z tym! </text:p>
      <text:p text:style-name="P1">37. Jako pak nětk Pawoł do wojeŕzkeje chěže bu wjedźeny, dźeše wón k hejtmanej: Ssměm ja ći što prajić? Tón pak dźeše: Móžeš grichizki? </text:p>
      <text:p text:style-name="P1">38. Njejsy ty tón Egiptowzki, kiž před tymi dnjemi sy změšk načinił a wuwjedł do pusćiny štyri tawzynt mordaŕzkich mužow? </text:p>
      <text:p text:style-name="P1">39. Pawoł pak dźeše: Ja sym židowski muž z Tarza, měšćan jeneho khwalobneho města Zilizizkeje zemje; ja prošu pak tebje, wotpušć mi, zo bych k temu ludu rěčał. </text:p>
      <text:p text:style-name="P1">40. Jako wón pak jemu wotpušći, stupi Pawoł na zkhód a kiwnu z ruku k ludu. A jako wulke mjelčenje bu, rěčeše wón k nim po hebrejskej rěči a dźeše: St. 12, 17. St. 13, 16. St. 19, 33. </text:p>
      <text:p text:style-name="P1">22. staw. Pawołowe zamolwjenje. </text:p>
      <text:p text:style-name="P1">1. Wy mužojo, lubi bratřa a wótcojo, posłuchajće na moje zamolwjenje, kotrež nětk chcu k wam činić. ' St. 7, 2. </text:p>
      <text:p text:style-name="P1">2. Jako pak woni słyšachu, zo wón po hebrejskej rěči k nim rěčeše, buchu woni bóle mjelčo. A wón dźeše: </text:p>
      <text:p text:style-name="P1">3. Ja sym židowski muž, rodźeny w Tarzu w Zilizizkej, horjećehnjeny pak w tutym měsće, k nohomaj Gamaliela, zpróznje rozwučeny we wótzowzkim zakonju; a běch surownik Boha dla, kaž wy wšitcy dźensniši dźeń sće; St. 5, 34. </text:p>
      <text:p text:style-name="P1">4. Kiž ja sym tón puć pšezćěhał hač k smjerći, sym zwjazał a podał do jastwa mužow a žony; St. 8, 3. St. 9, 2. St. 26, 9. </text:p>
      <text:p text:style-name="P1">5. Kaž mi tež tón wyši měšnik a wšitcy starši budźa swěd-čić, wot kotrychž ja tež lizty wzach k tym bratram, jako ja do Damazka ćehnjech, zo bych ja tych, kotřiž tam běchu, zwjazanych pšiwjedł do Jerusalema, zo bychu čwilowani byli. St. 9, 1. St. 26, 12. </text:p>
      <text:p text:style-name="P1">6. Sta so pak, jako ja tam ćehnjech a k Damazku so pšibližowach, pšipołdnju, wobswěći mje nahle wulka swětłosć z njebjes. St. 9, 3. 17. St. 26, 12. 1 Kor. 15, 8. </text:p>
      <text:p text:style-name="P1">7. Ja padźech na zemju a słyšach hłós ryčo ke mni: Saule, Saule, što mje pšezćěhaš? St. 9, 4. St. 26, 14. 15. </text:p>
      <text:p text:style-name="P1">8. Ja pak wotmolwich: Štó sy ty, Knježe? A wón dźeše ke mni: Ja sym Jezus Nacarenski, kotrehož ty pšezćěhaš. </text:p>
      <text:p text:style-name="P1">9. Ći pak, kotřiž zo mnu běchu, widźichu tu swětłosć derje a buchu nastróženi; tón hłós pak teho, kiž </text:p>
      <text:p text:style-name="P2"><text:s/></text:p>
      <text:p text:style-name="P1">%----------------------------------- </text:p>
      <text:p text:style-name="P1">% https://digital.slub-dresden.de/data/kitodo/BibltojeZ_478590679/BibltojeZ_478590679_tif/jpegs/00001515.tif.large.jpg </text:p>
      <text:p text:style-name="P1">%----------------------------------------------------------- </text:p>
      <text:p text:style-name="P1"><text:s/>před židami (St. 22.) skutki. a steji před radu. 209 zo mnu rěčeše, woni njesłyšachu. St. 9, 7. </text:p>
      <text:p text:style-name="P1">10. Jak pak dźach: Knježe, što mam ja činić? A tón Knjez dźeše ke mni: Postań a dźi do Damazka; tam budźe tebi prajene wšitko to, štož ty činić maš. St. 9, 6. </text:p>
      <text:p text:style-name="P1">11. Jako pak widźeć njemóžach před krasnosću teje sameje swětłozće, buch ja za ruku wjedźeny wot tych, kotřiž zo mnu běchu, a pšińdźech do Damazka. </text:p>
      <text:p text:style-name="P1">12. Ananias pak, jedyn bohabojazny muž po zakonju, kiž měješe dobre swědčenje wot wšitkich tam bydlazych Židow, </text:p>
      <text:p text:style-name="P1">13. Přińdźe ke mni, přistupi a dźeše ke mni: Saule, luby bratře, pohladaj horje. A ja w tej samej štundźe na njeho pohladach. </text:p>
      <text:p text:style-name="P1">14. Wón pak dźeše: Tón Bóh našich wótcow je će wuhotował, zo by ty póznał jeho wolu a wohladał teho praweho a tón hłós z jeho erta słyšał. </text:p>
      <text:p text:style-name="P1">15. Přetož ty budźeš jeho swědk k wšitkim čłowjekam teho, štož sy widźił a słyšał. St. 26, 16. </text:p>
      <text:p text:style-name="P1">16. A nětk, što so komdźiš? Stań a daj so křćić a zmyć wot swojich hrěchow a wołaj so k temu mjenu teho Knjeza. </text:p>
      <text:p text:style-name="P1">17. Sta so pak, jako ja so zaso wróćich do Jerusalema a so modlach w cyrkwi, zo buch zatorhnjeny, St. 9, 26 </text:p>
      <text:p text:style-name="P1">18. A wuhladach jeho, kotryž ke mni dźeše: Pokhwataj a wuńdź z molom z Jerusalema, dokelž woni njebudźa horjewzać twoje swědčenje wote mnje. </text:p>
      <text:p text:style-name="P1">19. A ja dźach: Knježe, woni sami wjedźa, zo ja jimach a khoztach w šulach tam a sem tych, kotřiž do tebje wěrjachu. St. 9, 2. St. 8, 3. </text:p>
      <text:p text:style-name="P1">20. A jako wulata bu ta krej Schćěpana, twojeho swědka, ja tež pódla ztejach a mějach spodobanje na jeho morjenju a khowach tych drastu, kotřiž jeho morjachu. St. 7, 58. St. 8, 1. </text:p>
      <text:p text:style-name="P1">21. A wón dźeše ke mni: Dźi; přetož ja chcu će daloko k tym póhanam pósłać. St. 9, 15. St. 13, 2. </text:p>
      <text:p text:style-name="P1">22. Woni pak na njeho posłuchachu hač do teho słowa a pozběžechu swój hłós a dźachu: Preč wot zemje z tajkim; přetož zdobne njeje, zo by wón žiwy był. </text:p>
      <text:p text:style-name="P1">23. A jako woni wołachu a drasty preč mjetachu a tón proch k njebjesam ćiskachu, </text:p>
      <text:p text:style-name="P1">24. Kazaše jeho tón hejtman do wojeŕzkeje chěže wjezć a přikaza, zo bychu jeho šwikali a so wobhonili, zo by zhonił, čoho dla woni tak na njeho wołachu. </text:p>
      <text:p text:style-name="P1">25. Jako pak jeho z rjemjenjemi pšiwjazachu, dźeše Pawoł k temu nižšemu hejtmanej, kotryž pódla steješe: Ssłuša so wam, romzkeho čłowjeka a njesudźeneho šwikać? St. 16, 37. </text:p>
      <text:p text:style-name="P1">26. Jako to tón nižši hejtman słyšeše, přińdźe a powědaše wón temu wyšemu hejtmanej a dźeše: Hladaj, što maš činić; přetož tón čłowjek je Romzki. </text:p>
      <text:p text:style-name="P1">27. Tuž přistupi tón wyši hejtman a dźeše k njemu: Praj mi, sy ty Romzki? Wón pak dźeše: Haj, ja sym. </text:p>
      <text:p text:style-name="P1">28. Tuž wotmołwi wyši hejtman: Ja sym to měšćanske prawo za wulki pjenjez dóstał. Pawoł pak dźeše: Ja sym tež tajki rodźeny. : </text:p>
      <text:p text:style-name="P1">29. Tuž na měsće wot njeho wotztupichu, kotřiž jeho chcychu woprašeć. A tež wyši hejtman so boješe, jako zrozumi, zo Romzki je a zo jeho běše zwjazał. </text:p>
      <text:p text:style-name="P1">30. Nazajtra pak chcyše wón so wěsće wobhonić wo to, čoho dla wobskorženy bě wot židow, a pušći jeho ze zwjazkow a přikaza, zo bychu ći wyši měšnicy a jich </text:p>
      <text:p text:style-name="P2"><text:s/></text:p>
      <text:p text:style-name="P1">%----------------------------------- </text:p>
      <text:p text:style-name="P1">% https://digital.slub-dresden.de/data/kitodo/BibltojeZ_478590679/BibltojeZ_478590679_tif/jpegs/00001516.tif.large.jpg </text:p>
      <text:p text:style-name="P1">%----------------------------------------------------------- </text:p>
      <text:p text:style-name="P1"><text:s/>210 Židow Japoštolzke (22. 23. zt.) złózć. cyła rada přišli; a pšiwjedźe Pawoła a postaji jeho před nich. </text:p>
      <text:p text:style-name="P1">23. staw. Pawoł na swoje zamolwjenje před Jeruzalemzkej radu bity, wot Knjeza troštowany a ze ztrachoty wumoženy. </text:p>
      <text:p text:style-name="P1">1. Pawoł pak pohlada na radu a dźeše: Wy mužojo, lubi bratřa, ja sym ze wšěm dobrym swědomnjom před Bohom khodźił, hač do teho dnja. </text:p>
      <text:p text:style-name="P1">2. Tón wyši měšnik pak, Ananias, přikaza tym, kotřiž při nim stejachu, zo bychu jeho na hubu dyrili. </text:p>
      <text:p text:style-name="P1">3. Tuž dźeše Pawoł k njemu: Bóh budźe tebje dyrić, ty bělena zćěna; a ty sedźiš a sudźiš mje po zakonju, a kažeš mje bić přećiwo zakonju? </text:p>
      <text:p text:style-name="P1">4. A ći, kiž při nim stejachu, dźachu: Sswariš ty wyšeho měšnika Božeho? </text:p>
      <text:p text:style-name="P1">5. A Pawoł dźeše: Ja njewjedźich, lubi bratřa, zo wón wyši měšnik je. Přetož pisane steji: Wyšeho twojeho luda njedyrbiš zlě kleć. 2 Mójz. 22, 28. 2 Pětr. 2, 10. Jud. št. 8. </text:p>
      <text:p text:style-name="P1">6. Pawoł pak pózna, zo jich někotři běchu Sadduzejzzy a druzy Farizejscy; tuž zawoła wón w radźe: Wy mužojo, lubi bratřa, ja sym Farizejski a syn Farizejskeho; ja budu sudźeny teje nadźije a teho horjeztaća dla tych morwych. St. 26, 5. </text:p>
      <text:p text:style-name="P1">7. Jako wón to rěčeše, sta so změšk tych Farizejskich a Sadduzejzkich, a ta zhromadźizna bu rosdźělena. </text:p>
      <text:p text:style-name="P1">8. Přetož Sadduzejzzy praja, zo žane horjestawanje njeje ani jandźel ani duch; Farizejscy pak póznaju, zo je woboje. Mat. 22, 23. </text:p>
      <text:p text:style-name="P1">9. Bě pak wulke wołanje. A pismawučeni z črjódy tych Farizejskich poztanychu, wojowachu a dźachu: Ničo złeho na tym čłowjeku njenamakamy; jeli pak duch abo jandźel z nim rěčał, dha my z Bohom wojować nimamy. St. 25, 25. </text:p>
      <text:p text:style-name="P1">10. Jako pak tón změšk wulki bu, boješe so tón wyši hejtman, zo bychu Pawoła rostorhali; a přikaza wojakam, zo bychu dele stupili a jeho wot nich preč torhnyli a do teje wojeŕzkeje chěže wjedli. </text:p>
      <text:p text:style-name="P1">11. A nazajtra w nocy steješe tón Knjez při nim a dźeše: Budź dobreje mysle, Pawołe; přetož kaž ty wote mnje we Jerusalemje swědčił sy, tak maš tež w Romje swědčić. </text:p>
      <text:p text:style-name="P1">12. Jako pak dźeń bu, zeńdźechu so někotři tych židow hromadu a zwjazachu so z pšisahu a dźachu, zo ani jěsć ani pić nochzedźa, hač su Pawoła skóncowali. </text:p>
      <text:p text:style-name="P1">13. Jich pak běše wjazy, dyžli štyrcyći, kotřiž tajke zjednanje běchu hromadźe sčinili. </text:p>
      <text:p text:style-name="P1">14. Ći přistupichu k tym wyšim měšnikam a k staršim a dźachu: My smy so z pšisahu hromadźe zpšisahali, zo ničo woptać nochzemy, hač bychmy Pawoła skóncowali. </text:p>
      <text:p text:style-name="P1">15. Dha dajće wy nětko k wědźenju temu wyšemu hejtmanej a tej radźe, zo by jeho jutzje k wam pšiwjedł, jako chcyli ći hišće lěpje so wobhonić wo jeho wěcy; my pak smy hotowi, prjedy dyźli wón před was přińdźe, jeho morić. </text:p>
      <text:p text:style-name="P1">16. Jako pak Pawoła sotziny syn słyšeše to złe łakanje, přistupi wón a zańdźe do teje wojeŕzkeje chěže a připowědaše to Pawołej. </text:p>
      <text:p text:style-name="P1">17. Tuž zawoła Pawoł k sebi jeneho wot tych nižšich hejtmanow a dźeše: Tuteho młodźenza wjedź k temu wyšemu hejtmanej; přetož wón ma jemu něšto powjedźić. </text:p>
      <text:p text:style-name="P1">18. Tón teho dla wza jeho k sebi a wjedźeše jeho k temu wyšemu hejtmanej a dźeše: Tón zwja</text:p>
      <text:p text:style-name="P2"><text:s/></text:p>
      <text:p text:style-name="P1">%----------------------------------- </text:p>
      <text:p text:style-name="P1">% https://digital.slub-dresden.de/data/kitodo/BibltojeZ_478590679/BibltojeZ_478590679_tif/jpegs/00001517.tif.large.jpg </text:p>
      <text:p text:style-name="P1">%----------------------------------------------------------- </text:p>
      <text:p text:style-name="P1"><text:s/>Pawoł ze ztrachoty (St. 23. 24.) zkutti. wumoženy; 211 zany Pawoł zawoła mje k sebi a prošeše mje, zo bych tuteho młodźenza k tebi pšiwjedł, kotryž tebi něšto prajić ma. </text:p>
      <text:p text:style-name="P1">19. Tuž wza jeho wyši hejtman za ruku, wotztupi na stronu a wopraša jeho: Što je, štož mi prajić maš? ž </text:p>
      <text:p text:style-name="P1">20. Wón pak dźeše: Ći židźi su so zjednali, zo bychu će prosyli, zo by jutzje dał Pawoła před radu přiwjesć, jako chcyli so pola njeho hišće lěpje wobhonić. </text:p>
      <text:p text:style-name="P1">21. Ty pak so njedaj wot nich naryčeć; přetož wjazy dyžli štyrcyći mužow wot nich na njeho łakaju, kotřiž su so hromadźe zpšisahali ani jěsć ani pić, hač bychu Pawoła skóncowali; a nětk su hotowi a čakaju na twoje dobre wotmołwjenje. </text:p>
      <text:p text:style-name="P1">22. Na to pak pušći wyši hejtman teho młodźenza a přikaza jemu, zo by nikomu njeprajił, zo jemu to je zjewił. </text:p>
      <text:p text:style-name="P1">23. A zawoła k sebi dweju wot tych nižšich hejtmanow a dźeše: Přihotujće dwě sćě wojakow, zo bychu šli hač do žezarije, a sydom dźesać jězdnych a dwě sćě tzělzow, na tzeću nóznu štundu; 24 A přihotujće zkoćata, zo bychu Pawoła na nje sadźili a stroweho přiwjedli k Felirej, temu bohotej. </text:p>
      <text:p text:style-name="P1">25. A napisa tež list, tón so tak měješe: </text:p>
      <text:p text:style-name="P1">26. Klaudius Lizias temu drohemu bohotej Felixej, wjele strowja a zboža. 1 </text:p>
      <text:p text:style-name="P1">27. Tuteho muža běchu židźi jeli a chcychu jeho morjeneho měć. A ja pšińdźech z wojakami k temu a jeho wutoržech jim a zhonich, zo je Romzki. St. 21, 33. St. 22, 25. </text:p>
      <text:p text:style-name="P1">28. Jako ja pak chzych tu winu wjedźić, kotrejež dla na njeho zkorža, wjedźech jeho před jich radu. St. 22, 30. </text:p>
      <text:p text:style-name="P1">29. Tuž zhonich ja, zo wón je N. 1. wobskorženy wo to woprašowanje jich zakonja, a zo nima žaneje winy, kotrejež dla by smjerće abo zwjazanja hódny był. </text:p>
      <text:p text:style-name="P1">30. Mi pak běše powjedźene, zo někotři tych židow na teho muža chcedźa łakać; tuž na měsće pósłach jeho k tebi a dach tež tym zkóržbnikam prajić, zo bychu před tobu, štož na njeho bychu měli, ryčeli. Měj so derje! St. 24, 8. </text:p>
      <text:p text:style-name="P1">31. Ći wojacy teho dla, jako jim běše přikazane, wzachu Pawoła a wjedźechu jeho w nocy do Antipatridy. </text:p>
      <text:p text:style-name="P1">32. Nazajtra pak dachu tych jězdnych z nim ćahnyć a wróćichu so zaso do teje wojeŕzkeje chěže. </text:p>
      <text:p text:style-name="P1">33. Jako pak ći sami do žezarije přińdźechu, podachu tón list temu bohotej a stajichu teho Pawoła před njeho. </text:p>
      <text:p text:style-name="P1">34. Jako pak bohot tón list běše pšelazował a so woprašał, z kotreho kraja wón je? a zhonił, zo z Zilizizkeje je, </text:p>
      <text:p text:style-name="P1">35. Dźeše wón: Ja chcu će pšesłyšeć, hdyž twoji zkóržbnizy tež tudy budźa. A přikaza jeho twjerdźe dźeržeć we Herodašowym domje. </text:p>
      <text:p text:style-name="P1">24. staw. Pawoł před bohotom Felixom wot židow wobskorženy. </text:p>
      <text:p text:style-name="P1">1. Po pjećich dnjach pak ćehnješe dele wyši měšnik Ananias z tymi staršimi a z jenym ryčnikom Tertullusom; ći přistupichu k bohotej přećiwo Pawołej. </text:p>
      <text:p text:style-name="P1">2. Jako wón pak zawołany bě, poča Tertullus zkoržić a praješe: </text:p>
      <text:p text:style-name="P1">3. So my we wulkim pokoju smy pod tobu a wjele dobreho tutemu ludu so stanje přez twoje wobztaranje, wulkimózny Felixo, to my póznajemy stajnje a wšudźom z wulkim dźakom. St. 23, 26. </text:p>
      <text:p text:style-name="P1">4. So bych ja će pak dołho njekomdźił, prošu ja, ty by chcył nas zkrótkim słyšeć po swojej miłozći. 14 (5) </text:p>
      <text:p text:style-name="P2"><text:s/></text:p>
      <text:p text:style-name="P1">%----------------------------------- </text:p>
      <text:p text:style-name="P1">% https://digital.slub-dresden.de/data/kitodo/BibltojeZ_478590679/BibltojeZ_478590679_tif/jpegs/00001518.tif.large.jpg </text:p>
      <text:p text:style-name="P1">%----------------------------------------------------------- </text:p>
      <text:p text:style-name="P1"><text:s/>212 před Felixom Japoštolzke (24.zt.) prěduje. </text:p>
      <text:p text:style-name="P1">5. Přetož my smy tuteho muža namakali škódneho a kiž změšk čini wšitkim židam po cyłej zemi, a je najwosebniši teje Nazarenzkeje zekty; 1 Kral. 18, 17. </text:p>
      <text:p text:style-name="P1">6. Kiž tež spytał je, zo by wón tu cyrkej njeswjatu sčinił, kotrehož my tež smy jimali a chzychmy jeho sudźić po našim zakonju. </text:p>
      <text:p text:style-name="P1">7. Lizias, wyši hejtman, pak přińdźe a wza jeho z wulkej mozu z našich rukow, </text:p>
      <text:p text:style-name="P1">8. Přikaza tež jeho zkóržbnikam, zo bychu k tebi přišli; wot kotrehož ty móžeš, jeli zo so sam chceš wobhonić, to wšitko zhonić, čoho dla my na njeho zkoržimy. St. 23, 30. </text:p>
      <text:p text:style-name="P1">9. A k temu tež ryčachu ći židźi a prajachu, zo so tak ma. Tekst na 21. njedźelu po swj. Trojicy. III. </text:p>
      <text:p text:style-name="P1">10. [Pawoł pak wotmołwi, jako jemu tón bohot kiwaše, zo by rěčał: Dokelž wot wjele lět hew sy sudnik był tutemu ludu, dha chcu ja najkhroblišo to, štož mje nastupa, wupowjedać. </text:p>
      <text:p text:style-name="P1">11. Ty móžeš póznać, zo wjazy njeje dyžli dwanaće dnjow, jako ja sym přišoł do Jerusalema, zo bych so modlił. </text:p>
      <text:p text:style-name="P1">12. Tež njejsu mje namakali w cyrkwi, zo bych z někim rěčał abo změšk teho luda činił, ani w šulach ani po měsće. St. 25, 8. </text:p>
      <text:p text:style-name="P1">13. Ani tež njemóža woni to dowjezć, čohož dla nětk na mnje zkorža. </text:p>
      <text:p text:style-name="P1">14. Teho so pak ja před tobu wuznaju, zo ja po tym puću, kotryž woni zektu mjenuja, tak słužu temu Bohu mojich wótcow, zo wěrju wšitkemu, štož pisane je w zakonju a w tych profetach; </text:p>
      <text:p text:style-name="P1">15. A mam tu nadźiju k Bohu, na kotruž tež tući sami wočakuja, zo budźe so stać horjestawanje tych morwych, prawych a tež tych njeprawych. </text:p>
      <text:p text:style-name="P1">16. Wo to ja so pak prózuju, zo bych měł swědomnje bjez poroka před Bohom a před ludźimi wšudźom.z St. 23, 1. </text:p>
      <text:p text:style-name="P1">17. Ale po wjele lětach sym ja přišoł a sym smilnych darow přinjesł swojemu ludu a wopory. St. 11, 29. St. 21, 26. Gal. 2, 10. </text:p>
      <text:p text:style-name="P1">18. Při tym namakachu mje, zo ja so dach w cyrkwi čizćić bjez ropota a bjez hawtowanja, někotři Židźa z Azizkeje, St. 21, 27. </text:p>
      <text:p text:style-name="P1">19. Kotřiž dyrbjeli před tobu so postajić, zkoržić, jeli zo něšto ke mni maju. </text:p>
      <text:p text:style-name="P1">20. Abo njech tući sami wupowjedaju, hač što njeprawe su na mni namakali, dokelž ja hišće před radu steju, </text:p>
      <text:p text:style-name="P1">21. Chiba teho jeničkeho słowa dla, kotrež ja wołach stejacy bjez nimi: Teho horjestawanja tych morwych dla budu ja dźens wot was wobskorženy. St. 23, 6. St. 26, 6. St. 28, 20. </text:p>
      <text:p text:style-name="P1">22. Jako pak to Felix běše słyšał, wotłoži wón jich, derje wjedźiwši wo jich puću, a dźeše: Hdyž Lizias, tón hejtman, přińdźe, chcu ja so wo to waše wobhonić. St. 23, 26. </text:p>
      <text:p text:style-name="P1">23. Přikaza pak temu nižšemu hejtmanej, zo by Pawoła twjerdźe dźeržał, jemu pak pokoj dał a nikomu njewobarał wot tych swojich, zo by jemu słužił abo k njemu khodźił. Tekst na 22. njedźelu po swj. Trojicy. III. </text:p>
      <text:p text:style-name="P1">24. [Po někotrych dnjach pak přińdźe Felix ze swojej žonu Druzillu, kotraž židowzka běše, pósła po Pawoła a posłuchaše jeho wot teje wěry do Chrysta. </text:p>
      <text:p text:style-name="P1">25. Jako wón pak ryč činješe wot prawdosće a pózćiwozće a wot pšichodneho sudźenja, stróži so Felix a wotmołwi: Nětk móžeš woteńć; hdyž pak budu čas měć, chcu ja će kazać zaso zawołać. </text:p>
      <text:p text:style-name="P1">26. A při tym pak so wón nadźiješe, zo jemu wot Pawoła bu</text:p>
      <text:p text:style-name="P2"><text:s/></text:p>
      <text:p text:style-name="P1">%----------------------------------- </text:p>
      <text:p text:style-name="P1">% https://digital.slub-dresden.de/data/kitodo/BibltojeZ_478590679/BibltojeZ_478590679_tif/jpegs/00001519.tif.large.jpg </text:p>
      <text:p text:style-name="P1">%----------------------------------------------------------- </text:p>
      <text:p text:style-name="P1"><text:s/>Pawoł (St. 24 25.) zkutti. so před 213 dźa pjenjezy date, zo by jeho pušćił; teho dla wón jeho tež husto k sebi zawoła a rosryčowaše so z nim. </text:p>
      <text:p text:style-name="P1">27. Po dwěmaj lětomaj pak dozta Felix po sebi na swoje město Porziusa Fezta. Felix pak chcyše židam dobrotu wopokazać a wostaji Pawoła po sebi jateho.) St. 25, 14. </text:p>
      <text:p text:style-name="P1">25. staw. Pawoł powoła so před Feztusom na kejžora. </text:p>
      <text:p text:style-name="P1">1. Jako pak Feztus do kraja přińdźe, ćehnješe wón po třoch dnjach horje do Jeruzaleina z Zezarije. </text:p>
      <text:p text:style-name="P1">2. Tuž zjewichu so před nim tón wyši měšnik a ći wosebniši wot tych židow přećiwo Pawołej a prošachu jeho, St. 24, 1. </text:p>
      <text:p text:style-name="P1">3. A žadachu, zo by jim tu lubosć přećiwo njemu wopokazał a jeho dał do Jerusalema přiwjesć; přetož woni łakachu, zo bychu jeho na drozy skóncowali. </text:p>
      <text:p text:style-name="P1">4. Tuž wotmołwi Feztus: Wšak budźe Pawoł dźeržany w Zezarii; a zo wón tež sam w krótkim tam poćehnje. </text:p>
      <text:p text:style-name="P1">5. Kotřiž teho dla wot was móža, dźeše wón, njech sobu přińdu a njech na njeho zkorža, jeli zo někajka wina na tym mužu je. </text:p>
      <text:p text:style-name="P1">6. Jako pak pola nich wjazy nic hač dźesać dnjow pobu, ćehnješe wón do Zezarije. Nazajtra pak syže wón so na sudny stoł a kazaše Pawoła přiwjesć. </text:p>
      <text:p text:style-name="P1">7. A jako tón samy bu pšiwjedźeny, wobstupichu jeho ći Židźa, kotřiž běchu z Jerusalema přišli, a wjedźechu wulke a ćežke zkóržby přećiwo Pawołej, kotrež njemóžachu dowjezć; </text:p>
      <text:p text:style-name="P1">8. Dokelž wón so zamołwi a dźeše: Ja njejsym ničo ani přećiwo židowzkemu zakonju ani přećiwo cyrkwi ani přećiwo chěžorej zhrěšił. : </text:p>
      <text:p text:style-name="P1">9. Feztus pak chcyše Židam lubosć wopokazać, wotmołwi Pawołej a dźeše: Chceš horje do Jerusalema hić a tam teho dla sudźeny być přede mnu? St. 24, 27. </text:p>
      <text:p text:style-name="P1">10. Pawoł pak dźeše: Ja steju před khěžorzkim ztołom, tam mam so ja dać sudźić. Zžidam žaneje kšiwdy njejsym sčinił, kaž tež ty najlěpje wěš. </text:p>
      <text:p text:style-name="P1">11. Sym ja pak koho zkšiwdźił a něšto smjerće hódne sčinił, dha ja so njewobaram wumrjeć; jeli zo pak ničo njeje, čohož dla ći mje wobzkorža, dha mje nichtó jim njemóže podać; na kejžora ja so powołam. </text:p>
      <text:p text:style-name="P1">12. Tuž rosryča so Feztus z radu a wotmołwi: Na kejžora sy so ty powołał, k chěžorej póńdźeš. </text:p>
      <text:p text:style-name="P1">13. A po někotrych dnjach přińdźeštaj kral Agrippas a Bernize do Zezarije, zo byštaj Fezta powitałaj. </text:p>
      <text:p text:style-name="P1">14. Jako pak wonaj tam wjeleě dnjow pobyłaj běštaj, přinjese Feztus před krala to wot Pawoła a dźeše: Jedyn muž je wot Felixa jaty wostajeny, St. 24, 27. </text:p>
      <text:p text:style-name="P1">15. Kotrehož dla, jako we Jerusalemje běch, ći wyši měšnicy a starši tych Židow přede mnje su stupili a prošachu pře sud přećiwo njemu; Scht. 1. 2. </text:p>
      <text:p text:style-name="P1">16. Kotrymž ja wotmolwich: So w Romzkim to wašnje njeje, zo bychu jeneho čłowjeka dali skóncować, prjedy dyžli tón wobskorženy swojich zkóržbnikow prjedy so by měł a město dóstał, zo by so zamolwił na to, štož jemu winu dawaju. 5 Mójz. 17, 6. </text:p>
      <text:p text:style-name="P1">17. Jako teho dla woni so sem zeńdźechu, nječinjach ja žaneho wotłoženja, synuch so tón druhi dźeń na sudny stoł a kazach teho muža přiwjesć, </text:p>
      <text:p text:style-name="P1">18. Přećiwo kotremuž ći zkóržbnizy, kiž pódla stejachu, žanu winu na njeho njepšinjesechu, kotrejež so ja nadźijach. 14* </text:p>
      <text:p text:style-name="P2"><text:s/></text:p>
      <text:p text:style-name="P1">%----------------------------------- </text:p>
      <text:p text:style-name="P1">% https://digital.slub-dresden.de/data/kitodo/BibltojeZ_478590679/BibltojeZ_478590679_tif/jpegs/00001520.tif.large.jpg </text:p>
      <text:p text:style-name="P1">%----------------------------------------------------------- </text:p>
      <text:p text:style-name="P1"><text:s/>214 Feztusom Japoštolzke (25. 26. zt.) a kralom </text:p>
      <text:p text:style-name="P1">19. Woni pak někotre woprašenja mějachu přećiwo njemu wot swojeho pšibójztwa a wot jeneho morweho Jezusa, wot kotrehož Pawoł praješe, zo je žiwy. Luk. 24, 23. </text:p>
      <text:p text:style-name="P1">20. Jako pak ja so na to prašenje njewuztejach, dźach ja, hač wón by chcył hić do Jerusalema a tam wo to być sudźeny? </text:p>
      <text:p text:style-name="P1">21. Jako pak Pawoł so powoła, zo by schowany był k sudu teho kejžora, pšikazach jeho zdźeržeć, hač bych jeho chěžorej pósłał. </text:p>
      <text:p text:style-name="P1">22. Agrippas pak dźeše k Feztej: Ja sam tež chcył teho čłowjeka rad słyšeć. Wón pak dźeše: Jutzje budźeš jeho słyšeć. </text:p>
      <text:p text:style-name="P1">23. Nazajtra teho dla přińdźeštaj Agrippas a Bernize z wulkim wuhotowanjom a zańdźeštaj do sudneje chěže z hejtmanami a z wosebnymi mužemi teho města; a jako Feztus přikaza, bu Pawoł pšiwjedźeny. </text:p>
      <text:p text:style-name="P1">24. A Feztus dźeše: Kralo Agrippa a wšitcy wy mucy, kiž wy tudy z nami sće, tu widźiće wy teho, kotrehož dla mje tón cyły židowski lud je prosył we Jerusalemje a tudy, a wołachu, zo so njezaleži, zo by tón dlěje žiwy był. St. 22, 22. </text:p>
      <text:p text:style-name="P1">25. A jako ja zrozymich, zo wón ničo njeje činił, zo by smjerće hódne było, a wón so sam na kejžora běše powołał; wobzanknych ja, zo by był pósłany, St. 23, 9. </text:p>
      <text:p text:style-name="P1">26. Wot kotrehož ja ničo wězteho nimam, zo bych temu knjezej pisał. Teho dla sym kazał, zo by wón před was pšiwjedźeny był, najwjacy pak před tebje, kralo Agrippa, zo bych po tym wobhonjenju něšto měł pisać. </text:p>
      <text:p text:style-name="P1">27. Přetož mi so zda njerozomna wěc być, jateho pósłać a žaneje winy přećiwo njemu njezjewić. </text:p>
      <text:p text:style-name="P1">26. staw. Pawoł dozta na swoje zamolwjenje wot Agrippy swědčenje njewinozće. </text:p>
      <text:p text:style-name="P1">1. Agrippas pak dźeše k Pawołej: Tebi je wotpušćene, zo móžeš sam za so rěčeć. Tuž zamołwi so Pawoł, wupšeztrěwši ruku: </text:p>
      <text:p text:style-name="P1">2. Mi je jara lubo, luby kralo Agrippa, zo ja dźens před tobu so zamołwić móžu na to wšitko, čohož mi Židźa winu dawaju; </text:p>
      <text:p text:style-name="P1">3. Najbóle, zo tebi su wědomne wšitke wašnja a prašenja tych Židow. Teho dla prošu će, zo by zćeŕpliwje na mnje posłuchał. </text:p>
      <text:p text:style-name="P1">4. Wšak wot mojeho žiwjenja wot młodosće hew, jako je było wot spočatka bjez mojim ludom we Jerusalemje, wjedźa wšitcy żidźi, </text:p>
      <text:p text:style-name="P1">5. Kotřiž mje dawno su znali (jeli zo chcyli swědčić), zo po tej najwótrišej zekće našeje Božeje słužby sym Farizejski. St. 23, 6. Phil. 3, 5. </text:p>
      <text:p text:style-name="P1">6. Nětk pak ja steju wobskorženy wo tu nadźiju teho sluba, kotryž so stał je k wótcam wot Boha, St. 13, 32. St. 28, 20. 1 Mójz. ž, 15. </text:p>
      <text:p text:style-name="P1">7. Kotremuž so nadźija te dwanaće narody tych našich přińć, přez Božu słužbu wodnjo a w nocy stajnje. Teje nadźije dla, mój kralo Agrippa, na mnje zkorža ći Židźa. St. 24, 15. </text:p>
      <text:p text:style-name="P1">8. Što budźe to pola was za njewěrne sudźene, zo Bóh morwych zbudźi? </text:p>
      <text:p text:style-name="P1">9. Mi je so woprawdźe samemu zdało, zo přećiwo mjenu Jezusa Nacarenskeho mam wjele napřećiwo činić. St. 8, 3. St. 9, 1. St. 22, 4. </text:p>
      <text:p text:style-name="P1">10. Jako ja tež sym činił we Jerusalemje, hdźež ja wjele swjatych sym do kłódy zanknuł, na kotrychž móc doztach wot wyšich měšnikow; a hdyž woni zkónzowani buchu, sym ja to prawo pomhał wurjez. </text:p>
      <text:p text:style-name="P1">11. A po wšitkich šulach ja jich </text:p>
      <text:p text:style-name="P2"><text:s/></text:p>
      <text:p text:style-name="P1">%----------------------------------- </text:p>
      <text:p text:style-name="P1">% https://digital.slub-dresden.de/data/kitodo/BibltojeZ_478590679/BibltojeZ_478590679_tif/jpegs/00001521.tif.large.jpg </text:p>
      <text:p text:style-name="P1">%----------------------------------------------------------- </text:p>
      <text:p text:style-name="P1"><text:s/>Agrippu (St. 26.) skutki. zamolwja. 215 husto čwilowach a nućach, zo bychu jich hanili, a běch jara njemdry na nich, pšezćěhach jich tež hač do cuzych městow. </text:p>
      <text:p text:style-name="P1">12. W tym, jako ja tež do Damazka dźěch, z mozu a z poručenjom wot tych wyšich měšnikow, St. 9, 2. </text:p>
      <text:p text:style-name="P1">13. Pšipołdnju, mój kralo, widźich ja na puću, zo swětłosć z njebjes, jasniša, dyžli teho słónza jasnosć, mje a tych, kotřiž zo mnu dźěchu, wobswěći. </text:p>
      <text:p text:style-name="P1">14. A hdyž my wšitcy na zemju padźechmy, słyšach ja hłós, kotryž ke mni rěčeše po Hebrejzku: Saule, Saule, što mje pšezćěhaš? Cźežko ći budźe, přećiwo wótremu kopać. </text:p>
      <text:p text:style-name="P1">15. Ja pak dźach: Štó sy ty, Knježe? Wón pak dźeše: Ja sym Jezus, kotrehož ty pšezćěhaš; </text:p>
      <text:p text:style-name="P1">16. Ale postań a stup na swojej nocy; přetož teho dla sym ja so tebi zjewił, zo bych će postajił za słužomnika a za swědka teho, štož ty sy widźił a štož tebi hišće budu zjewić. St. 22, 15. </text:p>
      <text:p text:style-name="P1">17. A chcu će wumóž wot teho luda a wot pohanow, k kotrymž ja će nětk pósćelu, </text:p>
      <text:p text:style-name="P1">18. K wotewrjenju jich woči, zo bychu so wobroćili wot ćěmnozćekswětłu a wot teje mocy teho satana k Bohu, zo bychu woni doztali wodaće tych hrěchow a to herbstwo bjez woswjećenymi přez tu wěru do mnje. Jez. 35, 5. Eph. 1, 18. Jap. zk. 20, 32. </text:p>
      <text:p text:style-name="P1">19. Teho dla, kralo Agrippa, njeběch ja njeposłušny temu njebjezkemu widźenju; Gal. 1, 16. </text:p>
      <text:p text:style-name="P1">20. Ale pšipowjedach najprjedy tym w Damazku a we Jerusalemje a po wšěm kraju teje židowskeje, tež póhanam, zo bychu pokutu činili a so wobroćili k Bohu, tež činili dostojne skutki teje pokuty. St. 9, 20. </text:p>
      <text:p text:style-name="P1">21. Teho dla su mje ći żidźi w cyrkwi jimali a pytali mje morić. St. 21, 30. </text:p>
      <text:p text:style-name="P1">22. Ale z Božej pomozu steju ja hišće hač do tuteho dnja a swědču małemu a wulkemu; njeryču tež ničo, chiba štož ći profetojo <text:s/>su ryčeli, zo so stać dyrbješe, a Mójzas: Luk. 24, 44 x. </text:p>
      <text:p text:style-name="P1">23. So Chrystus je dyrbjał ćerpić a tón prěńši być z teho horjestawanja tych morwych a připowědać to swětło temu ludu a tym póhanam. 1 Kor. 15, 20. Kol. 1, 18. Zjew. 1, 5. Tekst na 23. njedźelu po swj. Trojicy. III. </text:p>
      <text:p text:style-name="P1">24. [Jako pak wón so z tym zamołwi, dźeše Feztus z wulkim hłosom: Błazniš so, Pawołe; twoje wulke nawuknjenje přinjese će k błaznozći. </text:p>
      <text:p text:style-name="P1">25. Wón pak dźeše: Mój drohi Feztuso, ja so njebłaznju; ale ja rěču prawe a mudre słowa. </text:p>
      <text:p text:style-name="P1">26. Přetož tón kral wo tym wšitkim jara derje wě, k kotremuž ja tež khroble rěču. Přetož ja mam za to, zo ničo tuteho jemu njeje potajne; přetož to w kuće so stało njeje. Jan. 18, 20. </text:p>
      <text:p text:style-name="P1">27. Wěriš, kralo Agrippa, tym profetam? Ja wěm, zo wěriš. </text:p>
      <text:p text:style-name="P1">28. Agrippas pak dźeše k Pawołej: Mało je trjeba, dha by mje naryčał, zo bych kšezćijan był. </text:p>
      <text:p text:style-name="P1">29. Pawoł pak dźeše: Ja žadam wot Boha, njech je mało abo wjele trjeba, zo by nic jeno ty, ale tež wšitcy, kotřiž mje dźens słyša, tajcy byli, jako ja sym; wuměnjene pak su tute zwjazki. </text:p>
      <text:p text:style-name="P1">30. Jako wón to běše prajił, poztaže tón kral a bohot a Bernize a kotřiž z nimi sedźichu, </text:p>
      <text:p text:style-name="P1">31. A wotztupiwši na stronu rěčeše jedyn k druhemu a dźachu, zo tutón čłowjek ničo njeje činił, zo by smjerće abo tych zwjazkow hódne było. </text:p>
      <text:p text:style-name="P2"><text:s/></text:p>
      <text:p text:style-name="P1">%----------------------------------- </text:p>
      <text:p text:style-name="P1">% https://digital.slub-dresden.de/data/kitodo/BibltojeZ_478590679/BibltojeZ_478590679_tif/jpegs/00001522.tif.large.jpg </text:p>
      <text:p text:style-name="P1">%----------------------------------------------------------- </text:p>
      <text:p text:style-name="P1"><text:s/>216 Pawoł Japoštolzke (26. 27. zt.) na morju. </text:p>
      <text:p text:style-name="P1">82. Agrippas pak k Feztej rjeknu: Tutón čłowjek budźiše mohł pušćeny być, hdyž by so na kejžora njepowołał.) </text:p>
      <text:p text:style-name="P1">27. staw. Pawołowe trašne a dźiwne wjezenje na łódźi. </text:p>
      <text:p text:style-name="P1">1. Jako pak wobzanknjene běše, zo bychmy so přewjezli do Walzkeje, podachu woni Pawoła a někotrych druhich jatych temu nižšemu hejtmanej, z mjenom Juliusej, z khěžorzkeho wójska. St. 25, 12. </text:p>
      <text:p text:style-name="P1">2. Jako pak my do Adramitizkeje łódźe ztupichmy, zo bychmy so po Azizkich stronach přewjezli, pušćichmy so na morjo; a běše z nami Ariztarchus Mazedonzki z Thesaloniki. St. 19, 29. </text:p>
      <text:p text:style-name="P1">3. A pšińdźechmy na druhi dźeń do Sidona. A Julius so přećiwo Pawołej dobroćiwje zadźerža; wotpušći jemu k přećelam hić, zo by wobztarany był. St. 24, 23. St. 28, 16. 4.. A wotsal so pušćichmy a wjezechmy so nimo Zžiprusa, teho dla, zo nam wětry běchu pšećiwne. </text:p>
      <text:p text:style-name="P1">5. A pšewjezechmy so přez morjo, kotrež je pola Zžilizizkeje a Pamphilizkeje, a pšińdźechmy do Mira, města Lizizkeho. </text:p>
      <text:p text:style-name="P1">6. A tam namaka tón nižši hejtman Alexandrizku łódź, kotraž so wjezeše do Walzkeje, a sadźi nas do njeje. </text:p>
      <text:p text:style-name="P1">7. A jako někotre dny njezpěšnje so wjezechmy a lědom přećiwo Knidusu pšińdźechmy z(přetož wětr so nam pšećiwješe), wjezechmy my so přećiwo Kretu nimo města Salmona. </text:p>
      <text:p text:style-name="P1">8. A lědom nimo teho sameho ćehnjechmy, tuž pšińdźechmy na někajke město, kotremuž rěkachu dobry brjoh, při kotrymž běše blisko město Lazea. </text:p>
      <text:p text:style-name="P1">9. A jako so wjele časa běše minuło a nětko to wjezenje na łódźi trašne běše, přetož tež tón póztny čas nimo běše, napomina jich Pawoł, 2 Kor. 11, 25. 26. </text:p>
      <text:p text:style-name="P1">10. A praješe k nim: Wy mužojo, ja widźu, zo to wjezenje na łódźi z křiwdu a z wulkej škodu so stać budźe, nic jeno temu nakładu a tej łódźi, ale tež našemu žiwjenju. </text:p>
      <text:p text:style-name="P1">11. Tón nižši hejtman pak wjazy wěrješe temu knjezej teje łódźe a temu łódźnikej, hač temu, štož Pawoł praješe. </text:p>
      <text:p text:style-name="P1">12. A jako tón brjoh so njehodźeše, hdźež bychu pobyli přez zymu, radźeše jich wjele, zo bychu so wot tudy preč pušćili, hač móhli tak dosahnuć do Phenizizkeje, zo bychu tam přez zymu wostali, při Kretizkim brjozy, srjedźa wětra wot poł połdnja a wot poł wječora. </text:p>
      <text:p text:style-name="P1">13. A jako tón wětr wot połdnja duješe a za to mějachu, zo jim tak póńdźe, kaž sebi běchu zamyslili, pušćichu woni so wot brjoha a wjezechu so blisko při Kreće. </text:p>
      <text:p text:style-name="P1">14. Nic dołho potom pak zběže so napřećiwo njej sylny wětr, kotremuž rěkaju Euroklidon abo wětr wot poł ranja a wot połnocy. </text:p>
      <text:p text:style-name="P1">15. A jako ta łódź běše zapši-. mnjena a njezamóžeše so přećiwo wětru stajić, pušćichmy my ju po wětzje, a tak so wjezechmy. </text:p>
      <text:p text:style-name="P1">16. My pak pšińdźechmy k někajkej małej inzuli (kupje), kotrejž rěkachu Klauda; tam móžachmy lědom łódźičku zapšijeć. </text:p>
      <text:p text:style-name="P1">17. Tu wzachmy my a wšelkeje pomozy pytawši podpasachmy łódźičku k łódźi; přetož my so bojachmy, zo by na pězk panuła, pušćichmy zegel (płachtu) dele, a buchmy tak wjezeni. Scht. 40. </text:p>
      <text:p text:style-name="P1">18. Jako pak před wulke njewjedro tam a sem mjetani běchmy, wumjetachmy my druhi dźeń tón nakład. </text:p>
      <text:p text:style-name="P1">19. Na třeći dźeń pak wućis</text:p>
      <text:p text:style-name="P2"><text:s/></text:p>
      <text:p text:style-name="P1">%----------------------------------- </text:p>
      <text:p text:style-name="P1">% https://digital.slub-dresden.de/data/kitodo/BibltojeZ_478590679/BibltojeZ_478590679_tif/jpegs/00001523.tif.large.jpg </text:p>
      <text:p text:style-name="P1">%----------------------------------------------------------- </text:p>
      <text:p text:style-name="P1"><text:s/>Njewjedro. (St. 27.) skutki. Lódź nychmy sami z našimaj rukomaj teje łódźe grat. </text:p>
      <text:p text:style-name="P1">20. A jako ani słónco ani hwězdy přez wjele dnjow so njepokazachu a nic małe njewjedro nam naztaže, bě nam naposledku wšitka nadźija wšudźom preč wzata, zo bychmy móhli być zdźerženi. </text:p>
      <text:p text:style-name="P1">21. A jako my tež za dołhi čas njeběchmy jědli, tuž stupi Pawoł srjedźa bjez nich a dźeše: Lubi mužojo, wy sće dyrbjeli mje posłuchać a wot Krety so preč njepušćić a nam tajku křiwdu a škodu njenačinić. </text:p>
      <text:p text:style-name="P1">22. Dha wšak ja was nětk napominam, zo byšće dobreje mysle byli; přetož wot was žana duša njebudźe kónc wzać, chiba jeno ta łódź. </text:p>
      <text:p text:style-name="P1">23. Přetož w tej nocy je při mni stał jandźel Boži (Chrystus), kotrehož ja sym a kotremuž ja słužu. 1 Mójz. 16, 7. </text:p>
      <text:p text:style-name="P1">24. Tón dźeše: Njebój so, Pawołe, před khěžorom maš stać; a hlaj, Bóh je će wobdarił ze wšitkimi, kotřiž z tobu so wjezu. St. 23, 11. </text:p>
      <text:p text:style-name="P1">25. Teho dla, lubi mužojo, budźće dobreje mysle; přetož ja wěrju Bohu, zo tak budźe, kaž mi je powjedźene. </text:p>
      <text:p text:style-name="P1">26. My so pak k někajkej inzuli přiwjesć mamy. St. 28, 1. </text:p>
      <text:p text:style-name="P1">27. Jako pak štyrnata nóc bě přišła a my po adriatizkim morju so wjezechmy, zezda so wokoło połnocy tym łódźnikam, zo so jim někajki kraj přibližuje. </text:p>
      <text:p text:style-name="P1">28. A pušćichu wołojnizu do wody a namakachu dwacyći sahow hłuboku; a trochu dale so wjezewši, pušćichu zaso wołojnizu a namakachu pjatnaće sahow. </text:p>
      <text:p text:style-name="P1">29. Bojachu so pak, zo snadnje wo zkałobne města móhli zawadźić, a ćisnychu zady z łódźe štyri kótwizy a prošachu, zo by dźeń był. </text:p>
      <text:p text:style-name="P1">30. Jako pak ći łódźnizy sebi myslachu z łódźe ćeknyć a čołmik do morja pušćichu a wudawachu, jako chcyli wot z prjódka teje łódźe te kótwizy dele pušćić, </text:p>
      <text:p text:style-name="P1">31. Dźeše Pawoł k nižšemu hejtmanej a k tym wojakam: Jeli zo ći we łódźi njewoztanu, dha wy při žiwjenju wostać njemóžeće. </text:p>
      <text:p text:style-name="P1">32. Tuž wotrubachu wojacy te štryki teje čołnizy a pušćichu ju, zo by wotpanuła. </text:p>
      <text:p text:style-name="P1">33. A jako nětk chcyše dźeń być, napominaše Pawoł wšitkich, zo bychu pojědli, a dźeše: Dźens je štyrnaty dźeń, zo wy čakaće a bjez jědźe sće byli a njejsće ničo k sebi brali. Scht. 27. </text:p>
      <text:p text:style-name="P1">34. Teho dla napominam ja was, zo byšće pojědli; to wšak budźe k wašej ztrowozći słužić. Přetož zawěsće žanemu wot was włós z hłowy njebudźe wupanuć. Mat. 10, 30. Luk. 21, 18. </text:p>
      <text:p text:style-name="P1">35. Jako pak to prajił běše, wza wón chlěb, dźakowaše so Bohu přede wšitkimi a łamaše a poča jěsć. 1 Sam. 9, 13. Jan. 6, 11. </text:p>
      <text:p text:style-name="P1">36. Tuž buchu wšitcy lěpšeje mysle a wzachu tež jědź k sebi. </text:p>
      <text:p text:style-name="P1">37. Nas pak wšitkich hromadźe we łódźi běše dwě sćě sydom dźesać a šěsć dušow. St. 2, 41. St. 7, 14. </text:p>
      <text:p text:style-name="P1">38. A jako z jědźu běchu nasyćeni, połožichu woni tu łódź a wućisnychu to žito do morja. </text:p>
      <text:p text:style-name="P1">39. Jako pak dźeń bě, njeznajachu woni tu zemju; někajki móŕzki brjoh pak wuhladachu, kiž ramjo měješe; do teho sameho chcychu woni tu łódź zahnać, hdy by móžno było. </text:p>
      <text:p text:style-name="P1">40. A wućahnuchu te kótwizy, pušćichu ju na morjo, rospušćichu tež te zwjazki teho prawidła a zhotowachu płachtu po wětzje, a tak so k brjohu ćehnjechu. </text:p>
      <text:p text:style-name="P1">41. My pak zapadźechmy do města, kotrež z wobeju stronow morjo měješe; tuž storči so łódź a tón prjódk wosta njehnuty stejo; posledk </text:p>
      <text:p text:style-name="P2"><text:s/></text:p>
      <text:p text:style-name="P1">%----------------------------------- </text:p>
      <text:p text:style-name="P1">% https://digital.slub-dresden.de/data/kitodo/BibltojeZ_478590679/BibltojeZ_478590679_tif/jpegs/00001524.tif.large.jpg </text:p>
      <text:p text:style-name="P1">%----------------------------------------------------------- </text:p>
      <text:p text:style-name="P1"><text:s/>218 so rosłama. Japoštolzke (27. 28. zt.) Pawoł pak so rosłama wot tych sylnych žołmow. Mat. 8, 24. 2 Kor. 11, 25. </text:p>
      <text:p text:style-name="P1">42. Tych wojakow rada pak běše, zo bychu tych jatych skóncowali, zo by žadyn njepšepłuwał a ćeknuł. </text:p>
      <text:p text:style-name="P1">43. Ale nižši hejtman chcyše Pawoła zdźeržeć a njepšida jim jich zamyslenje; přikaza pak tym, kiž płuwać móžachu, zo bychu so najprjedy do morja pušćili a na brjoh wušli. </text:p>
      <text:p text:style-name="P1">44. Tym druhim pak, zo bychu někotři na dezkach, někotři na kruchach wot teje łódźe wupłuwali. A tak sta so, zo wšitcy ztrowi na zemju přińdźechu. Scht. 24. 25. </text:p>
      <text:p text:style-name="P1">28. staw. Pawoła dźiw na kupje Melite. Pšichod a zamolwjenje w Romje. 1 A jako my ztrowi běchmy wustupili, póznachmy my, zo tej inzuli Melita rěkachu. Ći zuzy ludźo pak nam njewopokazachu mału lubosć; St. 27, 26. </text:p>
      <text:p text:style-name="P1">2. Přetož woni zapalichu hromadu drjewa a wzachu nas wšitkich horje dešća dla, kotryž nas běše nadpanuł, a tež zymy dla. 2 Kor. 11, 27. </text:p>
      <text:p text:style-name="P1">3. Jako pak tež Pawoł hromadu droba běše zebrał a na woheń połožił, wuzkoči ješćeŕ wot ćopłoty a suže so na jeho ruku. </text:p>
      <text:p text:style-name="P1">4. Jako ći ludźo widźichu, zo to zwěrjo na jeho rucy wisy, dźachu woni bjez sobu: Zawěrnje, tutón čłowjek je mordar, kotremuž to wjećenje Bože njeda žiwemu być, hač wón runje z morja je strowy wušoł. </text:p>
      <text:p text:style-name="P1">5. Ale wón wottšase to zwěrjo do wohenja a njebu jemu ničo. Mark. 16, 18. </text:p>
      <text:p text:style-name="P1">6. Woni pak wočakowachu, hač by wón zaćekał abo morwy dele panuł. Jako pak dołho wočakowachu a widźichu, zo so jemu ničo złeho njezta, dźiwachu woni so a dźachu, zo wón je bóh. </text:p>
      <text:p text:style-name="P1">7. Při tym samym měsće pak měješe teje inzule wyši, z mjenom Publius, swoje kubła; tón wza nas horje a hozpodowaše nas luboznje přez tři dny. </text:p>
      <text:p text:style-name="P1">8. Sta so pak, zo tón nan teho Publiusa na zymnu a na čeŕwjenu chory ležeše. K temu zańdźe Pawoł, modleše so a połoži rucy na njeho a wustrowi jeho. Mat. 8, 14. </text:p>
      <text:p text:style-name="P1">9. Jako so to běše stało, přistupichu tež druzy, kotřiž na tej inzuli chori běchu, a dachu so wuztrowić. </text:p>
      <text:p text:style-name="P1">10. Ći sami nam tež wulku česć wopokazachu, a jako preč ćehnjechmy, nakładźechu woni nam do łódźe, štož nam trjeba běše. </text:p>
      <text:p text:style-name="P1">11. Po třoch měsazach pak pušćichmy my so preč na jenej Alerandrizkej łódźi, kotraž přez zymu na tej inzuli běše była a měješe znamjo tych dwójnikow. </text:p>
      <text:p text:style-name="P1">12. Pšińdźechmy tak do Sirakuzy, hdźež my přez tři dny woztachmy. </text:p>
      <text:p text:style-name="P1">13. Wot tudy so dale wjezechmny a pšińdźechmy do Regije, a po jenym dnju, jako so wětr wot połdnja zběhnu, pšińdźechmy tón druhi dźeń do Puteolow. </text:p>
      <text:p text:style-name="P1">14. Tam namakachmy bratrow a buchmy wot nich prošeni, zo bychmy pola nich sydom dnjow wostali. A potom tak pšińdźechmy do Roma. </text:p>
      <text:p text:style-name="P1">15. A wot tudy, jako ći bratřa wot nas běchu słyšeli, přińdźechu woni nam napřećiwo hač k Appiusowemu městku a hač k třjom korčmam. Jako Pawoł tych wuhlada, dźakowaše wón so Bohu a měješe dobru nadźiju. Tekst na 24. njedźelu po swj. Trojicy. III. </text:p>
      <text:p text:style-name="P1">16. [Jako my pak do Roma pšińdźechmy, poda tón nižši hejtman tych jatych temu wyšemu hejtmanej. Ale Pawołej bu wotpušćene, zo móžeše wostać, hdźež </text:p>
      <text:p text:style-name="P2"><text:s/></text:p>
      <text:p text:style-name="P1">%----------------------------------- </text:p>
      <text:p text:style-name="P1">% https://digital.slub-dresden.de/data/kitodo/BibltojeZ_478590679/BibltojeZ_478590679_tif/jpegs/00001525.tif.large.jpg </text:p>
      <text:p text:style-name="P1">%----------------------------------------------------------- </text:p>
      <text:p text:style-name="P1"><text:s/>w Romje (St. 28.) skutki. prěduje Jezusa. 219 wón chcyše, z jenym wojakom, kotryž by jeho hladał. St. 28, 33. St. 24, 23. St. 27, 3. </text:p>
      <text:p text:style-name="P1">17. Sta so pak po třoch dnjach, zo Pawoł tych wosebnych tych Židow hromadu zawoła. Jako so pak ći běchu zešli, rjeknu wón k nim: Wy mužojo, lubi bratřa, ja ničo njejsym činił přećiwo našemu ludu ani přećiwo wótzowzkim wuztajenjam; a tola sym jaty z Jerusalema podaty do Romzkich rukow. St. 23, 1. </text:p>
      <text:p text:style-name="P1">18. Ći sami pšesłyšachu mje a chcychu mje pušćić, dokelž žana wina teje smjerće na mni njeběše k namakanju. : </text:p>
      <text:p text:style-name="P1">19. Jako pak ći židźi so temu pšećiwichu, buch ja nućeny, na kejžora so powołać, nic pak, jako bych ja něšto měł, mój lud wobskoržić. St. 25, 12. </text:p>
      <text:p text:style-name="P1">20. A dha teho dla sym ja was k sebi prosył, zo bych was wohladał a z wami rěčał; přetož nadźije JIzraelzkeje dla sym ja z tym rjećazom wobdaty. St. 23, 6. St. 24, 21. St. 26, 6. 7. </text:p>
      <text:p text:style-name="P1">21. Woni pak dźachu k njemu: My njejsmy ani pismo doztali ze Židowskeje twoje dla, ani tež žadyn tych bratrow njeje přišoł, kotryž by něšto złeho wot tebje powjedał abo rěčał. </text:p>
      <text:p text:style-name="P1">22. Dha wšak chcemy my wot tebje słyšeć, što ty mysliš. Přetož wšak wot tuteje zekty je nam wědomne, zo na wšěch stronach jej budźe přećiwo rěčane. St. 24, 14. Luk. 2, 34. </text:p>
      <text:p text:style-name="P1">23. A jako jemu dźeń běchu poztajili, přińdźe jich wjele k njemu do hospody, kotrymž wón wułoži a wobswědči to kralestwo Bože a prědowaše jim wot Jezusa ze zakonja Mójzasoweho a z tych profetow, wot ranja hač do wječora. St. 26, 22. </text:p>
      <text:p text:style-name="P1">24. A někotři wěrjachu temu, štož bu prajene; někotři pak njewěrjachu. St. 17, 4. </text:p>
      <text:p text:style-name="P1">25. Jako pak bjez sobu jedneje mysle njeběchu, woteńdźechu woni, jako Pawoł to jene słowo wuryča: Derje je wšak swjaty Duch prajił přez profeta Jezajasa k našim wótcam, 2 Pětr. 1, 21. </text:p>
      <text:p text:style-name="P1">26. A rěčał: Dźi k tutemu ludu a rjekń: S wušomaj budźeće słyšeć a njezrozymić; a z wočomaj budźeće widźeć a njepóznać. Jez. 6, 9. 10. Mat. 13, 14. Mark. 4, 12. Luk. 8, 10. Jan. 12, 40. Rom. 11, 8. </text:p>
      <text:p text:style-name="P1">27. Přetož tuteho luda wutroba je zasakła, a słyša ćežcy z wušomaj a drěmaju ze swojimaj wočomaj, tak zo bychu w swojim času njewidźeli z wočomaj a njesłyšeli z wušomaj a njezrozumili we wutrobje a so njewobroćili, zo bych ja jim pomhał. </text:p>
      <text:p text:style-name="P1">28. Tuž teho dla budź wam wědomne, zo to zbože je póhanam pósłane; a woni budźa jo słyšeć. St. 13, 38. 46. Pz. 18, 45. </text:p>
      <text:p text:style-name="P1">29. A hdyž wón to wurěčał běše, woteńdźechu ći židźi a mějachu wjele rosryčenja bjez sobu. </text:p>
      <text:p text:style-name="P1">30. Pawoł pak wosta přez cyłej dwě lěće w sam swojej hospodźe a bjerješe horje wšitkich, kotřiž k njemu nutř zańdźechu; </text:p>
      <text:p text:style-name="P1">31. Prědowaše to kralestwo Bože a wučeše wot teho Knjeza Jezom Chrysta ze wšej khrobłozću bjez zakazanja.) </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2-17T18:10:40.856565875</dc:date>
    <meta:editing-duration>PT1M9S</meta:editing-duration>
    <meta:editing-cycles>1</meta:editing-cycles>
    <meta:document-statistic meta:table-count="0" meta:image-count="0" meta:object-count="0" meta:page-count="50" meta:paragraph-count="1265" meta:word-count="26546" meta:character-count="155262" meta:non-whitespace-character-count="128624"/>
  </office:meta>
</office:document-meta>
</file>